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673in"/>
    </style:style>
    <style:style style:name="co3" style:family="table-column">
      <style:table-column-properties fo:break-before="auto" style:column-width="2.6091in"/>
    </style:style>
    <style:style style:name="co4" style:family="table-column">
      <style:table-column-properties fo:break-before="auto" style:column-width="1.5583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1.8047in"/>
    </style:style>
    <style:style style:name="co10" style:family="table-column">
      <style:table-column-properties fo:break-before="auto" style:column-width="1.8583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1.6654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1.322in"/>
    </style:style>
    <style:style style:name="co21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b4c7dc"/>
    </style:style>
    <style:style style:name="ce9" style:family="table-cell" style:parent-style-name="Default"/>
    <style:style style:name="ce1" style:family="table-cell" style:parent-style-name="Default"/>
    <style:style style:name="ce7" style:family="table-cell" style:parent-style-name="Default"/>
    <style:style style:name="ce13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afd095"/>
    </style:style>
    <style:style style:name="ce17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django-adword" table:style-name="ta1">
        <table:table-column table:style-name="co2" table:default-cell-style-name="ce1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number-columns-repeated="2" table:default-cell-style-name="Default"/>
        <table:table-column table:style-name="co18" table:default-cell-style-name="Default"/>
        <table:table-column table:style-name="co21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row table:style-name="ro1">
          <table:table-cell table:style-name="ce9" office:value-type="string" calcext:value-type="string">
            <text:p>Поисковые запросы</text:p>
          </table:table-cell>
          <table:table-cell table:style-name="ce13"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django (13)</text:p>
          </table:table-cell>
          <table:table-cell office:value-type="float" office:value="30263" calcext:value-type="float">
            <text:p>30263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</text:p>
          </table:table-cell>
          <table:table-cell office:value-type="string" calcext:value-type="string">
            <text:p>django (13)</text:p>
          </table:table-cell>
          <table:table-cell office:value-type="float" office:value="1854" calcext:value-type="float">
            <text:p>1854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 django</text:p>
          </table:table-cell>
          <table:table-cell office:value-type="string" calcext:value-type="string">
            <text:p>django (13)</text:p>
          </table:table-cell>
          <table:table-cell office:value-type="float" office:value="362" calcext:value-type="float">
            <text:p>362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реймворк django</text:p>
          </table:table-cell>
          <table:table-cell office:value-type="string" calcext:value-type="string">
            <text:p>django (13)</text:p>
          </table:table-cell>
          <table:table-cell office:value-type="float" office:value="151" calcext:value-type="float">
            <text:p>151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работает django</text:p>
          </table:table-cell>
          <table:table-cell office:value-type="string" calcext:value-type="string">
            <text:p>django (13)</text:p>
          </table:table-cell>
          <table:table-cell office:value-type="float" office:value="61" calcext:value-type="float">
            <text:p>61</text:p>
          </table:table-cell>
          <table:table-cell office:value-type="float" office:value="33467" calcext:value-type="float">
            <text:p>33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язык</text:p>
          </table:table-cell>
          <table:table-cell office:value-type="string" calcext:value-type="string">
            <text:p>django (13)</text:p>
          </table:table-cell>
          <table:table-cell office:value-type="float" office:value="47" calcext:value-type="float">
            <text:p>47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реймворк python django</text:p>
          </table:table-cell>
          <table:table-cell office:value-type="string" calcext:value-type="string">
            <text:p>django (13)</text:p>
          </table:table-cell>
          <table:table-cell office:value-type="float" office:value="38" calcext:value-type="float">
            <text:p>38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библиотека django python</text:p>
          </table:table-cell>
          <table:table-cell office:value-type="string" calcext:value-type="string">
            <text:p>django (13)</text:p>
          </table:table-cell>
          <table:table-cell office:value-type="float" office:value="24" calcext:value-type="float">
            <text:p>24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ramework python</text:p>
          </table:table-cell>
          <table:table-cell office:value-type="string" calcext:value-type="string">
            <text:p>django (13)</text:p>
          </table:table-cell>
          <table:table-cell office:value-type="float" office:value="21" calcext:value-type="float">
            <text:p>21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фреймворком django</text:p>
          </table:table-cell>
          <table:table-cell office:value-type="string" calcext:value-type="string">
            <text:p>django (13)</text:p>
          </table:table-cell>
          <table:table-cell office:value-type="float" office:value="21" calcext:value-type="float">
            <text:p>21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ru</text:p>
          </table:table-cell>
          <table:table-cell office:value-type="string" calcext:value-type="string">
            <text:p>django (13)</text:p>
          </table:table-cell>
          <table:table-cell office:value-type="float" office:value="10" calcext:value-type="float">
            <text:p>10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что значит django</text:p>
          </table:table-cell>
          <table:table-cell office:value-type="string" calcext:value-type="string">
            <text:p>django (13)</text:p>
          </table:table-cell>
          <table:table-cell office:value-type="float" office:value="9" calcext:value-type="float">
            <text:p>9</text:p>
          </table:table-cell>
          <table:table-cell office:value-type="float" office:value="33467" calcext:value-type="float">
            <text:p>33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7234/, https://skillbox.ru/media/code/django-dlya-novichkov-chto-eto-za-freymvork-i-zachem-ego-izuchat/, https://www.djangoproject.com/, https://practicum.yandex.ru/blog/framework-django/, https://developer.mozilla.org/ru/docs/Learn_web_development/Extensions/Server-side/Django/Introduction, https://thecode.media/django/, https://proglib.io/p/kurs-django-chast-1-django-chto-eto-obzor-i-ustanovka-freymvorka-struktura-proekta-2023-07-25, https://ru.wikipedia.org/wiki/Django, https://blog.skillfactory.ru/glossary/django/, https://metanit.com/python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</text:p>
          </table:table-cell>
          <table:table-cell office:value-type="string" calcext:value-type="string">
            <text:p>django проект (20)</text:p>
          </table:table-cell>
          <table:table-cell office:value-type="float" office:value="706" calcext:value-type="float">
            <text:p>706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ем</text:p>
          </table:table-cell>
          <table:table-cell office:value-type="string" calcext:value-type="string">
            <text:p>django проект (20)</text:p>
          </table:table-cell>
          <table:table-cell office:value-type="float" office:value="425" calcext:value-type="float">
            <text:p>425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358" calcext:value-type="float">
            <text:p>35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236" calcext:value-type="float">
            <text:p>236</text:p>
          </table:table-cell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214" calcext:value-type="float">
            <text:p>214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rt</text:p>
          </table:table-cell>
          <table:table-cell office:value-type="string" calcext:value-type="string">
            <text:p>django проект (20)</text:p>
          </table:table-cell>
          <table:table-cell office:value-type="float" office:value="137" calcext:value-type="float">
            <text:p>137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запустить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106" calcext:value-type="float">
            <text:p>106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оздать проект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100" calcext:value-type="float">
            <text:p>100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rt 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79" calcext:value-type="float">
            <text:p>79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rt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78" calcext:value-type="float">
            <text:p>7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запуск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77" calcext:value-type="float">
            <text:p>77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start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66" calcext:value-type="float">
            <text:p>66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проекта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65" calcext:value-type="float">
            <text:p>65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роект python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38" calcext:value-type="float">
            <text:p>3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овый проект</text:p>
          </table:table-cell>
          <table:table-cell office:value-type="string" calcext:value-type="string">
            <text:p>django проект (20)</text:p>
          </table:table-cell>
          <table:table-cell office:value-type="float" office:value="21" calcext:value-type="float">
            <text:p>21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настройка проекта django</text:p>
          </table:table-cell>
          <table:table-cell office:value-type="string" calcext:value-type="string">
            <text:p>django проект (20)</text:p>
          </table:table-cell>
          <table:table-cell office:value-type="float" office:value="12" calcext:value-type="float">
            <text:p>12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project</text:p>
          </table:table-cell>
          <table:table-cell office:value-type="string" calcext:value-type="string">
            <text:p>django проект (20)</text:p>
          </table:table-cell>
          <table:table-cell office:value-type="float" office:value="11" calcext:value-type="float">
            <text:p>11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ow to create</text:p>
          </table:table-cell>
          <table:table-cell office:value-type="string" calcext:value-type="string">
            <text:p>django проект (20)</text:p>
          </table:table-cell>
          <table:table-cell office:value-type="float" office:value="8" calcext:value-type="float">
            <text:p>8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ервый проект</text:p>
          </table:table-cell>
          <table:table-cell office:value-type="string" calcext:value-type="string">
            <text:p>django проект (20)</text:p>
          </table:table-cell>
          <table:table-cell office:value-type="float" office:value="4" calcext:value-type="float">
            <text:p>4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как запустить</text:p>
          </table:table-cell>
          <table:table-cell office:value-type="string" calcext:value-type="string">
            <text:p>django проект (20)</text:p>
          </table:table-cell>
          <table:table-cell office:value-type="float" office:value="3" calcext:value-type="float">
            <text:p>3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1.3.php, https://habr.com/ru/articles/749142/, https://skillbox.ru/media/code/pishem-prilozhenie-na-django-chast-1-ustanavlivaem-freymvork-nastraivaem-dvizhok-i-zapisi/, https://selectel.ru/blog/tutorials/create-projecton-django/, https://docs.djangoproject.com/en/5.2/intro/tutorial01/, https://www.geeksforgeeks.org/how-to-create-a-django-project/, https://django-docs.vercel.app/docs/creating-your-first-project, https://tutorial.djangogirls.org/ru/django_start_project/, https://javarush.com/quests/lectures/ru.javarush.python.django.lecture.level01.lecture05, https://www.w3schools.com/django/django_create_project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</text:p>
          </table:table-cell>
          <table:table-cell office:value-type="string" calcext:value-type="string">
            <text:p>django docker (9)</text:p>
          </table:table-cell>
          <table:table-cell office:value-type="float" office:value="1132" calcext:value-type="float">
            <text:p>1132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 compose</text:p>
          </table:table-cell>
          <table:table-cell office:value-type="string" calcext:value-type="string">
            <text:p>django docker (9)</text:p>
          </table:table-cell>
          <table:table-cell office:value-type="float" office:value="263" calcext:value-type="float">
            <text:p>26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 docker</text:p>
          </table:table-cell>
          <table:table-cell office:value-type="string" calcext:value-type="string">
            <text:p>django docker (9)</text:p>
          </table:table-cell>
          <table:table-cell office:value-type="float" office:value="41" calcext:value-type="float">
            <text:p>41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docker</text:p>
          </table:table-cell>
          <table:table-cell office:value-type="string" calcext:value-type="string">
            <text:p>django docker (9)</text:p>
          </table:table-cell>
          <table:table-cell office:value-type="float" office:value="21" calcext:value-type="float">
            <text:p>21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with django</text:p>
          </table:table-cell>
          <table:table-cell office:value-type="string" calcext:value-type="string">
            <text:p>django docker (9)</text:p>
          </table:table-cell>
          <table:table-cell office:value-type="float" office:value="21" calcext:value-type="float">
            <text:p>21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hub django</text:p>
          </table:table-cell>
          <table:table-cell office:value-type="string" calcext:value-type="string">
            <text:p>django docker (9)</text:p>
          </table:table-cell>
          <table:table-cell office:value-type="float" office:value="12" calcext:value-type="float">
            <text:p>12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n docker</text:p>
          </table:table-cell>
          <table:table-cell office:value-type="string" calcext:value-type="string">
            <text:p>django docker (9)</text:p>
          </table:table-cell>
          <table:table-cell office:value-type="float" office:value="7" calcext:value-type="float">
            <text:p>7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dockerize-django/, https://docs.docker.com/reference/samples/django/, https://www.docker.com/blog/how-to-dockerize-django-app/, https://testdriven.io/blog/dockerizing-django-with-postgres-gunicorn-and-nginx/, https://hub.docker.com/_/django, https://semaphoreci.com/community/tutorials/dockerizing-a-python-django-web-application, https://www.reddit.com/r/django/comments/u4yxlb/do_django_really_needs_docker/, https://medium.com/@akshatgadodia/dockerizing-a-django-and-mysql-application-a-step-by-step-guide-d4ba181d3de5, https://dev.to/thejessleigh/launching-a-django-webserver-in-docker-gg2, https://brainsteam.co.uk/2023/12/29/serving-django-inside-docker-the-right-w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ew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84" calcext:value-type="float">
            <text:p>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lass-based-views/base/, https://docs.djangoproject.com/en/5.1/ref/class-based-views/generic-editing/, https://docs.djangoproject.com/en/5.2/topics/class-based-views/, https://docs.djangoproject.com/en/5.2/topics/http/views/, https://github.com/django/django/blob/main/django/views/generic/base.py, https://medium.com/@satyarepala/a-comprehensive-guide-to-django-views-understanding-types-and-use-cases-4a02a078ced, https://spookylukey.github.io/django-views-the-right-way/, https://www.django-rest-framework.org/api-guide/views/, https://www.reddit.com/r/django/comments/1bk8ebx/django_views/, https://www.w3schools.com/django/django_view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</text:p>
          </table:table-cell>
          <table:table-cell office:value-type="string" calcext:value-type="string">
            <text:p>django models (10)</text:p>
          </table:table-cell>
          <table:table-cell office:value-type="float" office:value="871" calcext:value-type="float">
            <text:p>871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</text:p>
          </table:table-cell>
          <table:table-cell office:value-type="string" calcext:value-type="string">
            <text:p>django models (10)</text:p>
          </table:table-cell>
          <table:table-cell office:value-type="float" office:value="434" calcext:value-type="float">
            <text:p>434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models</text:p>
          </table:table-cell>
          <table:table-cell office:value-type="string" calcext:value-type="string">
            <text:p>django models (10)</text:p>
          </table:table-cell>
          <table:table-cell office:value-type="float" office:value="55" calcext:value-type="float">
            <text:p>5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 данных</text:p>
          </table:table-cell>
          <table:table-cell office:value-type="string" calcext:value-type="string">
            <text:p>django models (10)</text:p>
          </table:table-cell>
          <table:table-cell office:value-type="float" office:value="45" calcext:value-type="float">
            <text:p>4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models model</text:p>
          </table:table-cell>
          <table:table-cell office:value-type="string" calcext:value-type="string">
            <text:p>django models (10)</text:p>
          </table:table-cell>
          <table:table-cell office:value-type="float" office:value="31" calcext:value-type="float">
            <text:p>31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ass models model</text:p>
          </table:table-cell>
          <table:table-cell office:value-type="string" calcext:value-type="string">
            <text:p>django models (10)</text:p>
          </table:table-cell>
          <table:table-cell office:value-type="float" office:value="26" calcext:value-type="float">
            <text:p>26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 django db import models</text:p>
          </table:table-cell>
          <table:table-cell office:value-type="string" calcext:value-type="string">
            <text:p>django models (10)</text:p>
          </table:table-cell>
          <table:table-cell office:value-type="float" office:value="25" calcext:value-type="float">
            <text:p>2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модели</text:p>
          </table:table-cell>
          <table:table-cell office:value-type="string" calcext:value-type="string">
            <text:p>django models (10)</text:p>
          </table:table-cell>
          <table:table-cell office:value-type="float" office:value="15" calcext:value-type="float">
            <text:p>1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add</text:p>
          </table:table-cell>
          <table:table-cell office:value-type="string" calcext:value-type="string">
            <text:p>django models (10)</text:p>
          </table:table-cell>
          <table:table-cell office:value-type="float" office:value="15" calcext:value-type="float">
            <text:p>1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модели</text:p>
          </table:table-cell>
          <table:table-cell office:value-type="string" calcext:value-type="string">
            <text:p>django models (10)</text:p>
          </table:table-cell>
          <table:table-cell office:value-type="float" office:value="12" calcext:value-type="float">
            <text:p>12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docs.djangoproject.com/en/5.2/topics/db/models/, https://metanit.com/python/django/5.1.php, https://www.geeksforgeeks.org/django-models/, https://pythonclass.ru/django/modeli-v-django/, https://djangotherightway.com/db-setup-models-orm-basics, https://proglib.io/p/kurs-django-chast-2-orm-i-osnovy-raboty-s-bazami-dannyh-2024-01-29, https://www.w3schools.com/django/django_models.php, https://habr.com/ru/articles/74856/, https://tutorial.djangogirls.org/ru/django_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</text:p>
          </table:table-cell>
          <table:table-cell office:value-type="string" calcext:value-type="string">
            <text:p>django admin (12)</text:p>
          </table:table-cell>
          <table:table-cell office:value-type="float" office:value="1050" calcext:value-type="float">
            <text:p>1050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дминка</text:p>
          </table:table-cell>
          <table:table-cell office:value-type="string" calcext:value-type="string">
            <text:p>django admin (12)</text:p>
          </table:table-cell>
          <table:table-cell office:value-type="float" office:value="131" calcext:value-type="float">
            <text:p>131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дмин</text:p>
          </table:table-cell>
          <table:table-cell office:value-type="string" calcext:value-type="string">
            <text:p>django admin (12)</text:p>
          </table:table-cell>
          <table:table-cell office:value-type="float" office:value="72" calcext:value-type="float">
            <text:p>72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models</text:p>
          </table:table-cell>
          <table:table-cell office:value-type="string" calcext:value-type="string">
            <text:p>django admin (12)</text:p>
          </table:table-cell>
          <table:table-cell office:value-type="float" office:value="41" calcext:value-type="float">
            <text:p>41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дмин панель</text:p>
          </table:table-cell>
          <table:table-cell office:value-type="string" calcext:value-type="string">
            <text:p>django admin (12)</text:p>
          </table:table-cell>
          <table:table-cell office:value-type="float" office:value="41" calcext:value-type="float">
            <text:p>41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dmin</text:p>
          </table:table-cell>
          <table:table-cell office:value-type="string" calcext:value-type="string">
            <text:p>django admin (12)</text:p>
          </table:table-cell>
          <table:table-cell office:value-type="float" office:value="24" calcext:value-type="float">
            <text:p>24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d admin</text:p>
          </table:table-cell>
          <table:table-cell office:value-type="string" calcext:value-type="string">
            <text:p>django admin (12)</text:p>
          </table:table-cell>
          <table:table-cell office:value-type="float" office:value="23" calcext:value-type="float">
            <text:p>23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page</text:p>
          </table:table-cell>
          <table:table-cell office:value-type="string" calcext:value-type="string">
            <text:p>django admin (12)</text:p>
          </table:table-cell>
          <table:table-cell office:value-type="float" office:value="22" calcext:value-type="float">
            <text:p>22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ть admin django</text:p>
          </table:table-cell>
          <table:table-cell office:value-type="string" calcext:value-type="string">
            <text:p>django admin (12)</text:p>
          </table:table-cell>
          <table:table-cell office:value-type="float" office:value="15" calcext:value-type="float">
            <text:p>15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site</text:p>
          </table:table-cell>
          <table:table-cell office:value-type="string" calcext:value-type="string">
            <text:p>django admin (12)</text:p>
          </table:table-cell>
          <table:table-cell office:value-type="float" office:value="14" calcext:value-type="float">
            <text:p>14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 в админке</text:p>
          </table:table-cell>
          <table:table-cell office:value-type="string" calcext:value-type="string">
            <text:p>django admin (12)</text:p>
          </table:table-cell>
          <table:table-cell office:value-type="float" office:value="13" calcext:value-type="float">
            <text:p>13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admin django</text:p>
          </table:table-cell>
          <table:table-cell office:value-type="string" calcext:value-type="string">
            <text:p>django admin (12)</text:p>
          </table:table-cell>
          <table:table-cell office:value-type="float" office:value="7" calcext:value-type="float">
            <text:p>7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ru.hexlet.io/courses/python-django-basics/lessons/admin/theory_unit, https://www.freecodecamp.org/news/how-to-set-up-a-django-admin-site/, https://www.8host.com/blog/podklyuchenie-interfejsa-administratora-django/, https://kruizerchick.gitlab.io/django/admin/, https://itman.in/django-howto-2/, https://pythonclass.ru/django/administrativnyj-sajt-django/, https://webdev-django.netlify.app/chapters/4%20introduction%20to%20django%20admin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567" calcext:value-type="float">
            <text:p>567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еб</text:p>
          </table:table-cell>
          <table:table-cell office:value-type="string" calcext:value-type="string">
            <text:p>сайт на django (11)</text:p>
          </table:table-cell>
          <table:table-cell office:value-type="float" office:value="227" calcext:value-type="float">
            <text:p>227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python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166" calcext:value-type="float">
            <text:p>16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сайт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88" calcext:value-type="float">
            <text:p>88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аница на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67" calcext:value-type="float">
            <text:p>67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веб сайта на python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63" calcext:value-type="float">
            <text:p>63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site</text:p>
          </table:table-cell>
          <table:table-cell office:value-type="string" calcext:value-type="string">
            <text:p>сайт на django (11)</text:p>
          </table:table-cell>
          <table:table-cell office:value-type="float" office:value="56" calcext:value-type="float">
            <text:p>5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разработка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48" calcext:value-type="float">
            <text:p>48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web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27" calcext:value-type="float">
            <text:p>27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разработка на python django</text:p>
          </table:table-cell>
          <table:table-cell office:value-type="string" calcext:value-type="string">
            <text:p>сайт на django (11)</text:p>
          </table:table-cell>
          <table:table-cell office:value-type="float" office:value="15" calcext:value-type="float">
            <text:p>15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zdanie-sajta-na-django-s-nulya/, https://skillbox.ru/media/code/pishem-prilozhenie-na-django-chast-1-ustanavlivaem-freymvork-nastraivaem-dvizhok-i-zapisi/, https://practicum.yandex.ru/blog/framework-django/, https://blog.skillfactory.ru/django-s-chego-nachat-obychenie/, https://tproger.ru/translations/create-your-first-django-app, https://www.djangoproject.com/, https://habr.com/ru/articles/749142/, https://jino.ru/spravka/hosting/articles/django_app.html, https://developer.mozilla.org/ru/docs/Learn_web_development/Extensions/Server-side/Django, https://victor-komlev.ru/pervyj-sajt-s-pomoshhyu-django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</text:p>
          </table:table-cell>
          <table:table-cell office:value-type="string" calcext:value-type="string">
            <text:p>хостинг django (6)</text:p>
          </table:table-cell>
          <table:table-cell office:value-type="float" office:value="1136" calcext:value-type="float">
            <text:p>1136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stland django</text:p>
          </table:table-cell>
          <table:table-cell office:value-type="string" calcext:value-type="string">
            <text:p>хостинг django (6)</text:p>
          </table:table-cell>
          <table:table-cell office:value-type="float" office:value="57" calcext:value-type="float">
            <text:p>57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 hostland ru</text:p>
          </table:table-cell>
          <table:table-cell office:value-type="string" calcext:value-type="string">
            <text:p>хостинг django (6)</text:p>
          </table:table-cell>
          <table:table-cell office:value-type="float" office:value="57" calcext:value-type="float">
            <text:p>57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 проектов</text:p>
          </table:table-cell>
          <table:table-cell office:value-type="string" calcext:value-type="string">
            <text:p>хостинг django (6)</text:p>
          </table:table-cell>
          <table:table-cell office:value-type="float" office:value="38" calcext:value-type="float">
            <text:p>38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django python</text:p>
          </table:table-cell>
          <table:table-cell office:value-type="string" calcext:value-type="string">
            <text:p>хостинг django (6)</text:p>
          </table:table-cell>
          <table:table-cell office:value-type="float" office:value="36" calcext:value-type="float">
            <text:p>36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хостинг сайта на django</text:p>
          </table:table-cell>
          <table:table-cell office:value-type="string" calcext:value-type="string">
            <text:p>хостинг django (6)</text:p>
          </table:table-cell>
          <table:table-cell office:value-type="float" office:value="24" calcext:value-type="float">
            <text:p>24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stinghub.ru/top/tech/django, https://otzyvmarketing.ru/articles/hostingi-s-podderzhkoj-django/, https://pythonchik.ru/pro/hostingi-python-django, https://ru.hostings.info/hostings/rating/django-hosting, https://sweb.ru/vds/django/, https://themeselection.com/best-hosting-for-django/, https://www.reg.ru/cloud/django, https://10web.io/blog/best-django-hosting/, https://hosting101.ru/catalog/python-django, https://rating-hosting.com/framework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</text:p>
          </table:table-cell>
          <table:table-cell office:value-type="string" calcext:value-type="string">
            <text:p>django db (10)</text:p>
          </table:table-cell>
          <table:table-cell office:value-type="float" office:value="441" calcext:value-type="float">
            <text:p>441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аза</text:p>
          </table:table-cell>
          <table:table-cell office:value-type="string" calcext:value-type="string">
            <text:p>django db (10)</text:p>
          </table:table-cell>
          <table:table-cell office:value-type="float" office:value="264" calcext:value-type="float">
            <text:p>264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аза данных</text:p>
          </table:table-cell>
          <table:table-cell office:value-type="string" calcext:value-type="string">
            <text:p>django db (10)</text:p>
          </table:table-cell>
          <table:table-cell office:value-type="float" office:value="218" calcext:value-type="float">
            <text:p>21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atabase</text:p>
          </table:table-cell>
          <table:table-cell office:value-type="string" calcext:value-type="string">
            <text:p>django db (10)</text:p>
          </table:table-cell>
          <table:table-cell office:value-type="float" office:value="142" calcext:value-type="float">
            <text:p>142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д</text:p>
          </table:table-cell>
          <table:table-cell office:value-type="string" calcext:value-type="string">
            <text:p>django db (10)</text:p>
          </table:table-cell>
          <table:table-cell office:value-type="float" office:value="118" calcext:value-type="float">
            <text:p>11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базой</text:p>
          </table:table-cell>
          <table:table-cell office:value-type="string" calcext:value-type="string">
            <text:p>django db (10)</text:p>
          </table:table-cell>
          <table:table-cell office:value-type="float" office:value="42" calcext:value-type="float">
            <text:p>42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базой данных</text:p>
          </table:table-cell>
          <table:table-cell office:value-type="string" calcext:value-type="string">
            <text:p>django db (10)</text:p>
          </table:table-cell>
          <table:table-cell office:value-type="float" office:value="39" calcext:value-type="float">
            <text:p>39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база данных</text:p>
          </table:table-cell>
          <table:table-cell office:value-type="string" calcext:value-type="string">
            <text:p>django db (10)</text:p>
          </table:table-cell>
          <table:table-cell office:value-type="float" office:value="30" calcext:value-type="float">
            <text:p>3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базу данных</text:p>
          </table:table-cell>
          <table:table-cell office:value-type="string" calcext:value-type="string">
            <text:p>django db (10)</text:p>
          </table:table-cell>
          <table:table-cell office:value-type="float" office:value="28" calcext:value-type="float">
            <text:p>2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db</text:p>
          </table:table-cell>
          <table:table-cell office:value-type="string" calcext:value-type="string">
            <text:p>django db (10)</text:p>
          </table:table-cell>
          <table:table-cell office:value-type="float" office:value="18" calcext:value-type="float">
            <text:p>1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databases/, https://habr.com/ru/articles/87357/, https://proglib.io/p/kurs-django-chast-2-orm-i-osnovy-raboty-s-bazami-dannyh-2024-01-29, https://sky.pro/wiki/python/nastrojka-podklyucheniya-k-baze-dannyh-v-django/, https://javarush.com/quests/lectures/ru.javarush.python.django.lecture.level02.lecture06, https://metanit.com/python/django/5.9.php, https://timeweb.cloud/tutorials/cloud/kak-podklyuchit-proekt-na-django-k-baze-dannyh, https://www.youtube.com/watch?v=o6ac2T8fhhM, https://skillbox.ru/media/code/pishem-prilozhenie-na-django-chast-1-ustanavlivaem-freymvork-nastraivaem-dvizhok-i-zapisi/, https://www.educba.com/django-databa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</text:p>
          </table:table-cell>
          <table:table-cell office:value-type="string" calcext:value-type="string">
            <text:p>django auth (21)</text:p>
          </table:table-cell>
          <table:table-cell office:value-type="float" office:value="364" calcext:value-type="float">
            <text:p>36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вторизация</text:p>
          </table:table-cell>
          <table:table-cell office:value-type="string" calcext:value-type="string">
            <text:p>django auth (21)</text:p>
          </table:table-cell>
          <table:table-cell office:value-type="float" office:value="189" calcext:value-type="float">
            <text:p>189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ьзователи</text:p>
          </table:table-cell>
          <table:table-cell office:value-type="string" calcext:value-type="string">
            <text:p>django auth (21)</text:p>
          </table:table-cell>
          <table:table-cell office:value-type="float" office:value="180" calcext:value-type="float">
            <text:p>180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entication</text:p>
          </table:table-cell>
          <table:table-cell office:value-type="string" calcext:value-type="string">
            <text:p>django auth (21)</text:p>
          </table:table-cell>
          <table:table-cell office:value-type="float" office:value="142" calcext:value-type="float">
            <text:p>142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gin</text:p>
          </table:table-cell>
          <table:table-cell office:value-type="string" calcext:value-type="string">
            <text:p>django auth (21)</text:p>
          </table:table-cell>
          <table:table-cell office:value-type="float" office:value="114" calcext:value-type="float">
            <text:p>11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вторизация и регистрация</text:p>
          </table:table-cell>
          <table:table-cell office:value-type="string" calcext:value-type="string">
            <text:p>django auth (21)</text:p>
          </table:table-cell>
          <table:table-cell office:value-type="float" office:value="51" calcext:value-type="float">
            <text:p>51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утентификация</text:p>
          </table:table-cell>
          <table:table-cell office:value-type="string" calcext:value-type="string">
            <text:p>django auth (21)</text:p>
          </table:table-cell>
          <table:table-cell office:value-type="float" office:value="39" calcext:value-type="float">
            <text:p>39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вторизация пользователя django</text:p>
          </table:table-cell>
          <table:table-cell office:value-type="string" calcext:value-type="string">
            <text:p>django auth (21)</text:p>
          </table:table-cell>
          <table:table-cell office:value-type="float" office:value="28" calcext:value-type="float">
            <text:p>28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uth user</text:p>
          </table:table-cell>
          <table:table-cell office:value-type="string" calcext:value-type="string">
            <text:p>django auth (21)</text:p>
          </table:table-cell>
          <table:table-cell office:value-type="float" office:value="25" calcext:value-type="float">
            <text:p>25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авторизацию django</text:p>
          </table:table-cell>
          <table:table-cell office:value-type="string" calcext:value-type="string">
            <text:p>django auth (21)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айт авторизация</text:p>
          </table:table-cell>
          <table:table-cell office:value-type="string" calcext:value-type="string">
            <text:p>django auth (21)</text:p>
          </table:table-cell>
          <table:table-cell office:value-type="float" office:value="17" calcext:value-type="float">
            <text:p>17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gin url</text:p>
          </table:table-cell>
          <table:table-cell office:value-type="string" calcext:value-type="string">
            <text:p>django auth (21)</text:p>
          </table:table-cell>
          <table:table-cell office:value-type="float" office:value="15" calcext:value-type="float">
            <text:p>15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 django contrib import auth</text:p>
          </table:table-cell>
          <table:table-cell office:value-type="string" calcext:value-type="string">
            <text:p>django auth (21)</text:p>
          </table:table-cell>
          <table:table-cell office:value-type="float" office:value="14" calcext:value-type="float">
            <text:p>1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 auth</text:p>
          </table:table-cell>
          <table:table-cell office:value-type="string" calcext:value-type="string">
            <text:p>django auth (21)</text:p>
          </table:table-cell>
          <table:table-cell office:value-type="float" office:value="10" calcext:value-type="float">
            <text:p>10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пользователей django</text:p>
          </table:table-cell>
          <table:table-cell office:value-type="string" calcext:value-type="string">
            <text:p>django auth (21)</text:p>
          </table:table-cell>
          <table:table-cell office:value-type="float" office:value="6" calcext:value-type="float">
            <text:p>6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утентификация и авторизация django</text:p>
          </table:table-cell>
          <table:table-cell office:value-type="string" calcext:value-type="string">
            <text:p>django auth (21)</text:p>
          </table:table-cell>
          <table:table-cell office:value-type="float" office:value="5" calcext:value-type="float">
            <text:p>5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аутентификация пользователя</text:p>
          </table:table-cell>
          <table:table-cell office:value-type="string" calcext:value-type="string">
            <text:p>django auth (21)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ложение пользователя</text:p>
          </table:table-cell>
          <table:table-cell office:value-type="string" calcext:value-type="string">
            <text:p>django auth (21)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пользователями</text:p>
          </table:table-cell>
          <table:table-cell office:value-type="string" calcext:value-type="string">
            <text:p>django auth (21)</text:p>
          </table:table-cell>
          <table:table-cell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бавить пользователя</text:p>
          </table:table-cell>
          <table:table-cell office:value-type="string" calcext:value-type="string">
            <text:p>django auth (21)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орма авторизации django</text:p>
          </table:table-cell>
          <table:table-cell office:value-type="string" calcext:value-type="string">
            <text:p>django auth (21)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habr.com/ru/companies/otus/articles/855086/, https://sky.pro/wiki/python/autentifikaciya-i-avtorizaciya-v-django/, https://tproger.ru/articles/kak-nastroit-autentifikaciyu-v-veb-prilozheniyah-na-django, https://www.geeksforgeeks.org/user-authentication-system-using-django/, https://proglib.io/p/django-s-nulya-chast-2-registraciya-avtorizaciya-ogranichenie-dostupa-2022-06-08, https://nuancesprog.ru/p/14830/, https://docs.djangoproject.com/en/5.2/topics/auth/default/, https://python-scripts.com/user-accounts-django, https://ru.python-3.com/?p=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02" calcext:value-type="float">
            <text:p>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Home_page, https://developer.mozilla.org/en-US/docs/Learn_web_development/Extensions/Server-side/Django/Introduction, https://docs.djangoproject.com/en/5.2/howto/custom-template-tags/, https://docs.djangoproject.com/en/5.2/ref/templates/builtins/, https://docs.djangoproject.com/en/5.2/ref/templates/language/, https://github.com/django/django, https://realpython.com/get-started-with-django-1/, https://stackoverflow.com/questions/7079804/django-with-tags-within-if-else-tags, https://www.w3schools.com/django/django_templates.php, https://www.w3schools.com/django/ref_tags_with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</text:p>
          </table:table-cell>
          <table:table-cell office:value-type="string" calcext:value-type="string">
            <text:p>django forms (12)</text:p>
          </table:table-cell>
          <table:table-cell office:value-type="float" office:value="652" calcext:value-type="float">
            <text:p>652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ы</text:p>
          </table:table-cell>
          <table:table-cell office:value-type="string" calcext:value-type="string">
            <text:p>django forms (12)</text:p>
          </table:table-cell>
          <table:table-cell office:value-type="float" office:value="257" calcext:value-type="float">
            <text:p>257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put</text:p>
          </table:table-cell>
          <table:table-cell office:value-type="string" calcext:value-type="string">
            <text:p>django forms (12)</text:p>
          </table:table-cell>
          <table:table-cell office:value-type="float" office:value="53" calcext:value-type="float">
            <text:p>5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data</text:p>
          </table:table-cell>
          <table:table-cell office:value-type="string" calcext:value-type="string">
            <text:p>django forms (12)</text:p>
          </table:table-cell>
          <table:table-cell office:value-type="float" office:value="22" calcext:value-type="float">
            <text:p>22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форму django</text:p>
          </table:table-cell>
          <table:table-cell office:value-type="string" calcext:value-type="string">
            <text:p>django forms (12)</text:p>
          </table:table-cell>
          <table:table-cell office:value-type="float" office:value="18" calcext:value-type="float">
            <text:p>1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d form</text:p>
          </table:table-cell>
          <table:table-cell office:value-type="string" calcext:value-type="string">
            <text:p>django forms (12)</text:p>
          </table:table-cell>
          <table:table-cell office:value-type="float" office:value="18" calcext:value-type="float">
            <text:p>1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input</text:p>
          </table:table-cell>
          <table:table-cell office:value-type="string" calcext:value-type="string">
            <text:p>django forms (12)</text:p>
          </table:table-cell>
          <table:table-cell office:value-type="float" office:value="16" calcext:value-type="float">
            <text:p>16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html</text:p>
          </table:table-cell>
          <table:table-cell office:value-type="string" calcext:value-type="string">
            <text:p>django forms (12)</text:p>
          </table:table-cell>
          <table:table-cell office:value-type="float" office:value="9" calcext:value-type="float">
            <text:p>9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post</text:p>
          </table:table-cell>
          <table:table-cell office:value-type="string" calcext:value-type="string">
            <text:p>django forms (12)</text:p>
          </table:table-cell>
          <table:table-cell office:value-type="float" office:value="9" calcext:value-type="float">
            <text:p>9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форм</text:p>
          </table:table-cell>
          <table:table-cell office:value-type="string" calcext:value-type="string">
            <text:p>django forms (12)</text:p>
          </table:table-cell>
          <table:table-cell office:value-type="float" office:value="8" calcext:value-type="float">
            <text:p>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бработка форм</text:p>
          </table:table-cell>
          <table:table-cell office:value-type="string" calcext:value-type="string">
            <text:p>django forms (12)</text:p>
          </table:table-cell>
          <table:table-cell office:value-type="float" office:value="8" calcext:value-type="float">
            <text:p>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формы</text:p>
          </table:table-cell>
          <table:table-cell office:value-type="string" calcext:value-type="string">
            <text:p>django forms (12)</text:p>
          </table:table-cell>
          <table:table-cell office:value-type="float" office:value="5" calcext:value-type="float">
            <text:p>5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3-osnovy-raboty-s-formami-2024-03-15, https://sky.pro/wiki/python/rabota-s-formami-i-validaciej-v-django/, https://developer.mozilla.org/ru/docs/Learn_web_development/Extensions/Server-side/Django/Forms, https://docs.djangoproject.com/en/5.1/topics/forms/, https://ru.hexlet.io/courses/python-django-basics/lessons/forms/theory_unit, https://django-docs.vercel.app/docs/forms-and-user-input, https://tutorial.djangogirls.org/ru/django_forms/, https://javarush.com/quests/lectures/ru.javarush.python.django.lecture.level12.lecture02, https://metanit.com/python/django/4.1.php, https://www.geeksforgeeks.org/django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</text:p>
          </table:table-cell>
          <table:table-cell office:value-type="string" calcext:value-type="string">
            <text:p>django get (6)</text:p>
          </table:table-cell>
          <table:table-cell office:value-type="float" office:value="746" calcext:value-type="float">
            <text:p>746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get</text:p>
          </table:table-cell>
          <table:table-cell office:value-type="string" calcext:value-type="string">
            <text:p>django get (6)</text:p>
          </table:table-cell>
          <table:table-cell office:value-type="float" office:value="149" calcext:value-type="float">
            <text:p>149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get</text:p>
          </table:table-cell>
          <table:table-cell office:value-type="string" calcext:value-type="string">
            <text:p>django get (6)</text:p>
          </table:table-cell>
          <table:table-cell office:value-type="float" office:value="73" calcext:value-type="float">
            <text:p>73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get</text:p>
          </table:table-cell>
          <table:table-cell office:value-type="string" calcext:value-type="string">
            <text:p>django get (6)</text:p>
          </table:table-cell>
          <table:table-cell office:value-type="float" office:value="40" calcext:value-type="float">
            <text:p>40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get</text:p>
          </table:table-cell>
          <table:table-cell office:value-type="string" calcext:value-type="string">
            <text:p>django get (6)</text:p>
          </table:table-cell>
          <table:table-cell office:value-type="float" office:value="29" calcext:value-type="float">
            <text:p>29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set get</text:p>
          </table:table-cell>
          <table:table-cell office:value-type="string" calcext:value-type="string">
            <text:p>django get (6)</text:p>
          </table:table-cell>
          <table:table-cell office:value-type="float" office:value="20" calcext:value-type="float">
            <text:p>20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ilovedjango.com/django/orm/orm-queries/, https://www.geeksforgeeks.org/django-query-set-get/, https://proproprogs.ru/django/osnovy-orm-django-za-chas, https://djangocentral.com/django-orm-cheatsheet/, https://metanit.com/python/django/5.13.php, https://apidog.com/blog/django-get-request/, https://docs.djangoproject.com/en/5.0/ref/models/instances/, https://metanit.com/python/django/5.12.php, https://sky.pro/wiki/python/rabota-s-zaprosami-i-menedzheram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andjuliette.us/, https://djangoandjuliette.us/collections/all, https://djangoandjulietteshoes.ca/, https://stackoverflow.com/questions/769843/how-to-use-and-in-a-django-filter, https://www.djangoproject.com/, https://www.facebook.com/DjangoandJulietteUS/, https://www.imdb.com/title/tt1853728/, https://www.mathers.com.au/brands/django-juliette.html, https://www.styletread.com.au/brands/django-juliette.html, https://www.styletread.com.au/django-juliet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</text:p>
          </table:table-cell>
          <table:table-cell office:value-type="string" calcext:value-type="string">
            <text:p>django use (7)</text:p>
          </table:table-cell>
          <table:table-cell office:value-type="float" office:value="683" calcext:value-type="float">
            <text:p>683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d for</text:p>
          </table:table-cell>
          <table:table-cell office:value-type="string" calcext:value-type="string">
            <text:p>django use (7)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e of django</text:p>
          </table:table-cell>
          <table:table-cell office:value-type="string" calcext:value-type="string">
            <text:p>django use (7)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s used for</text:p>
          </table:table-cell>
          <table:table-cell office:value-type="string" calcext:value-type="string">
            <text:p>django use (7)</text:p>
          </table:table-cell>
          <table:table-cell office:value-type="float" office:value="38" calcext:value-type="float">
            <text:p>38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out django</text:p>
          </table:table-cell>
          <table:table-cell office:value-type="string" calcext:value-type="string">
            <text:p>django use (7)</text:p>
          </table:table-cell>
          <table:table-cell office:value-type="float" office:value="37" calcext:value-type="float">
            <text:p>37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hat is</text:p>
          </table:table-cell>
          <table:table-cell office:value-type="string" calcext:value-type="string">
            <text:p>django use (7)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s a framework</text:p>
          </table:table-cell>
          <table:table-cell office:value-type="string" calcext:value-type="string">
            <text:p>django use (7)</text:p>
          </table:table-cell>
          <table:table-cell office:value-type="float" office:value="11" calcext:value-type="float">
            <text:p>11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what-is/django/, https://www.w3schools.com/django/django_intro.php, https://www.djangoproject.com/, https://www.reddit.com/r/learnpython/comments/11yez4t/what_is_django/, https://djangostars.com/blog/why-we-use-django-framework/, https://developer.mozilla.org/en-US/docs/Learn_web_development/Extensions/Server-side/Django/Introduction, https://www.netguru.com/blog/why-use-django, https://en.wikipedia.org/wiki/Django_(web_framework), https://radixweb.com/blog/what-is-django, https://www.ibm.com/think/topic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django</text:p>
          </table:table-cell>
          <table:table-cell office:value-type="string" calcext:value-type="string">
            <text:p>celery django (4)</text:p>
          </table:table-cell>
          <table:table-cell office:value-type="float" office:value="844" calcext:value-type="float">
            <text:p>844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python django</text:p>
          </table:table-cell>
          <table:table-cell office:value-type="string" calcext:value-type="string">
            <text:p>celery django (4)</text:p>
          </table:table-cell>
          <table:table-cell office:value-type="float" office:value="62" calcext:value-type="float">
            <text:p>62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in django</text:p>
          </table:table-cell>
          <table:table-cell office:value-type="string" calcext:value-type="string">
            <text:p>celery django (4)</text:p>
          </table:table-cell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lery with django</text:p>
          </table:table-cell>
          <table:table-cell office:value-type="string" calcext:value-type="string">
            <text:p>celery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project.org/en/latest/django/first-steps-with-django.html, https://medium.com/@samsorrahman/how-to-use-celery-with-django-c4c341997704, https://pypi.org/project/django-celery/, https://realpython.com/asynchronous-tasks-with-django-and-celery/, https://testdriven.io/courses/django-celery/getting-started/, https://www.reddit.com/r/django/comments/1dhvdqk/celery_or_not/, https://docs.celeryproject.org/en/latest/django/, https://forum.djangoproject.com/t/background-tasks-using-celery-based-on-model-instances/14671, https://github.com/celery/django-celery-beat, https://medium.com/@tech_with_mike/tutorial-into-celery-tasks-in-django-with-video-575b06992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astapi</text:p>
          </table:table-cell>
          <table:table-cell office:value-type="string" calcext:value-type="string">
            <text:p>django fastapi (3)</text:p>
          </table:table-cell>
          <table:table-cell office:value-type="float" office:value="402" calcext:value-type="float">
            <text:p>402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stapi.tiangolo.com/advanced/wsgi/, https://www.loopwerk.io/articles/2024/django-vs-flask-vs-fastapi/, https://blog.jetbrains.com/pycharm/2023/12/django-vs-fastapi-which-is-the-best-python-web-framework/, https://fastapi.tiangolo.com/, https://github.com/kigawas/fastapi-django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reddit.com/r/django/comments/1fsy799/why_use_django_when_we_have_fastapi_for_sm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django</text:p>
          </table:table-cell>
          <table:table-cell office:value-type="string" calcext:value-type="string">
            <text:p>django fastapi (3)</text:p>
          </table:table-cell>
          <table:table-cell office:value-type="float" office:value="402" calcext:value-type="float">
            <text:p>402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stapi.tiangolo.com/advanced/wsgi/, https://www.loopwerk.io/articles/2024/django-vs-flask-vs-fastapi/, https://blog.jetbrains.com/pycharm/2023/12/django-vs-fastapi-which-is-the-best-python-web-framework/, https://fastapi.tiangolo.com/, https://github.com/kigawas/fastapi-django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reddit.com/r/django/comments/1fsy799/why_use_django_when_we_have_fastapi_for_sm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ask django fastapi</text:p>
          </table:table-cell>
          <table:table-cell office:value-type="string" calcext:value-type="string">
            <text:p>django fastapi (3)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stapi.tiangolo.com/advanced/wsgi/, https://www.loopwerk.io/articles/2024/django-vs-flask-vs-fastapi/, https://blog.jetbrains.com/pycharm/2023/12/django-vs-fastapi-which-is-the-best-python-web-framework/, https://fastapi.tiangolo.com/, https://github.com/kigawas/fastapi-django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reddit.com/r/django/comments/1fsy799/why_use_django_when_we_have_fastapi_for_sm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react</text:p>
          </table:table-cell>
          <table:table-cell office:value-type="string" calcext:value-type="string">
            <text:p>django react (8)</text:p>
          </table:table-cell>
          <table:table-cell office:value-type="float" office:value="23" calcext:value-type="float">
            <text:p>23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and django</text:p>
          </table:table-cell>
          <table:table-cell office:value-type="string" calcext:value-type="string">
            <text:p>django react (8)</text:p>
          </table:table-cell>
          <table:table-cell office:value-type="float" office:value="23" calcext:value-type="float">
            <text:p>23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react</text:p>
          </table:table-cell>
          <table:table-cell office:value-type="string" calcext:value-type="string">
            <text:p>django react (8)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with django</text:p>
          </table:table-cell>
          <table:table-cell office:value-type="string" calcext:value-type="string">
            <text:p>django react (8)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js with django</text:p>
          </table:table-cell>
          <table:table-cell office:value-type="string" calcext:value-type="string">
            <text:p>django react (8)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ing react with django</text:p>
          </table:table-cell>
          <table:table-cell office:value-type="string" calcext:value-type="string">
            <text:p>django react (8)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render-a-simpler-way-to-build-django-applications-with-react-frontends/32201, https://medium.com/@devsumitg/how-to-connect-reactjs-django-framework-c5ba268cb8be, https://nabendu82.medium.com/full-stack-app-with-reactjs-django-0cb33b9835b2, https://www.digitalocean.com/community/tutorials/build-a-to-do-application-using-django-and-react, https://www.reddit.com/r/django/comments/12jghzi/what_are_the_possible_ways_to_integrate_react_and/, https://www.dhiwise.com/post/integrating-react-with-django-made-easy, https://forum.djangoproject.com/t/hosting-my-first-django-react-app/28424, https://stackoverflow.com/questions/41867055/how-to-get-django-and-reactjs-to-work-together, https://www.saaspegasus.com/guides/modern-javascript-for-django-developers/integrating-django-react/, https://github.com/vintasoftware/django-react-boilerpl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unicorn</text:p>
          </table:table-cell>
          <table:table-cell office:value-type="string" calcext:value-type="string">
            <text:p>django gunicorn (4)</text:p>
          </table:table-cell>
          <table:table-cell office:value-type="float" office:value="389" calcext:value-type="float">
            <text:p>38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unicorn nginx</text:p>
          </table:table-cell>
          <table:table-cell office:value-type="string" calcext:value-type="string">
            <text:p>django gunicorn (4)</text:p>
          </table:table-cell>
          <table:table-cell office:value-type="float" office:value="171" calcext:value-type="float">
            <text:p>17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nicorn nginx django</text:p>
          </table:table-cell>
          <table:table-cell office:value-type="string" calcext:value-type="string">
            <text:p>django gunicorn (4)</text:p>
          </table:table-cell>
          <table:table-cell office:value-type="float" office:value="171" calcext:value-type="float">
            <text:p>17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django gunicorn</text:p>
          </table:table-cell>
          <table:table-cell office:value-type="string" calcext:value-type="string">
            <text:p>django gunicorn (4)</text:p>
          </table:table-cell>
          <table:table-cell office:value-type="float" office:value="171" calcext:value-type="float">
            <text:p>171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.github.com/Suhas-G/16f91a6be5df6c8e05412b6776611eb9, https://medium.com/django-unleashed/exploring-wsgi-an-introduction-to-deploying-django-with-gunicorn-and-nginx-28368e3e7490, https://realpython.com/django-nginx-gunicorn/, https://testdriven.io/blog/dockerizing-django-with-postgres-gunicorn-and-nginx/, https://www.digitalocean.com/community/tutorials/how-to-set-up-django-with-postgres-nginx-and-gunicorn-on-ubuntu, https://forum.djangoproject.com/t/django-gunicorn-nginx-website-not-serving-static-css-js-and-images/25494, https://stackoverflow.com/questions/20163233/deploying-django-project-with-gunicorn-and-nginx, https://www.reddit.com/r/django/comments/xc52qd/moving_to_production_how_to_properly_config_nginx/, http://www.pragnakalp.com/a-comprehensive-guide-to-setting-up-django-with-gunicorn-and-nginx-on-a-linux-server-with-https/, https://medium.com/dajngo/deploy-django-with-nginx-gunicorn-and-ssl-certificate-ce7d037c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te</text:p>
          </table:table-cell>
          <table:table-cell office:value-type="string" calcext:value-type="string">
            <text:p>django site (5)</text:p>
          </table:table-cell>
          <table:table-cell office:value-type="float" office:value="791" calcext:value-type="float">
            <text:p>791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site</text:p>
          </table:table-cell>
          <table:table-cell office:value-type="string" calcext:value-type="string">
            <text:p>django site (5)</text:p>
          </table:table-cell>
          <table:table-cell office:value-type="float" office:value="73" calcext:value-type="float">
            <text:p>73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example</text:p>
          </table:table-cell>
          <table:table-cell office:value-type="string" calcext:value-type="string">
            <text:p>django site (5)</text:p>
          </table:table-cell>
          <table:table-cell office:value-type="float" office:value="22" calcext:value-type="float">
            <text:p>22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ramework examples</text:p>
          </table:table-cell>
          <table:table-cell office:value-type="string" calcext:value-type="string">
            <text:p>django site (5)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site example</text:p>
          </table:table-cell>
          <table:table-cell office:value-type="string" calcext:value-type="string">
            <text:p>django site (5)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alpython.com/get-started-with-django-1/, https://developer.mozilla.org/en-US/docs/Learn_web_development/Extensions/Server-side/Django/skeleton_website, https://djangostars.com/blog/10-popular-sites-made-on-django/, https://docs.djangoproject.com/en/5.2/intro/tutorial01/, https://github.com/django/django, https://www.djangoproject.com/, https://www.stxnext.com/blog/django-websites-examples, https://www.w3schools.com/django/, https://code.visualstudio.com/docs/python/tutorial-django, https://developer.mozilla.org/en-US/docs/Learn_web_development/Extensions/Server-side/Django/Home_pa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</text:p>
          </table:table-cell>
          <table:table-cell office:value-type="string" calcext:value-type="string">
            <text:p>django create (8)</text:p>
          </table:table-cell>
          <table:table-cell office:value-type="float" office:value="421" calcext:value-type="float">
            <text:p>421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</text:p>
          </table:table-cell>
          <table:table-cell office:value-type="string" calcext:value-type="string">
            <text:p>django create (8)</text:p>
          </table:table-cell>
          <table:table-cell office:value-type="float" office:value="366" calcext:value-type="float">
            <text:p>366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create</text:p>
          </table:table-cell>
          <table:table-cell office:value-type="string" calcext:value-type="string">
            <text:p>django create (8)</text:p>
          </table:table-cell>
          <table:table-cell office:value-type="float" office:value="25" calcext:value-type="float">
            <text:p>25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objects</text:p>
          </table:table-cell>
          <table:table-cell office:value-type="string" calcext:value-type="string">
            <text:p>django create (8)</text:p>
          </table:table-cell>
          <table:table-cell office:value-type="float" office:value="12" calcext:value-type="float">
            <text:p>12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save django</text:p>
          </table:table-cell>
          <table:table-cell office:value-type="string" calcext:value-type="string">
            <text:p>django create (8)</text:p>
          </table:table-cell>
          <table:table-cell office:value-type="float" office:value="10" calcext:value-type="float">
            <text:p>10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объекта</text:p>
          </table:table-cell>
          <table:table-cell office:value-type="string" calcext:value-type="string">
            <text:p>django create (8)</text:p>
          </table:table-cell>
          <table:table-cell office:value-type="float" office:value="9" calcext:value-type="float">
            <text:p>9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create django</text:p>
          </table:table-cell>
          <table:table-cell office:value-type="string" calcext:value-type="string">
            <text:p>django create (8)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объект</text:p>
          </table:table-cell>
          <table:table-cell office:value-type="string" calcext:value-type="string">
            <text:p>django create (8)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12.php, https://hatchjs.com/django-create-or-update-object/, https://www.delftstack.com/howto/django/django-create-object/, https://docs.djangoproject.com/en/5.0/ref/models/instances/, https://ilovedjango.com/django/orm/orm-queries/, https://proproprogs.ru/django/crud-osnovy-orm-po-rabote-s-modelyami, https://javarush.com/quests/lectures/ru.javarush.python.django.lecture.level08.lecture02, https://betterstack.com/community/guides/scaling-python/django-orm-intro/, https://django.how/models/create-objects/, https://djangodoc.ru/3.2/topics/db/queri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ue django</text:p>
          </table:table-cell>
          <table:table-cell office:value-type="string" calcext:value-type="string">
            <text:p>django vue (6)</text:p>
          </table:table-cell>
          <table:table-cell office:value-type="float" office:value="290" calcext:value-type="float">
            <text:p>29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ue js django</text:p>
          </table:table-cell>
          <table:table-cell office:value-type="string" calcext:value-type="string">
            <text:p>django vue (6)</text:p>
          </table:table-cell>
          <table:table-cell office:value-type="float" office:value="118" calcext:value-type="float">
            <text:p>118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vue</text:p>
          </table:table-cell>
          <table:table-cell office:value-type="string" calcext:value-type="string">
            <text:p>django vue (6)</text:p>
          </table:table-cell>
          <table:table-cell office:value-type="float" office:value="25" calcext:value-type="float">
            <text:p>25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vue</text:p>
          </table:table-cell>
          <table:table-cell office:value-type="string" calcext:value-type="string">
            <text:p>django vue (6)</text:p>
          </table:table-cell>
          <table:table-cell office:value-type="float" office:value="8" calcext:value-type="float">
            <text:p>8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building-modern-applications-with-django-and-vuejs/, https://forum.djangoproject.com/t/django-with-vue-js/19265, https://hellosambhavi.com/notes-from-a-course-that-helped-me-integrate-django-and-vue, https://medium.com/@anykate/integrate-django-with-vue-js-3-0-or-later-603d595e61f5, https://www.reddit.com/r/django/comments/yld8mz/opinion_needed_react_or_vue_as_front_end/, https://www.thedevspace.io/community/django-vue, https://dkane.net/2024/getting-vuejs-3-to-work-nicely-with-django/, https://testdriven.io/blog/drf-vue-vs-django-htmx/, https://github.com/gtalarico/django-vue-template, https://ilikerobots.medium.com/django-vue-vite-rest-not-required-ca63cfa558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lask</text:p>
          </table:table-cell>
          <table:table-cell office:value-type="string" calcext:value-type="string">
            <text:p>django flask (2)</text:p>
          </table:table-cell>
          <table:table-cell office:value-type="float" office:value="827" calcext:value-type="float">
            <text:p>827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1/django-vs-flask-which-is-the-best-python-web-framework/, https://kinsta.com/blog/flask-vs-django/, https://www.aalpha.net/blog/flask-vs-django-difference/, https://www.netsolutions.com/insights/flask-vs-django/, https://www.reddit.com/r/django/comments/xspde5/django_vs_flask_which_enables_faster_development/, https://www.simplilearn.com/flask-vs-django-artic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flask</text:p>
          </table:table-cell>
          <table:table-cell office:value-type="string" calcext:value-type="string">
            <text:p>django flask (2)</text:p>
          </table:table-cell>
          <table:table-cell office:value-type="float" office:value="21" calcext:value-type="float">
            <text:p>2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1/django-vs-flask-which-is-the-best-python-web-framework/, https://kinsta.com/blog/flask-vs-django/, https://www.aalpha.net/blog/flask-vs-django-difference/, https://www.netsolutions.com/insights/flask-vs-django/, https://www.reddit.com/r/django/comments/xspde5/django_vs_flask_which_enables_faster_development/, https://www.simplilearn.com/flask-vs-django-artic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266" calcext:value-type="float">
            <text:p>266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rrors</text:p>
          </table:table-cell>
          <table:table-cell office:value-type="string" calcext:value-type="string">
            <text:p>django exceptions (9)</text:p>
          </table:table-cell>
          <table:table-cell office:value-type="float" office:value="259" calcext:value-type="float">
            <text:p>259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134" calcext:value-type="float">
            <text:p>134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aise</text:p>
          </table:table-cell>
          <table:table-cell office:value-type="string" calcext:value-type="string">
            <text:p>django exceptions (9)</text:p>
          </table:table-cell>
          <table:table-cell office:value-type="float" office:value="62" calcext:value-type="float">
            <text:p>62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26" calcext:value-type="float">
            <text:p>26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exception</text:p>
          </table:table-cell>
          <table:table-cell office:value-type="string" calcext:value-type="string">
            <text:p>django exceptions (9)</text:p>
          </table:table-cell>
          <table:table-cell office:value-type="float" office:value="25" calcext:value-type="float">
            <text:p>2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aise exception</text:p>
          </table:table-cell>
          <table:table-cell office:value-type="string" calcext:value-type="string">
            <text:p>django exceptions (9)</text:p>
          </table:table-cell>
          <table:table-cell office:value-type="float" office:value="25" calcext:value-type="float">
            <text:p>2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15" calcext:value-type="float">
            <text:p>15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tp exceptions</text:p>
          </table:table-cell>
          <table:table-cell office:value-type="string" calcext:value-type="string">
            <text:p>django exceptions (9)</text:p>
          </table:table-cell>
          <table:table-cell office:value-type="float" office:value="9" calcext:value-type="float">
            <text:p>9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exceptions-and-error-handling/, https://www.askpython.com/django/django-exception-handling, https://elvanco.com/blog/how-to-handle-errors-and-exceptions-in-django, https://www.educba.com/django-exceptions/, https://www.geeksforgeeks.org/exception-handing-in-django/, https://www.django-rest-framework.org/api-guide/exceptions/, http://docs.djangoproject.com/en/dev/ref/exceptions/, https://studygyaan.com/django/django-custom-exceptions-enhancing-error-handling, https://docs.djangoproject.com/en/5.1/ref/exceptions/, https://www.decodejava.com/django-exceptions.ht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</text:p>
          </table:table-cell>
          <table:table-cell office:value-type="string" calcext:value-type="string">
            <text:p>django шаблоны (7)</text:p>
          </table:table-cell>
          <table:table-cell office:value-type="float" office:value="348" calcext:value-type="float">
            <text:p>348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ml</text:p>
          </table:table-cell>
          <table:table-cell office:value-type="string" calcext:value-type="string">
            <text:p>django шаблоны (7)</text:p>
          </table:table-cell>
          <table:table-cell office:value-type="float" office:value="324" calcext:value-type="float">
            <text:p>324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ml шаблоны django</text:p>
          </table:table-cell>
          <table:table-cell office:value-type="string" calcext:value-type="string">
            <text:p>django шаблоны (7)</text:p>
          </table:table-cell>
          <table:table-cell office:value-type="float" office:value="35" calcext:value-type="float">
            <text:p>35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tml templates</text:p>
          </table:table-cell>
          <table:table-cell office:value-type="string" calcext:value-type="string">
            <text:p>django шаблоны (7)</text:p>
          </table:table-cell>
          <table:table-cell office:value-type="float" office:value="25" calcext:value-type="float">
            <text:p>25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 приложений</text:p>
          </table:table-cell>
          <table:table-cell office:value-type="string" calcext:value-type="string">
            <text:p>django шаблоны (7)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template</text:p>
          </table:table-cell>
          <table:table-cell office:value-type="string" calcext:value-type="string">
            <text:p>django шаблоны (7)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пособ подключения html шаблонов в django</text:p>
          </table:table-cell>
          <table:table-cell office:value-type="string" calcext:value-type="string">
            <text:p>django шаблоны (7)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1.php, https://ru.hexlet.io/courses/python-django-basics/lessons/templates/theory_unit, https://sky.pro/wiki/python/rabota-s-shablonami-v-django/, https://dclimber.gitlab.io/ru/posts/django-templates/, https://docs.djangoproject.com/en/5.2/topics/templates/, https://blog.jetbrains.com/pycharm/2025/02/the-ultimate-guide-to-django-templates/, https://www.geeksforgeeks.org/django-templates/, https://dzen.ru/a/X6jEf7H7zy4jWsh0, https://javarush.com/quests/lectures/ru.javarush.python.django.lecture.level05.lecture01, https://evileg.com/ru/post/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django</text:p>
          </table:table-cell>
          <table:table-cell office:value-type="string" calcext:value-type="string">
            <text:p>nginx django (2)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setting-nginx-django-project/, https://docs.nginx.com/nginx/admin-guide/web-server/app-gateway-uwsgi-django/, https://realpython.com/django-nginx-gunicorn/, https://uwsgi-docs.readthedocs.io/en/latest/tutorials/Django_and_nginx.html, https://www.digitalocean.com/community/tutorials/how-to-set-up-django-with-postgres-nginx-and-gunicorn-on-ubuntu, https://www.reddit.com/r/django/comments/xc52qd/moving_to_production_how_to_properly_config_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inx with django</text:p>
          </table:table-cell>
          <table:table-cell office:value-type="string" calcext:value-type="string">
            <text:p>nginx django (2)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setting-nginx-django-project/, https://docs.nginx.com/nginx/admin-guide/web-server/app-gateway-uwsgi-django/, https://realpython.com/django-nginx-gunicorn/, https://uwsgi-docs.readthedocs.io/en/latest/tutorials/Django_and_nginx.html, https://www.digitalocean.com/community/tutorials/how-to-set-up-django-with-postgres-nginx-and-gunicorn-on-ubuntu, https://www.reddit.com/r/django/comments/xc52qd/moving_to_production_how_to_properly_config_ngin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</text:p>
          </table:table-cell>
          <table:table-cell office:value-type="string" calcext:value-type="string">
            <text:p>django user (4)</text:p>
          </table:table-cell>
          <table:table-cell office:value-type="float" office:value="584" calcext:value-type="float">
            <text:p>584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model</text:p>
          </table:table-cell>
          <table:table-cell office:value-type="string" calcext:value-type="string">
            <text:p>django user (4)</text:p>
          </table:table-cell>
          <table:table-cell office:value-type="float" office:value="118" calcext:value-type="float">
            <text:p>11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одель user django</text:p>
          </table:table-cell>
          <table:table-cell office:value-type="string" calcext:value-type="string">
            <text:p>django user (4)</text:p>
          </table:table-cell>
          <table:table-cell office:value-type="float" office:value="20" calcext:value-type="float">
            <text:p>20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ь пользователя</text:p>
          </table:table-cell>
          <table:table-cell office:value-type="string" calcext:value-type="string">
            <text:p>django user (4)</text:p>
          </table:table-cell>
          <table:table-cell office:value-type="float" office:value="9" calcext:value-type="float">
            <text:p>9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uth/, https://javarush.com/quests/lectures/ru.javarush.python.django.lecture.level15.lecture02, https://learndjango.com/tutorials/django-custom-user-model, https://www.geeksforgeeks.org/how-to-use-user-model-in-django/, https://testdriven.io/blog/django-custom-user-model/, https://www.scaler.com/topics/django/Django-user-model/, https://habr.com/ru/articles/313764/, https://medium.com/django-unleashed/custom-user-model-in-django-98b9a401a6a2, https://reintech.io/blog/creating-custom-user-model-django-tutorial, https://www.freecodecamp.org/news/how-to-extend-the-django-user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405" calcext:value-type="float">
            <text:p>40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приложение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6" calcext:value-type="float">
            <text:p>56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0" calcext:value-type="float">
            <text:p>5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приложение на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зработка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30" calcext:value-type="float">
            <text:p>3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оздать приложение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29" calcext:value-type="float">
            <text:p>29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овое приложение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app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создание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13" calcext:value-type="float">
            <text:p>13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веб приложения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13" calcext:value-type="float">
            <text:p>13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еб приложение на python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8" calcext:value-type="float">
            <text:p>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нового приложения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7" calcext:value-type="float">
            <text:p>7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 приложение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7" calcext:value-type="float">
            <text:p>7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а для создания приложения в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6" calcext:value-type="float">
            <text:p>6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веб приложения на python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д на django python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а для создания нового приложения в django</text:p>
          </table:table-cell>
          <table:table-cell office:value-type="string" calcext:value-type="string">
            <text:p>django приложения (17)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metanit.com/python/django/1.4.php, https://sky.pro/wiki/python/sozdanie-pervogo-veb-prilozheniya-na-django/, https://www.geeksforgeeks.org/how-to-create-an-app-in-django/, https://blog.skillfactory.ru/django-s-chego-nachat-obychenie/, https://tproger.ru/translations/create-your-first-django-app, https://selectel.ru/blog/tutorials/create-projecton-django/, https://proglib.io/p/django-s-nulya-chast-1-pishem-mnogopolzovatelskiy-blog-dlya-kluba-lyubiteley-zadach-python-2022-06-06, https://docs.djangoproject.com/en/5.2/intro/tutorial01/, https://javarush.com/quests/lectures/ru.javarush.python.django.lecture.level01.lecture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s</text:p>
          </table:table-cell>
          <table:table-cell office:value-type="string" calcext:value-type="string">
            <text:p>django templates (5)</text:p>
          </table:table-cell>
          <table:table-cell office:value-type="float" office:value="631" calcext:value-type="float">
            <text:p>631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template</text:p>
          </table:table-cell>
          <table:table-cell office:value-type="string" calcext:value-type="string">
            <text:p>django templates (5)</text:p>
          </table:table-cell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late name django</text:p>
          </table:table-cell>
          <table:table-cell office:value-type="string" calcext:value-type="string">
            <text:p>django templates (5)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ad template</text:p>
          </table:table-cell>
          <table:table-cell office:value-type="string" calcext:value-type="string">
            <text:p>django templates (5)</text:p>
          </table:table-cell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nder template</text:p>
          </table:table-cell>
          <table:table-cell office:value-type="string" calcext:value-type="string">
            <text:p>django templates (5)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rabota-s-shablonami-v-django/, https://blog.jetbrains.com/pycharm/2025/02/the-ultimate-guide-to-django-templates/, https://dev.to/mr_destructive/django-basics-templates-amp, https://www.scaler.com/topics/django/django-templates/, https://docs.djangoproject.com/en/5.2/topics/templates/, https://www.simplifiedpython.net/django-templates-tutorial/, https://django.readthedocs.io/en/stable/topics/templates.html, https://metanit.com/python/django/2.1.php, https://realpython.com/django-templates-tags-filters/, https://www.geeksforgeeks.org/django-templates-directory-structure-explain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s</text:p>
          </table:table-cell>
          <table:table-cell office:value-type="string" calcext:value-type="string">
            <text:p>django fields (6)</text:p>
          </table:table-cell>
          <table:table-cell office:value-type="float" office:value="521" calcext:value-type="float">
            <text:p>521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ields</text:p>
          </table:table-cell>
          <table:table-cell office:value-type="string" calcext:value-type="string">
            <text:p>django fields (6)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fields</text:p>
          </table:table-cell>
          <table:table-cell office:value-type="string" calcext:value-type="string">
            <text:p>django fields (6)</text:p>
          </table:table-cell>
          <table:table-cell office:value-type="float" office:value="16" calcext:value-type="float">
            <text:p>1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 types</text:p>
          </table:table-cell>
          <table:table-cell office:value-type="string" calcext:value-type="string">
            <text:p>django fields (6)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fields</text:p>
          </table:table-cell>
          <table:table-cell office:value-type="string" calcext:value-type="string">
            <text:p>django fields (6)</text:p>
          </table:table-cell>
          <table:table-cell office:value-type="float" office:value="11" calcext:value-type="float">
            <text:p>11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models fields</text:p>
          </table:table-cell>
          <table:table-cell office:value-type="string" calcext:value-type="string">
            <text:p>django fields (6)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www.geeksforgeeks.org/django-model-data-types-and-fields-list/, https://docs.djangoproject.com/en/5.1/ref/models/fields/, https://metanit.com/python/django/5.2.php, https://www.freecodecamp.org/news/common-django-model-fields-and-their-use-cases/, https://developer.mozilla.org/ru/docs/Learn_web_development/Extensions/Server-side/Django/Models, https://ilovedjango.com/django/models-and-databases/model-fields/, https://habr.com/ru/articles/74856/, https://djangoway.hashnode.dev/django-models, https://entri.app/blog/pytho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ginx</text:p>
          </table:table-cell>
          <table:table-cell office:value-type="string" calcext:value-type="string">
            <text:p>django nginx (9)</text:p>
          </table:table-cell>
          <table:table-cell office:value-type="float" office:value="221" calcext:value-type="float">
            <text:p>221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197" calcext:value-type="float">
            <text:p>19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rver</text:p>
          </table:table-cell>
          <table:table-cell office:value-type="string" calcext:value-type="string">
            <text:p>django nginx (9)</text:p>
          </table:table-cell>
          <table:table-cell office:value-type="float" office:value="142" calcext:value-type="float">
            <text:p>142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 на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31" calcext:value-type="float">
            <text:p>31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server</text:p>
          </table:table-cell>
          <table:table-cell office:value-type="string" calcext:value-type="string">
            <text:p>django nginx (9)</text:p>
          </table:table-cell>
          <table:table-cell office:value-type="float" office:value="17" calcext:value-type="float">
            <text:p>1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еб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сервер</text:p>
          </table:table-cell>
          <table:table-cell office:value-type="string" calcext:value-type="string">
            <text:p>django nginx (9)</text:p>
          </table:table-cell>
          <table:table-cell office:value-type="float" office:value="9" calcext:value-type="float">
            <text:p>9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ервер приложений django</text:p>
          </table:table-cell>
          <table:table-cell office:value-type="string" calcext:value-type="string">
            <text:p>django nginx (9)</text:p>
          </table:table-cell>
          <table:table-cell office:value-type="float" office:value="7" calcext:value-type="float">
            <text:p>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астройка сервера</text:p>
          </table:table-cell>
          <table:table-cell office:value-type="string" calcext:value-type="string">
            <text:p>django nginx (9)</text:p>
          </table:table-cell>
          <table:table-cell office:value-type="float" office:value="7" calcext:value-type="float">
            <text:p>7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lectel.ru/blog/tutorials/nginx-and-unicorn-for-django-project/, https://beget.com/ru/kb/how-to/vps/razvertyvanie-django-s-pomoshchyu-nginx-postgresql-i-gunicorn, https://1cloud.ru/blog/django_one_server, https://developer.mozilla.org/ru/docs/Learn_web_development/Extensions/Server-side/Django/Deployment, https://habr.com/ru/articles/226419/, https://timeweb.cloud/tutorials/django/kak-ustanovit-django-nginx-i-gunicorn-na-virtualnyj-server, https://docs.djangoproject.com/en/5.2/intro/tutorial01/, https://itobereg.ru/services/install-django-nginx, https://dev.to/christopherchantres/your-first-backend-web-server-with-django-24c1, https://pythonru.com/primery/blog-na-django-3-zapusk-serve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ter</text:p>
          </table:table-cell>
          <table:table-cell office:value-type="string" calcext:value-type="string">
            <text:p>django filter (7)</text:p>
          </table:table-cell>
          <table:table-cell office:value-type="float" office:value="469" calcext:value-type="float">
            <text:p>469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filter</text:p>
          </table:table-cell>
          <table:table-cell office:value-type="string" calcext:value-type="string">
            <text:p>django filter (7)</text:p>
          </table:table-cell>
          <table:table-cell office:value-type="float" office:value="27" calcext:value-type="float">
            <text:p>27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filter</text:p>
          </table:table-cell>
          <table:table-cell office:value-type="string" calcext:value-type="string">
            <text:p>django filter (7)</text:p>
          </table:table-cell>
          <table:table-cell office:value-type="float" office:value="26" calcext:value-type="float">
            <text:p>26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filter</text:p>
          </table:table-cell>
          <table:table-cell office:value-type="string" calcext:value-type="string">
            <text:p>django filter (7)</text:p>
          </table:table-cell>
          <table:table-cell office:value-type="float" office:value="23" calcext:value-type="float">
            <text:p>23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ilter</text:p>
          </table:table-cell>
          <table:table-cell office:value-type="string" calcext:value-type="string">
            <text:p>django filter (7)</text:p>
          </table:table-cell>
          <table:table-cell office:value-type="float" office:value="21" calcext:value-type="float">
            <text:p>21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ter fields</text:p>
          </table:table-cell>
          <table:table-cell office:value-type="string" calcext:value-type="string">
            <text:p>django filter (7)</text:p>
          </table:table-cell>
          <table:table-cell office:value-type="float" office:value="13" calcext:value-type="float">
            <text:p>13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filter django</text:p>
          </table:table-cell>
          <table:table-cell office:value-type="string" calcext:value-type="string">
            <text:p>django filter (7)</text:p>
          </table:table-cell>
          <table:table-cell office:value-type="float" office:value="6" calcext:value-type="float">
            <text:p>6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metody-filtracii-v-django/, https://metanit.com/python/django/5.13.php, https://proproprogs.ru/django/osnovy-orm-django-za-chas, https://www.geeksforgeeks.org/different-types-of-filter-command-for-database-in-django/, http://docs.djangoproject.com/en/dev/ref/models/querysets/, https://django.readthedocs.io/en/stable/topics/db/queries.html, https://dvmn.org/encyclopedia/django_orm/filter-start/, https://www.w3schools.com/django/django_queryset_filter.php, https://codesarray.com/view/Q-Objects-in-Django, https://django-filter.readthedocs.io/en/stable/guide/usag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ame</text:p>
          </table:table-cell>
          <table:table-cell office:value-type="string" calcext:value-type="string">
            <text:p>django name (3)</text:p>
          </table:table-cell>
          <table:table-cell office:value-type="float" office:value="519" calcext:value-type="float">
            <text:p>519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nderstanding-related-name-in-django-models/, https://sky.pro/media/zachem-nuzhen-related_name-v-django/, https://www.youtube.com/watch?v=IwepbF9aK0Y, https://docs.djangoproject.com/en/5.0/ref/models/fields/, https://javarush.com/quests/lectures/ru.javarush.python.django.lecture.level09.lecture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ed name</text:p>
          </table:table-cell>
          <table:table-cell office:value-type="string" calcext:value-type="string">
            <text:p>django name (3)</text:p>
          </table:table-cell>
          <table:table-cell office:value-type="float" office:value="43" calcext:value-type="float">
            <text:p>43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nderstanding-related-name-in-django-models/, https://sky.pro/media/zachem-nuzhen-related_name-v-django/, https://www.youtube.com/watch?v=IwepbF9aK0Y, https://docs.djangoproject.com/en/5.0/ref/models/fields/, https://javarush.com/quests/lectures/ru.javarush.python.django.lecture.level09.lecture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ated django model</text:p>
          </table:table-cell>
          <table:table-cell office:value-type="string" calcext:value-type="string">
            <text:p>django name (3)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nderstanding-related-name-in-django-models/, https://sky.pro/media/zachem-nuzhen-related_name-v-django/, https://www.youtube.com/watch?v=IwepbF9aK0Y, https://docs.djangoproject.com/en/5.0/ref/models/fields/, https://javarush.com/quests/lectures/ru.javarush.python.django.lecture.level09.lecture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я</text:p>
          </table:table-cell>
          <table:table-cell office:value-type="string" calcext:value-type="string">
            <text:p>django поля (7)</text:p>
          </table:table-cell>
          <table:table-cell office:value-type="float" office:value="403" calcext:value-type="float">
            <text:p>403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ля моделей django</text:p>
          </table:table-cell>
          <table:table-cell office:value-type="string" calcext:value-type="string">
            <text:p>django поля (7)</text:p>
          </table:table-cell>
          <table:table-cell office:value-type="float" office:value="72" calcext:value-type="float">
            <text:p>72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ипы</text:p>
          </table:table-cell>
          <table:table-cell office:value-type="string" calcext:value-type="string">
            <text:p>django поля (7)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type</text:p>
          </table:table-cell>
          <table:table-cell office:value-type="string" calcext:value-type="string">
            <text:p>django поля (7)</text:p>
          </table:table-cell>
          <table:table-cell office:value-type="float" office:value="19" calcext:value-type="float">
            <text:p>19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ипы данных</text:p>
          </table:table-cell>
          <table:table-cell office:value-type="string" calcext:value-type="string">
            <text:p>django поля (7)</text:p>
          </table:table-cell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ипы моделей</text:p>
          </table:table-cell>
          <table:table-cell office:value-type="string" calcext:value-type="string">
            <text:p>django поля (7)</text:p>
          </table:table-cell>
          <table:table-cell office:value-type="float" office:value="10" calcext:value-type="float">
            <text:p>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типы полей в django</text:p>
          </table:table-cell>
          <table:table-cell office:value-type="string" calcext:value-type="string">
            <text:p>django поля (7)</text:p>
          </table:table-cell>
          <table:table-cell office:value-type="float" office:value="10" calcext:value-type="float">
            <text:p>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2.php, https://pythonclass.ru/django/modeli-v-django/, https://developer.mozilla.org/ru/docs/Learn_web_development/Extensions/Server-side/Django/Models, https://dzen.ru/a/Y2eaYUTbs3_5Yshs, https://habr.com/ru/articles/74856/, https://javarush.com/quests/lectures/ru.javarush.python.django.lecture.level07.lecture03, https://docs.djangoproject.com/en/5.0/ref/models/fields/, https://tr-page.yandex.ru/translate?lang=en-ru&amp;url=https%3A%2F%2Fwww.geeksforgeeks.org%2Fdjango-model-data-types-and-fields-list%2F, https://www.geeksforgeeks.org/django-model-data-types-and-fields-list/, https://www.webforefront.com/django/modeldatatypesandvalidatio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играции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88" calcext:value-type="float">
            <text:p>188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igration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43" calcext:value-type="float">
            <text:p>143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igrate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75" calcext:value-type="float">
            <text:p>75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migrations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23" calcext:value-type="float">
            <text:p>23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igrations table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9" calcext:value-type="float">
            <text:p>19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нить миграции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7" calcext:value-type="float">
            <text:p>17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играции данных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5" calcext:value-type="float">
            <text:p>15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манда миграции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4" calcext:value-type="float">
            <text:p>14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играция базы данных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3" calcext:value-type="float">
            <text:p>13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выполнить миграции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age py migrate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играция моделей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1" calcext:value-type="float">
            <text:p>1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itial migration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11" calcext:value-type="float">
            <text:p>1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ke migration django</text:p>
          </table:table-cell>
          <table:table-cell office:value-type="string" calcext:value-type="string">
            <text:p>django миграции (14)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ickmccullum.com/how-to-use-django-migrations/, https://sky.pro/wiki/python/migracii-bazy-dannyh-v-django/, https://dvmn.org/encyclopedia/django-migrations/migrations/, https://javarush.com/quests/lectures/ru.javarush.python.django.lecture.level02.lecture08, https://docs.djangoproject.com/en/5.2/topics/migrations/, https://habr.com/ru/companies/idaproject/articles/865036/, https://vindevs.com/blog/how-to-write-a-django-data-migration-how-they-work-p76/, https://www.geeksforgeeks.org/django-basic-app-model-makemigrations-and-migrate/, https://tr-page.yandex.ru/translate?lang=en-ru&amp;url=https%3A%2F%2Fwww.geeksforgeeks.org%2Fdjango-migrations-python%2F, https://blog.logrocket.com/making-django-migrations-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ры</text:p>
          </table:table-cell>
          <table:table-cell office:value-type="string" calcext:value-type="string">
            <text:p>django примеры (3)</text:p>
          </table:table-cell>
          <table:table-cell office:value-type="float" office:value="468" calcext:value-type="float">
            <text:p>468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ist.ru/11-proektov-na-django-dlya-nachinayushhih/, https://www.softformance.com/blog/19-django-apps/, https://www.techgeekbuzz.com/blog/django-projects/, https://proglib.io/p/django-s-nulya-chast-1-pishem-mnogopolzovatelskiy-blog-dlya-kluba-lyubiteley-zadach-python-2022-06-06, https://pythonru.com/baza-znanij/realnye-sajty-na-django, https://tr-page.yandex.ru/translate?lang=en-ru&amp;url=https%3A%2F%2Fwww.geeksforgeeks.org%2Fdjango-projects%2F, https://www.monocubed.com/blog/django-website-examp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 примеры</text:p>
          </table:table-cell>
          <table:table-cell office:value-type="string" calcext:value-type="string">
            <text:p>django примеры (3)</text:p>
          </table:table-cell>
          <table:table-cell office:value-type="float" office:value="27" calcext:value-type="float">
            <text:p>2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ist.ru/11-proektov-na-django-dlya-nachinayushhih/, https://www.softformance.com/blog/19-django-apps/, https://www.techgeekbuzz.com/blog/django-projects/, https://proglib.io/p/django-s-nulya-chast-1-pishem-mnogopolzovatelskiy-blog-dlya-kluba-lyubiteley-zadach-python-2022-06-06, https://pythonru.com/baza-znanij/realnye-sajty-na-django, https://tr-page.yandex.ru/translate?lang=en-ru&amp;url=https%3A%2F%2Fwww.geeksforgeeks.org%2Fdjango-projects%2F, https://www.monocubed.com/blog/django-website-examp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ложение примеры</text:p>
          </table:table-cell>
          <table:table-cell office:value-type="string" calcext:value-type="string">
            <text:p>django примеры (3)</text:p>
          </table:table-cell>
          <table:table-cell office:value-type="float" office:value="16" calcext:value-type="float">
            <text:p>16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ist.ru/11-proektov-na-django-dlya-nachinayushhih/, https://www.softformance.com/blog/19-django-apps/, https://www.techgeekbuzz.com/blog/django-projects/, https://proglib.io/p/django-s-nulya-chast-1-pishem-mnogopolzovatelskiy-blog-dlya-kluba-lyubiteley-zadach-python-2022-06-06, https://pythonru.com/baza-znanij/realnye-sajty-na-django, https://tr-page.yandex.ru/translate?lang=en-ru&amp;url=https%3A%2F%2Fwww.geeksforgeeks.org%2Fdjango-projects%2F, https://www.monocubed.com/blog/django-website-examp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</text:p>
          </table:table-cell>
          <table:table-cell office:value-type="string" calcext:value-type="string">
            <text:p>django static (9)</text:p>
          </table:table-cell>
          <table:table-cell office:value-type="float" office:value="329" calcext:value-type="float">
            <text:p>32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 files</text:p>
          </table:table-cell>
          <table:table-cell office:value-type="string" calcext:value-type="string">
            <text:p>django static (9)</text:p>
          </table:table-cell>
          <table:table-cell office:value-type="float" office:value="62" calcext:value-type="float">
            <text:p>6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атические файлы</text:p>
          </table:table-cell>
          <table:table-cell office:value-type="string" calcext:value-type="string">
            <text:p>django static (9)</text:p>
          </table:table-cell>
          <table:table-cell office:value-type="float" office:value="27" calcext:value-type="float">
            <text:p>27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files</text:p>
          </table:table-cell>
          <table:table-cell office:value-type="string" calcext:value-type="string">
            <text:p>django static (9)</text:p>
          </table:table-cell>
          <table:table-cell office:value-type="float" office:value="23" calcext:value-type="float">
            <text:p>23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tic файлы django</text:p>
          </table:table-cell>
          <table:table-cell office:value-type="string" calcext:value-type="string">
            <text:p>django static (9)</text:p>
          </table:table-cell>
          <table:table-cell office:value-type="float" office:value="21" calcext:value-type="float">
            <text:p>21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 url</text:p>
          </table:table-cell>
          <table:table-cell office:value-type="string" calcext:value-type="string">
            <text:p>django static (9)</text:p>
          </table:table-cell>
          <table:table-cell office:value-type="float" office:value="15" calcext:value-type="float">
            <text:p>15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ad static</text:p>
          </table:table-cell>
          <table:table-cell office:value-type="string" calcext:value-type="string">
            <text:p>django static (9)</text:p>
          </table:table-cell>
          <table:table-cell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апка static django</text:p>
          </table:table-cell>
          <table:table-cell office:value-type="string" calcext:value-type="string">
            <text:p>django static (9)</text:p>
          </table:table-cell>
          <table:table-cell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 settings</text:p>
          </table:table-cell>
          <table:table-cell office:value-type="string" calcext:value-type="string">
            <text:p>django static (9)</text:p>
          </table:table-cell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RU7JGsLJTs27prJ, https://metanit.com/python/django/2.2.php, https://learndjango.com/tutorials/django-static-files, https://docs.djangoproject.com/en/5.2/howto/static-files/, https://www.w3schools.com/django/django_add_static_files.php, https://pythonru.com/uroki/django-static, https://javarush.com/quests/lectures/ru.javarush.python.django.lecture.level02.lecture07, https://www.sitepoint.com/managing-static-files-in-django-a-comprehensive-guide/, https://www.geeksforgeeks.org/django-static-file/, https://habr.com/ru/companies/yandex_praktikum/articles/755470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</text:p>
          </table:table-cell>
          <table:table-cell office:value-type="string" calcext:value-type="string">
            <text:p>django file (4)</text:p>
          </table:table-cell>
          <table:table-cell office:value-type="float" office:value="388" calcext:value-type="float">
            <text:p>388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pload</text:p>
          </table:table-cell>
          <table:table-cell office:value-type="string" calcext:value-type="string">
            <text:p>django file (4)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pload files django</text:p>
          </table:table-cell>
          <table:table-cell office:value-type="string" calcext:value-type="string">
            <text:p>django file (4)</text:p>
          </table:table-cell>
          <table:table-cell office:value-type="float" office:value="33" calcext:value-type="float">
            <text:p>33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file</text:p>
          </table:table-cell>
          <table:table-cell office:value-type="string" calcext:value-type="string">
            <text:p>django file (4)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-flair.training/blogs/django-file-upload/, https://www.codeunderscored.com/upload-files-django/, https://dev.to/emiloju/how-to-handle-media-uploads-in-django-1kpc, https://docs.djangoproject.com/en/5.2/topics/http/file-uploads/, https://nuancesprog.ru/p/15641/, https://ordinarycoders.com/blog/article/django-file-image-uploads, https://proproprogs.ru/django4/django4-zagruzka-upload-faylov-na-server-klassy-filefield-i-imagefield, https://pythonguides.com/django-app-upload-files/, https://uproger.com/zagruzka-fajlov-s-pomoshhyu-django/, https://www.almabetter.com/bytes/tutorials/django/django-file-uplo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 nginx</text:p>
          </table:table-cell>
          <table:table-cell office:value-type="string" calcext:value-type="string">
            <text:p>django docker nginx (3)</text:p>
          </table:table-cell>
          <table:table-cell office:value-type="float" office:value="161" calcext:value-type="float">
            <text:p>16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ocker-django-nginx-gunicorn/16491, https://forum.djangoproject.com/t/serving-django-static-files-in-nginx-docker/33969, https://github.com/testdrivenio/django-on-docker, https://medium.com/@akshatgadodia/deploying-a-django-application-with-docker-nginx-and-certbot-eaf576463f19, https://medium.com/@nandagopal05/deploy-django-project-with-nginx-gunicorn-docker-to-production-b4368a2fefff, https://testdriven.io/blog/dockerizing-django-with-postgres-gunicorn-and-nginx/, https://www.codingforentrepreneurs.com/blog/django-gunicorn-nginx-docker, https://www.reddit.com/r/docker/comments/tqz9bo/looking_for_advice_on_how_to_deploy_a_django/, https://www.digitalocean.com/community/tutorials/how-to-set-up-django-with-postgres-nginx-and-gunicorn-on-ubunt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nginx</text:p>
          </table:table-cell>
          <table:table-cell office:value-type="string" calcext:value-type="string">
            <text:p>django docker nginx (3)</text:p>
          </table:table-cell>
          <table:table-cell office:value-type="float" office:value="161" calcext:value-type="float">
            <text:p>16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ocker-django-nginx-gunicorn/16491, https://forum.djangoproject.com/t/serving-django-static-files-in-nginx-docker/33969, https://github.com/testdrivenio/django-on-docker, https://medium.com/@akshatgadodia/deploying-a-django-application-with-docker-nginx-and-certbot-eaf576463f19, https://medium.com/@nandagopal05/deploy-django-project-with-nginx-gunicorn-docker-to-production-b4368a2fefff, https://testdriven.io/blog/dockerizing-django-with-postgres-gunicorn-and-nginx/, https://www.codingforentrepreneurs.com/blog/django-gunicorn-nginx-docker, https://www.reddit.com/r/docker/comments/tqz9bo/looking_for_advice_on_how_to_deploy_a_django/, https://www.digitalocean.com/community/tutorials/how-to-set-up-django-with-postgres-nginx-and-gunicorn-on-ubunt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nginx django</text:p>
          </table:table-cell>
          <table:table-cell office:value-type="string" calcext:value-type="string">
            <text:p>django docker nginx (3)</text:p>
          </table:table-cell>
          <table:table-cell office:value-type="float" office:value="161" calcext:value-type="float">
            <text:p>16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ocker-django-nginx-gunicorn/16491, https://forum.djangoproject.com/t/serving-django-static-files-in-nginx-docker/33969, https://github.com/testdrivenio/django-on-docker, https://medium.com/@akshatgadodia/deploying-a-django-application-with-docker-nginx-and-certbot-eaf576463f19, https://medium.com/@nandagopal05/deploy-django-project-with-nginx-gunicorn-docker-to-production-b4368a2fefff, https://testdriven.io/blog/dockerizing-django-with-postgres-gunicorn-and-nginx/, https://www.codingforentrepreneurs.com/blog/django-gunicorn-nginx-docker, https://www.reddit.com/r/docker/comments/tqz9bo/looking_for_advice_on_how_to_deploy_a_django/, https://www.digitalocean.com/community/tutorials/how-to-set-up-django-with-postgres-nginx-and-gunicorn-on-ubunt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</text:p>
          </table:table-cell>
          <table:table-cell office:value-type="string" calcext:value-type="string">
            <text:p>django orm (3)</text:p>
          </table:table-cell>
          <table:table-cell office:value-type="float" office:value="430" calcext:value-type="float">
            <text:p>430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2-orm-i-osnovy-raboty-s-bazami-dannyh-2024-01-29, https://proproprogs.ru/django/osnovy-orm-django-za-chas, https://web-100.ru/django-orm/, https://betterstack.com/community/guides/scaling-python/django-orm-intro/, https://habr.com/ru/articles/503526/, https://re-py-course.vercel.app/django/orm, https://ru.hexlet.io/courses/python-django-orm/lessons/concepts/theory_un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orm</text:p>
          </table:table-cell>
          <table:table-cell office:value-type="string" calcext:value-type="string">
            <text:p>django orm (3)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2-orm-i-osnovy-raboty-s-bazami-dannyh-2024-01-29, https://proproprogs.ru/django/osnovy-orm-django-za-chas, https://web-100.ru/django-orm/, https://betterstack.com/community/guides/scaling-python/django-orm-intro/, https://habr.com/ru/articles/503526/, https://re-py-course.vercel.app/django/orm, https://ru.hexlet.io/courses/python-django-orm/lessons/concepts/theory_un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бота с orm django</text:p>
          </table:table-cell>
          <table:table-cell office:value-type="string" calcext:value-type="string">
            <text:p>django orm (3)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lib.io/p/kurs-django-chast-2-orm-i-osnovy-raboty-s-bazami-dannyh-2024-01-29, https://proproprogs.ru/django/osnovy-orm-django-za-chas, https://web-100.ru/django-orm/, https://betterstack.com/community/guides/scaling-python/django-orm-intro/, https://habr.com/ru/articles/503526/, https://re-py-course.vercel.app/django/orm, https://ru.hexlet.io/courses/python-django-orm/lessons/concepts/theory_un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</text:p>
          </table:table-cell>
          <table:table-cell office:value-type="string" calcext:value-type="string">
            <text:p>django celery (3)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q.dev/en/stable/django/first-steps-with-django.html, https://habr.com/ru/companies/otus/articles/503380/, https://proglib.io/p/django-celery-i-redis-gayd-po-rabote-s-asinhronnymi-zadachami-2022-08-22, https://appliku.com/post/django-celery-tutorial-to-background-tasks/, https://code.tutsplus.com/ru/using-celery-with-django-for-background-task-processing--cms-28732t, https://gitverse.ru/blog/articles/development/542-ispolzovanie-celery-v-django-dlya-razlichnyh-zadach, https://www.geeksforgeeks.org/celery-integration-with-django/, https://www.nickmccullum.com/celery-django-periodic-task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sk</text:p>
          </table:table-cell>
          <table:table-cell office:value-type="string" calcext:value-type="string">
            <text:p>django celery (3)</text:p>
          </table:table-cell>
          <table:table-cell office:value-type="float" office:value="68" calcext:value-type="float">
            <text:p>68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q.dev/en/stable/django/first-steps-with-django.html, https://habr.com/ru/companies/otus/articles/503380/, https://proglib.io/p/django-celery-i-redis-gayd-po-rabote-s-asinhronnymi-zadachami-2022-08-22, https://appliku.com/post/django-celery-tutorial-to-background-tasks/, https://code.tutsplus.com/ru/using-celery-with-django-for-background-task-processing--cms-28732t, https://gitverse.ru/blog/articles/development/542-ispolzovanie-celery-v-django-dlya-razlichnyh-zadach, https://www.geeksforgeeks.org/celery-integration-with-django/, https://www.nickmccullum.com/celery-django-periodic-task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task</text:p>
          </table:table-cell>
          <table:table-cell office:value-type="string" calcext:value-type="string">
            <text:p>django celery (3)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celeryq.dev/en/stable/django/first-steps-with-django.html, https://habr.com/ru/companies/otus/articles/503380/, https://proglib.io/p/django-celery-i-redis-gayd-po-rabote-s-asinhronnymi-zadachami-2022-08-22, https://appliku.com/post/django-celery-tutorial-to-background-tasks/, https://code.tutsplus.com/ru/using-celery-with-django-for-background-task-processing--cms-28732t, https://gitverse.ru/blog/articles/development/542-ispolzovanie-celery-v-django-dlya-razlichnyh-zadach, https://www.geeksforgeeks.org/celery-integration-with-django/, https://www.nickmccullum.com/celery-django-periodic-task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wagger</text:p>
          </table:table-cell>
          <table:table-cell office:value-type="string" calcext:value-type="string">
            <text:p>django swagger (2)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ihuni/how-to-use-swagger-ui-with-django-4l4a, https://django-rest-swagger.readthedocs.io/, https://drf-yasg.readthedocs.io/en/stable/readme.html, https://episyche.com/blog/how-to-create-django-api-documentation-using-swagger, https://medium.com/@chodvadiyasaurabh/creating-interactive-api-documentation-with-swagger-ui-in-django-53fa9e9898dc, https://medium.com/@ukemeboswilson/creating-swagger-documentation-in-django-rest-framework-a-guide-to-drf-yasg-and-drf-spectacular-216fc41d47de, https://www.515tech.com/post/swagger-for-django-creating-useable-api-documentation, https://www.django-rest-framework.org/topics/documenting-your-api/, https://www.reddit.com/r/django/comments/12x52sd/swagger_for_django_api/, https://www.speakeasy.com/openapi/framework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agger django</text:p>
          </table:table-cell>
          <table:table-cell office:value-type="string" calcext:value-type="string">
            <text:p>django swagger (2)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ihuni/how-to-use-swagger-ui-with-django-4l4a, https://django-rest-swagger.readthedocs.io/, https://drf-yasg.readthedocs.io/en/stable/readme.html, https://episyche.com/blog/how-to-create-django-api-documentation-using-swagger, https://medium.com/@chodvadiyasaurabh/creating-interactive-api-documentation-with-swagger-ui-in-django-53fa9e9898dc, https://medium.com/@ukemeboswilson/creating-swagger-documentation-in-django-rest-framework-a-guide-to-drf-yasg-and-drf-spectacular-216fc41d47de, https://www.515tech.com/post/swagger-for-django-creating-useable-api-documentation, https://www.django-rest-framework.org/topics/documenting-your-api/, https://www.reddit.com/r/django/comments/12x52sd/swagger_for_django_api/, https://www.speakeasy.com/openapi/frameworks/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294" calcext:value-type="float">
            <text:p>294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39" calcext:value-type="float">
            <text:p>39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база данных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дключение postgresql к django</text:p>
          </table:table-cell>
          <table:table-cell office:value-type="string" calcext:value-type="string">
            <text:p>django postgresql (6)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подключить postgresql к django</text:p>
          </table:table-cell>
          <table:table-cell office:value-type="string" calcext:value-type="string">
            <text:p>django postgresql (6)</text:p>
          </table:table-cell>
          <table:table-cell office:value-type="float" office:value="12" calcext:value-type="float">
            <text:p>12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postgresql</text:p>
          </table:table-cell>
          <table:table-cell office:value-type="string" calcext:value-type="string">
            <text:p>django postgresql (6)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8host.com/blog/kak-ispolzovat-postgresql-v-prilozhenii-django/, https://proghunter.ru/articles/django-base-2023-installing-postgresql-in-django, https://docs.djangoproject.com/en/5.1/ref/databases/, https://github.com/vasilbekk/django-postgresql, https://sky.pro/wiki/python/nastrojka-podklyucheniya-k-baze-dannyh-v-django/, https://beget.com/ru/kb/how-to/vps/razvertyvanie-django-s-pomoshchyu-nginx-postgresql-i-gunicorn, https://codedec.com/tutorials/creating-a-simple-django-application-with-postgresql-database/, https://timeweb.com/ru/community/articles/kak-ispolzovat-postgresql-c-prilozheniem-django-na-ubuntu-16-04, https://tr-page.yandex.ru/translate?lang=en-ru&amp;url=https%3A%2F%2Fwww.geeksforgeeks.org%2Fhow-to-use-postgresql-database-in-django%2F, https://betterstack.com/community/guides/scaling-python/django-postgresq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сайта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05" calcext:value-type="float">
            <text:p>10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оздание сайта python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78" calcext:value-type="float">
            <text:p>78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 с нуля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38" calcext:value-type="float">
            <text:p>38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ем сайт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создаем сайт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23" calcext:value-type="float">
            <text:p>23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python django с нуля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22" calcext:value-type="float">
            <text:p>22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сделать сайт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6" calcext:value-type="float">
            <text:p>16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работка сайта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ишем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од сайта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написать сайт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9" calcext:value-type="float">
            <text:p>9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ишем сайт на django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6" calcext:value-type="float">
            <text:p>6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страниц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страницу</text:p>
          </table:table-cell>
          <table:table-cell office:value-type="string" calcext:value-type="string">
            <text:p>создание сайта на django (14)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49142/, https://sky.pro/wiki/python/sozdanie-sajta-na-django-s-nulya/, https://jino.ru/spravka/hosting/articles/django_app.html, https://www.youtube.com/playlist?list=PL0lO_mIqDDFXx5_8RmAqAmD_Cdb9DV-H5, https://tr-page.yandex.ru/translate?lang=en-ru&amp;url=https%3A%2F%2Fwww.geeksforgeeks.org%2Fdjango-creating-a-multi-page-website%2F, https://skillbox.ru/media/code/pishem-prilozhenie-na-django-chast-1-ustanavlivaem-freymvork-nastraivaem-dvizhok-i-zapisi/, https://python-scripts.com/django-simple-site-heroku, https://selectel.ru/blog/tutorials/create-projecton-django/, https://proghunter.ru/articles/creating-a-site-step-by-step-on-django-41, https://docs.djangoproject.com/en/5.2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ysql</text:p>
          </table:table-cell>
          <table:table-cell office:value-type="string" calcext:value-type="string">
            <text:p>django mysql (3)</text:p>
          </table:table-cell>
          <table:table-cell office:value-type="float" office:value="309" calcext:value-type="float">
            <text:p>30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mysql.com/doc/connector-python/en/connector-python-django-backend.html, https://docs.djangoproject.com/en/5.2/ref/databases/, https://medium.com/@nikhilrpandey15/beginners-guide-to-django-setting-up-projects-with-mysql-03ff8cb43a44, https://pypi.org/project/django-mysql/, https://stackoverflow.com/questions/19189813/setting-django-up-to-use-mysql, https://www.digitalocean.com/community/tutorials/how-to-create-a-django-app-and-connect-it-to-a-database, https://docs.appseed.us/content/how-to/django-use-mysql/, https://forum.djangoproject.com/t/please-help-how-can-i-import-mysql-connector-into-django-project/34881, https://www.pythonanywhere.com/forums/topic/34039/, https://www.reddit.com/r/django/comments/1888st2/hosting_django_project_with_mysql_as_db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mysql</text:p>
          </table:table-cell>
          <table:table-cell office:value-type="string" calcext:value-type="string">
            <text:p>django mysql (3)</text:p>
          </table:table-cell>
          <table:table-cell office:value-type="float" office:value="51" calcext:value-type="float">
            <text:p>5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mysql.com/doc/connector-python/en/connector-python-django-backend.html, https://docs.djangoproject.com/en/5.2/ref/databases/, https://medium.com/@nikhilrpandey15/beginners-guide-to-django-setting-up-projects-with-mysql-03ff8cb43a44, https://pypi.org/project/django-mysql/, https://stackoverflow.com/questions/19189813/setting-django-up-to-use-mysql, https://www.digitalocean.com/community/tutorials/how-to-create-a-django-app-and-connect-it-to-a-database, https://docs.appseed.us/content/how-to/django-use-mysql/, https://forum.djangoproject.com/t/please-help-how-can-i-import-mysql-connector-into-django-project/34881, https://www.pythonanywhere.com/forums/topic/34039/, https://www.reddit.com/r/django/comments/1888st2/hosting_django_project_with_mysql_as_db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mysql</text:p>
          </table:table-cell>
          <table:table-cell office:value-type="string" calcext:value-type="string">
            <text:p>django mysql (3)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mysql.com/doc/connector-python/en/connector-python-django-backend.html, https://docs.djangoproject.com/en/5.2/ref/databases/, https://medium.com/@nikhilrpandey15/beginners-guide-to-django-setting-up-projects-with-mysql-03ff8cb43a44, https://pypi.org/project/django-mysql/, https://stackoverflow.com/questions/19189813/setting-django-up-to-use-mysql, https://www.digitalocean.com/community/tutorials/how-to-create-a-django-app-and-connect-it-to-a-database, https://docs.appseed.us/content/how-to/django-use-mysql/, https://forum.djangoproject.com/t/please-help-how-can-i-import-mysql-connector-into-django-project/34881, https://www.pythonanywhere.com/forums/topic/34039/, https://www.reddit.com/r/django/comments/1888st2/hosting_django_project_with_mysql_as_db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айлы</text:p>
          </table:table-cell>
          <table:table-cell office:value-type="string" calcext:value-type="string">
            <text:p>django файлы (3)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5641/, https://proproprogs.ru/django4/django4-zagruzka-upload-faylov-na-server-klassy-filefield-i-imagefield, https://python-scripts.com/django-image-upload, https://uproger.com/zagruzka-fajlov-s-pomoshhyu-django/, https://studygyaan.com/django/how-to-upload-and-download-files-in-django, https://www.youtube.com/watch?v=O9t6hbG_S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айл сервер</text:p>
          </table:table-cell>
          <table:table-cell office:value-type="string" calcext:value-type="string">
            <text:p>django файлы (3)</text:p>
          </table:table-cell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5641/, https://proproprogs.ru/django4/django4-zagruzka-upload-faylov-na-server-klassy-filefield-i-imagefield, https://python-scripts.com/django-image-upload, https://uproger.com/zagruzka-fajlov-s-pomoshhyu-django/, https://studygyaan.com/django/how-to-upload-and-download-files-in-django, https://www.youtube.com/watch?v=O9t6hbG_S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файлами</text:p>
          </table:table-cell>
          <table:table-cell office:value-type="string" calcext:value-type="string">
            <text:p>django файлы (3)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5641/, https://proproprogs.ru/django4/django4-zagruzka-upload-faylov-na-server-klassy-filefield-i-imagefield, https://python-scripts.com/django-image-upload, https://uproger.com/zagruzka-fajlov-s-pomoshhyu-django/, https://studygyaan.com/django/how-to-upload-and-download-files-in-django, https://www.youtube.com/watch?v=O9t6hbG_S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ps</text:p>
          </table:table-cell>
          <table:table-cell office:value-type="string" calcext:value-type="string">
            <text:p>django apps (2)</text:p>
          </table:table-cell>
          <table:table-cell office:value-type="float" office:value="297" calcext:value-type="float">
            <text:p>297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applications/, https://metanit.com/python/django/1.4.php, https://skillbox.ru/media/code/pishem-prilozhenie-na-django-chast-1-ustanavlivaem-freymvork-nastraivaem-dvizhok-i-zapisi/, https://www.geeksforgeeks.org/how-to-create-an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alled apps django</text:p>
          </table:table-cell>
          <table:table-cell office:value-type="string" calcext:value-type="string">
            <text:p>django apps (2)</text:p>
          </table:table-cell>
          <table:table-cell office:value-type="float" office:value="39" calcext:value-type="float">
            <text:p>39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applications/, https://metanit.com/python/django/1.4.php, https://skillbox.ru/media/code/pishem-prilozhenie-na-django-chast-1-ustanavlivaem-freymvork-nastraivaem-dvizhok-i-zapisi/, https://www.geeksforgeeks.org/how-to-create-an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erbose</text:p>
          </table:table-cell>
          <table:table-cell office:value-type="string" calcext:value-type="string">
            <text:p>django verbose (5)</text:p>
          </table:table-cell>
          <table:table-cell office:value-type="float" office:value="145" calcext:value-type="float">
            <text:p>14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ta</text:p>
          </table:table-cell>
          <table:table-cell office:value-type="string" calcext:value-type="string">
            <text:p>django verbose (5)</text:p>
          </table:table-cell>
          <table:table-cell office:value-type="float" office:value="81" calcext:value-type="float">
            <text:p>8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bose name django что это</text:p>
          </table:table-cell>
          <table:table-cell office:value-type="string" calcext:value-type="string">
            <text:p>django verbose (5)</text:p>
          </table:table-cell>
          <table:table-cell office:value-type="float" office:value="46" calcext:value-type="float">
            <text:p>46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meta django</text:p>
          </table:table-cell>
          <table:table-cell office:value-type="string" calcext:value-type="string">
            <text:p>django verbose (5)</text:p>
          </table:table-cell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meta</text:p>
          </table:table-cell>
          <table:table-cell office:value-type="string" calcext:value-type="string">
            <text:p>django verbose (5)</text:p>
          </table:table-cell>
          <table:table-cell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92124/, https://ilovedjango.com/django/models-and-databases/meta-class-in-django-models/, https://developer.mozilla.org/ru/docs/Learn_web_development/Extensions/Server-side/Django/Models, https://www.delftstack.com/howto/django/class-meta-in-django/, https://docs.djangoproject.com/en/5.2/topics/db/models/, https://dzen.ru/a/ZSJjJbKAkSwpSSrW, https://www.iditect.com/guide/django/django-meta-class-attribute.html, https://www.programmingfunda.com/meta-class-in-django-model/, https://gist.github.com/Miron-Anosov/fe8470d4c70f4cf243babed0e3d71c3e, https://pythonhint.com/post/8654419725756922/verbose_name-for-a-models-meth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ootstrap</text:p>
          </table:table-cell>
          <table:table-cell office:value-type="string" calcext:value-type="string">
            <text:p>django bootstrap (3)</text:p>
          </table:table-cell>
          <table:table-cell office:value-type="float" office:value="220" calcext:value-type="float">
            <text:p>22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how-to-use-bootstrap-5-with-django-the-right-way/, https://wpdean.com/add-bootstrap-to-django/, https://www.w3schools.com/django/django_add_bootstrap5.php, https://django-bootstrap-v5.readthedocs.io/en/latest/quickstart.html, https://habr.com/ru/articles/811635/, https://javarush.com/quests/lectures/ru.javarush.python.django.lecture.level05.lecture07, https://proghunter.ru/articles/django-base-2023-adding-bootstrap-5-for-django-41-10, https://pypi.org/project/django-bootstrap5/, https://reintech.io/blog/django-bootstrap-frontend-quickstart, https://www.makeuseof.com/django-bootstrap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tstrap 5 django</text:p>
          </table:table-cell>
          <table:table-cell office:value-type="string" calcext:value-type="string">
            <text:p>django bootstrap (3)</text:p>
          </table:table-cell>
          <table:table-cell office:value-type="float" office:value="65" calcext:value-type="float">
            <text:p>65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how-to-use-bootstrap-5-with-django-the-right-way/, https://wpdean.com/add-bootstrap-to-django/, https://www.w3schools.com/django/django_add_bootstrap5.php, https://django-bootstrap-v5.readthedocs.io/en/latest/quickstart.html, https://habr.com/ru/articles/811635/, https://javarush.com/quests/lectures/ru.javarush.python.django.lecture.level05.lecture07, https://proghunter.ru/articles/django-base-2023-adding-bootstrap-5-for-django-41-10, https://pypi.org/project/django-bootstrap5/, https://reintech.io/blog/django-bootstrap-frontend-quickstart, https://www.makeuseof.com/django-bootstrap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bootstrap</text:p>
          </table:table-cell>
          <table:table-cell office:value-type="string" calcext:value-type="string">
            <text:p>django bootstrap (3)</text:p>
          </table:table-cell>
          <table:table-cell office:value-type="float" office:value="34" calcext:value-type="float">
            <text:p>34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gangasn.com/how-to-use-bootstrap-5-with-django-the-right-way/, https://wpdean.com/add-bootstrap-to-django/, https://www.w3schools.com/django/django_add_bootstrap5.php, https://django-bootstrap-v5.readthedocs.io/en/latest/quickstart.html, https://habr.com/ru/articles/811635/, https://javarush.com/quests/lectures/ru.javarush.python.django.lecture.level05.lecture07, https://proghunter.ru/articles/django-base-2023-adding-bootstrap-5-for-django-41-10, https://pypi.org/project/django-bootstrap5/, https://reintech.io/blog/django-bootstrap-frontend-quickstart, https://www.makeuseof.com/django-bootstrap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bles</text:p>
          </table:table-cell>
          <table:table-cell office:value-type="string" calcext:value-type="string">
            <text:p>django tables (2)</text:p>
          </table:table-cell>
          <table:table-cell office:value-type="float" office:value="151" calcext:value-type="float">
            <text:p>151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shxu/responsive-table-with-django-and-htmx-1fob, https://habr.com/ru/articles/326194/, https://pythonhint.com/post/6844887865996714/django-tables-column-filtering, https://pythonrepo.com/repo/jieter-django-tables2-python-django-utilities, https://www.valentinog.com/blog/django2-tables-htm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аблицы</text:p>
          </table:table-cell>
          <table:table-cell office:value-type="string" calcext:value-type="string">
            <text:p>django tables (2)</text:p>
          </table:table-cell>
          <table:table-cell office:value-type="float" office:value="144" calcext:value-type="float">
            <text:p>14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shxu/responsive-table-with-django-and-htmx-1fob, https://habr.com/ru/articles/326194/, https://pythonhint.com/post/6844887865996714/django-tables-column-filtering, https://pythonrepo.com/repo/jieter-django-tables2-python-django-utilities, https://www.valentinog.com/blog/django2-tables-htmx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егистрация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155" calcext:value-type="float">
            <text:p>155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егистрация пользователя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61" calcext:value-type="float">
            <text:p>6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gister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ак сделать регистрацию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форма регистрации django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регистрации пользователя</text:p>
          </table:table-cell>
          <table:table-cell office:value-type="string" calcext:value-type="string">
            <text:p>django регистрация (6)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donesrom/how-to-set-up-django-built-in-registration-in-2023-41hg, https://javarush.com/quests/lectures/ru.javarush.python.django.lecture.level15.lecture05, https://proglib.io/p/django-s-nulya-chast-2-registraciya-avtorizaciya-ogranichenie-dostupa-2022-06-08, https://habr.com/ru/companies/otus/articles/855086/, https://www.pythontutorial.net/django-tutorial/django-registration/, https://nuancesprog.ru/p/14830/, https://www.geeksforgeeks.org/how-to-register-users-in-django-rest-framework/, https://python-scripts.com/user-accounts-django, https://codedec.com/tutorials/how-to-create-login-and-registration-in-django/, https://fixmypc.ru/post/sozdaem-stranitsu-registratsii-polzovatelei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 module named</text:p>
          </table:table-cell>
          <table:table-cell office:value-type="string" calcext:value-type="string">
            <text:p>django no module named (5)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не видит django</text:p>
          </table:table-cell>
          <table:table-cell office:value-type="string" calcext:value-type="string">
            <text:p>django no module named (5)</text:p>
          </table:table-cell>
          <table:table-cell office:value-type="float" office:value="65" calcext:value-type="float">
            <text:p>65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ulenotfounderror</text:p>
          </table:table-cell>
          <table:table-cell office:value-type="string" calcext:value-type="string">
            <text:p>django no module named (5)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ulenotfounderror no module named django</text:p>
          </table:table-cell>
          <table:table-cell office:value-type="string" calcext:value-type="string">
            <text:p>django no module named (5)</text:p>
          </table:table-cell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 module named main</text:p>
          </table:table-cell>
          <table:table-cell office:value-type="string" calcext:value-type="string">
            <text:p>django no module named (5)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eworx.com/django/django-common-errors-modulenotfounderror-no-module-named-django/, https://ngangasn.com/how-to-fix-modulenotfounderror-no-module-named-django-in-python/, https://bobbyhadz.com/blog/python-no-module-named-django, https://pythonguides.com/modulenotfounderror-no-module-named-django/, https://vindevs.com/blog/how-to-fix-the-modulenotfounderror-no-module-named-in-django-with-code-examples-p66/, https://dev.to/gauravzaiswal/thwo-most-common-cause-of-django-import-error-no-module-named-in-django-35h2, https://lxadm.com/modulenotfounderror-no-module-named-django/, https://researchdatapod.com/how-to-solve-python-modulenotfounderror-no-module-named-django/, https://itslinuxfoss.com/fix-module-not-found-no-module-named-django-erro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</text:p>
          </table:table-cell>
          <table:table-cell office:value-type="string" calcext:value-type="string">
            <text:p>django post (5)</text:p>
          </table:table-cell>
          <table:table-cell office:value-type="float" office:value="200" calcext:value-type="float">
            <text:p>20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post</text:p>
          </table:table-cell>
          <table:table-cell office:value-type="string" calcext:value-type="string">
            <text:p>django post (5)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 запросы</text:p>
          </table:table-cell>
          <table:table-cell office:value-type="string" calcext:value-type="string">
            <text:p>django post (5)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st methods django</text:p>
          </table:table-cell>
          <table:table-cell office:value-type="string" calcext:value-type="string">
            <text:p>django post (5)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 data</text:p>
          </table:table-cell>
          <table:table-cell office:value-type="string" calcext:value-type="string">
            <text:p>django post (5)</text:p>
          </table:table-cell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7.php, https://sky.pro/wiki/python/rabota-s-zaprosami-i-menedzherami-v-django/, https://www.delftstack.com/howto/django/django-post-request/, https://www.iditect.com/faq/python/how-to-send-a-post-request-using-django.html, https://ru.python-3.com/?p=176, https://studygyaan.com/django/how-to-get-post-request-values-in-django, http://docs.djangoproject.com/en/dev/topics/forms/, https://docs.djangoproject.com/en/dev/topics/forms/?from=olddocs, https://proproprogs.ru/django4/django4-get-i-post-zaprosy-obrabotchiki-isklyucheniy-zaprosov, https://teletype.in/@eenat/PyDjango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</text:p>
          </table:table-cell>
          <table:table-cell office:value-type="string" calcext:value-type="string">
            <text:p>django list (3)</text:p>
          </table:table-cell>
          <table:table-cell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underscored.com/listview-in-django/, https://proproprogs.ru/django/klassy-predstavleniy-listview-detailview-createview, https://www.pythontutorial.net/django-tutorial/django-listview/, https://developer.mozilla.org/en-US/docs/Learn_web_development/Extensions/Server-side/Django/Generic_views, https://www.geeksforgeeks.org/the-most-efficient-way-to-store-a-list-i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писки</text:p>
          </table:table-cell>
          <table:table-cell office:value-type="string" calcext:value-type="string">
            <text:p>django list (3)</text:p>
          </table:table-cell>
          <table:table-cell office:value-type="float" office:value="83" calcext:value-type="float">
            <text:p>8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underscored.com/listview-in-django/, https://proproprogs.ru/django/klassy-predstavleniy-listview-detailview-createview, https://www.pythontutorial.net/django-tutorial/django-listview/, https://developer.mozilla.org/en-US/docs/Learn_web_development/Extensions/Server-side/Django/Generic_views, https://www.geeksforgeeks.org/the-most-efficient-way-to-store-a-list-i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 list</text:p>
          </table:table-cell>
          <table:table-cell office:value-type="string" calcext:value-type="string">
            <text:p>django list (3)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deunderscored.com/listview-in-django/, https://proproprogs.ru/django/klassy-predstavleniy-listview-detailview-createview, https://www.pythontutorial.net/django-tutorial/django-listview/, https://developer.mozilla.org/en-US/docs/Learn_web_development/Extensions/Server-side/Django/Generic_views, https://www.geeksforgeeks.org/the-most-efficient-way-to-store-a-list-in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ne to one</text:p>
          </table:table-cell>
          <table:table-cell office:value-type="string" calcext:value-type="string">
            <text:p>django one to one (2)</text:p>
          </table:table-cell>
          <table:table-cell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db/examples/one_to_one/, https://medium.com/django-rest/one-to-one-relationships-onetoonefield-917cfd2e4ce3, https://medium.com/django-unleashed/one-to-one-vs-foreign-key-in-django-models-9c2c5eac71c1, https://python.plainenglish.io/django-onetoonefield-simple-or-complex-44811459da2a, https://sentry.io/answers/difference-between-onetoonefield-and-foreign-key-django/, https://stackoverflow.com/questions/5870537/onetoonefield-vs-foreignkey-in-django, https://www.freecodecamp.org/news/django-model-relationships/, https://www.pythontutorial.net/django-tutorial/django-one-to-one/, https://www.reddit.com/r/django/comments/6anaai/trying_to_fully_understand_when_to_use/, https://www.youtube.com/watch?v=fHg3NbN6mN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ne to one django</text:p>
          </table:table-cell>
          <table:table-cell office:value-type="string" calcext:value-type="string">
            <text:p>django one to one (2)</text:p>
          </table:table-cell>
          <table:table-cell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topics/db/examples/one_to_one/, https://medium.com/django-rest/one-to-one-relationships-onetoonefield-917cfd2e4ce3, https://medium.com/django-unleashed/one-to-one-vs-foreign-key-in-django-models-9c2c5eac71c1, https://python.plainenglish.io/django-onetoonefield-simple-or-complex-44811459da2a, https://sentry.io/answers/difference-between-onetoonefield-and-foreign-key-django/, https://stackoverflow.com/questions/5870537/onetoonefield-vs-foreignkey-in-django, https://www.freecodecamp.org/news/django-model-relationships/, https://www.pythontutorial.net/django-tutorial/django-one-to-one/, https://www.reddit.com/r/django/comments/6anaai/trying_to_fully_understand_when_to_use/, https://www.youtube.com/watch?v=fHg3NbN6mN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eryset</text:p>
          </table:table-cell>
          <table:table-cell office:value-type="string" calcext:value-type="string">
            <text:p>django queryset (4)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queryset</text:p>
          </table:table-cell>
          <table:table-cell office:value-type="string" calcext:value-type="string">
            <text:p>django queryset (4)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объект queryset django</text:p>
          </table:table-cell>
          <table:table-cell office:value-type="string" calcext:value-type="string">
            <text:p>django queryset (4)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queryset</text:p>
          </table:table-cell>
          <table:table-cell office:value-type="string" calcext:value-type="string">
            <text:p>django queryset (4)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javarush.com/quests/lectures/ru.javarush.python.django.lecture.level08.lecture01, https://blog.logrocket.com/querysets-and-aggregations-in-django/, https://codesarray.com/view/Django-QuerySets-Explained, https://learndjango.com/tutorials/django-querysets-tutorial, https://tutorial.djangogirls.org/ru/django_orm/, https://github.com/DjangoGirls/tutorial/blob/master/ru/django_orm/README.md, https://metanit.com/python/django/5.3.php, https://www.programink.com/django-tutorial/django-queryse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mail</text:p>
          </table:table-cell>
          <table:table-cell office:value-type="string" calcext:value-type="string">
            <text:p>django email (7)</text:p>
          </table:table-cell>
          <table:table-cell office:value-type="float" office:value="135" calcext:value-type="float">
            <text:p>13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</text:p>
          </table:table-cell>
          <table:table-cell office:value-type="string" calcext:value-type="string">
            <text:p>django email (7)</text:p>
          </table:table-cell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il</text:p>
          </table:table-cell>
          <table:table-cell office:value-type="string" calcext:value-type="string">
            <text:p>django email (7)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 email</text:p>
          </table:table-cell>
          <table:table-cell office:value-type="string" calcext:value-type="string">
            <text:p>django email (7)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ing email</text:p>
          </table:table-cell>
          <table:table-cell office:value-type="string" calcext:value-type="string">
            <text:p>django email (7)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nd mail</text:p>
          </table:table-cell>
          <table:table-cell office:value-type="string" calcext:value-type="string">
            <text:p>django email (7)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ding mail django</text:p>
          </table:table-cell>
          <table:table-cell office:value-type="string" calcext:value-type="string">
            <text:p>django email (7)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6367014/how-to-send-email-via-django, https://www.sitepoint.com/django-send-email/, https://docs.djangoproject.com/en/5.2/topics/email/, https://tproger.ru/translations/email-functionality-django, https://www.geeksforgeeks.org/setup-sending-email-in-django-project/, https://vivazzi.pro/ru/it/send-email-in-django/, https://learndjango.com/tutorials/django-email-contact-form-tutorial, https://opensource.com/article/22/12/django-send-emails-smtp, https://pocoz.gitbooks.io/django-v-primerah/content/glava-2-uluchshenie-bloga-s-pomoshyu-rasshirennyh-vozmozhnostej/otpravka-postov-na-e-mail/otpravka-e-mail-v-django.html, https://pythonguides.com/email-sender-app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 нуля</text:p>
          </table:table-cell>
          <table:table-cell office:value-type="string" calcext:value-type="string">
            <text:p>django с нуля (6)</text:p>
          </table:table-cell>
          <table:table-cell office:value-type="float" office:value="78" calcext:value-type="float">
            <text:p>7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работка на django</text:p>
          </table:table-cell>
          <table:table-cell office:value-type="string" calcext:value-type="string">
            <text:p>django с нуля (6)</text:p>
          </table:table-cell>
          <table:table-cell office:value-type="float" office:value="51" calcext:value-type="float">
            <text:p>5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с нуля</text:p>
          </table:table-cell>
          <table:table-cell office:value-type="string" calcext:value-type="string">
            <text:p>django с нуля (6)</text:p>
          </table:table-cell>
          <table:table-cell office:value-type="float" office:value="46" calcext:value-type="float">
            <text:p>46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работка python django</text:p>
          </table:table-cell>
          <table:table-cell office:value-type="string" calcext:value-type="string">
            <text:p>django с нуля (6)</text:p>
          </table:table-cell>
          <table:table-cell office:value-type="float" office:value="44" calcext:value-type="float">
            <text:p>4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пример</text:p>
          </table:table-cell>
          <table:table-cell office:value-type="string" calcext:value-type="string">
            <text:p>django с нуля (6)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 и приложение</text:p>
          </table:table-cell>
          <table:table-cell office:value-type="string" calcext:value-type="string">
            <text:p>django с нуля (6)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ishem-prilozhenie-na-django-chast-1-ustanavlivaem-freymvork-nastraivaem-dvizhok-i-zapisi/, https://blog.skillfactory.ru/django-s-chego-nachat-obychenie/, https://tproger.ru/translations/create-your-first-django-app, https://habr.com/ru/articles/749142/, https://proglib.io/p/django-s-nulya-chast-1-pishem-mnogopolzovatelskiy-blog-dlya-kluba-lyubiteley-zadach-python-2022-06-06, https://sky.pro/wiki/python/sozdanie-sajta-na-django-s-nulya/, https://metanit.com/python/django/, https://selectel.ru/blog/tutorials/create-projecton-django/, https://docs.astralinux.ru/latest/web/python/django/, https://docs.djangoproject.com/en/2.0/intro/tutorial01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alues</text:p>
          </table:table-cell>
          <table:table-cell office:value-type="string" calcext:value-type="string">
            <text:p>django values (3)</text:p>
          </table:table-cell>
          <table:table-cell office:value-type="float" office:value="211" calcext:value-type="float">
            <text:p>21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54081/, https://metanit.com/python/django/5.14.php, https://proproprogs.ru/django/osnovy-orm-django-za-chas, https://www.geeksforgeeks.org/django-queryset-values-for-single-object/, https://ilovedjango.com/django/orm/orm-queries/, https://sky.pro/wiki/python/raznitsa-mezhdu-values-i-values-list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values</text:p>
          </table:table-cell>
          <table:table-cell office:value-type="string" calcext:value-type="string">
            <text:p>django values (3)</text:p>
          </table:table-cell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54081/, https://metanit.com/python/django/5.14.php, https://proproprogs.ru/django/osnovy-orm-django-za-chas, https://www.geeksforgeeks.org/django-queryset-values-for-single-object/, https://ilovedjango.com/django/orm/orm-queries/, https://sky.pro/wiki/python/raznitsa-mezhdu-values-i-values-list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values</text:p>
          </table:table-cell>
          <table:table-cell office:value-type="string" calcext:value-type="string">
            <text:p>django values (3)</text:p>
          </table:table-cell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654081/, https://metanit.com/python/django/5.14.php, https://proproprogs.ru/django/osnovy-orm-django-za-chas, https://www.geeksforgeeks.org/django-queryset-values-for-single-object/, https://ilovedjango.com/django/orm/orm-queries/, https://sky.pro/wiki/python/raznitsa-mezhdu-values-i-values-list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ля начинающих</text:p>
          </table:table-cell>
          <table:table-cell office:value-type="string" calcext:value-type="string">
            <text:p>django для начинающих (2)</text:p>
          </table:table-cell>
          <table:table-cell office:value-type="float" office:value="147" calcext:value-type="float">
            <text:p>147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django-s-chego-nachat-obychenie/, https://kedu.ru/press-center/articles/info-django-polnoe-rukovodstvo-dlya-nachinayushchikh-ustanovka-struktura-proekta/, https://metanit.com/python/django/, https://proglib.io/p/django-s-nulya-chast-1-pishem-mnogopolzovatelskiy-blog-dlya-kluba-lyubiteley-zadach-python-2022-06-06, https://skillbox.ru/media/code/django-dlya-novichkov-chto-eto-za-freymvork-i-zachem-ego-izucha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для начинающих</text:p>
          </table:table-cell>
          <table:table-cell office:value-type="string" calcext:value-type="string">
            <text:p>django для начинающих (2)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django-s-chego-nachat-obychenie/, https://kedu.ru/press-center/articles/info-django-polnoe-rukovodstvo-dlya-nachinayushchikh-ustanovka-struktura-proekta/, https://metanit.com/python/django/, https://proglib.io/p/django-s-nulya-chast-1-pishem-mnogopolzovatelskiy-blog-dlya-kluba-lyubiteley-zadach-python-2022-06-06, https://skillbox.ru/media/code/django-dlya-novichkov-chto-eto-za-freymvork-i-zachem-ego-izucha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d</text:p>
          </table:table-cell>
          <table:table-cell office:value-type="string" calcext:value-type="string">
            <text:p>django id (3)</text:p>
          </table:table-cell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shrmn/notes/blob/master/django/models.md, https://stackoverflow.com/questions/18064973/id-field-in-model-django, https://tech.serhatteker.com/post/2020-01/uuid-primary-key/, https://developer.mozilla.org/ru/docs/Learn_web_development/Extensions/Server-side/Django/Models, https://docs.djangoproject.com/en/dev/ref/models/fields/, https://habr.com/ru/articles/74856/, https://pythonclass.ru/django/model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id</text:p>
          </table:table-cell>
          <table:table-cell office:value-type="string" calcext:value-type="string">
            <text:p>django id (3)</text:p>
          </table:table-cell>
          <table:table-cell office:value-type="float" office:value="18" calcext:value-type="float">
            <text:p>18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shrmn/notes/blob/master/django/models.md, https://stackoverflow.com/questions/18064973/id-field-in-model-django, https://tech.serhatteker.com/post/2020-01/uuid-primary-key/, https://developer.mozilla.org/ru/docs/Learn_web_development/Extensions/Server-side/Django/Models, https://docs.djangoproject.com/en/dev/ref/models/fields/, https://habr.com/ru/articles/74856/, https://pythonclass.ru/django/model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d field</text:p>
          </table:table-cell>
          <table:table-cell office:value-type="string" calcext:value-type="string">
            <text:p>django id (3)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shrmn/notes/blob/master/django/models.md, https://stackoverflow.com/questions/18064973/id-field-in-model-django, https://tech.serhatteker.com/post/2020-01/uuid-primary-key/, https://developer.mozilla.org/ru/docs/Learn_web_development/Extensions/Server-side/Django/Models, https://docs.djangoproject.com/en/dev/ref/models/fields/, https://habr.com/ru/articles/74856/, https://pythonclass.ru/django/modeli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st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ifihan/testing-in-django-26e5, https://developer.mozilla.org/ru/docs/Learn_web_development/Extensions/Server-side/Django/Testing, https://django.readthedocs.io/en/stable/topics/testing/overview.html, https://docs.djangoproject.com/en/5.2/topics/testing/tools/, https://habr.com/ru/articles/122156/, https://learndjango.com/tutorials/django-testing-tutorial, https://ru.python-3.com/?p=525, https://sky.pro/wiki/python/testirovanie-i-otladka-django-prilozhenij/, https://vc.ru/dev/1652992-unittest-v-django, https://yourtodo.life/ru/posts/django-testirovani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pdate</text:p>
          </table:table-cell>
          <table:table-cell office:value-type="string" calcext:value-type="string">
            <text:p>django update (4)</text:p>
          </table:table-cell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update</text:p>
          </table:table-cell>
          <table:table-cell office:value-type="string" calcext:value-type="string">
            <text:p>django update (4)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update</text:p>
          </table:table-cell>
          <table:table-cell office:value-type="string" calcext:value-type="string">
            <text:p>django update (4)</text:p>
          </table:table-cell>
          <table:table-cell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update django</text:p>
          </table:table-cell>
          <table:table-cell office:value-type="string" calcext:value-type="string">
            <text:p>django update (4)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5.php, https://javarush.com/quests/lectures/ru.javarush.python.django.lecture.level08.lecture05, https://www.geeksforgeeks.org/django-orm-inserting-updating-deleting-data/, https://betterstack.com/community/guides/scaling-python/django-orm-intro/, https://django.how/models/update-objects/, https://django.readthedocs.io/en/stable/topics/db/queries.html, https://codedec.com/tutorials/object-modification-with-orm-in-django/, https://docs.djangoproject.com/en/5.0/ref/models/instances/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traint django</text:p>
          </table:table-cell>
          <table:table-cell office:value-type="string" calcext:value-type="string">
            <text:p>constraint django (4)</text:p>
          </table:table-cell>
          <table:table-cell office:value-type="float" office:value="75" calcext:value-type="float">
            <text:p>7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ique</text:p>
          </table:table-cell>
          <table:table-cell office:value-type="string" calcext:value-type="string">
            <text:p>constraint django (4)</text:p>
          </table:table-cell>
          <table:table-cell office:value-type="float" office:value="74" calcext:value-type="float">
            <text:p>7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nique constraint</text:p>
          </table:table-cell>
          <table:table-cell office:value-type="string" calcext:value-type="string">
            <text:p>constraint django (4)</text:p>
          </table:table-cell>
          <table:table-cell office:value-type="float" office:value="44" calcext:value-type="float">
            <text:p>4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constraint</text:p>
          </table:table-cell>
          <table:table-cell office:value-type="string" calcext:value-type="string">
            <text:p>constraint django (4)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udygyaan.com/django/create-unique-together-for-two-fields-in-django-model-uniqueconstraint, https://www.iditect.com/faq/python/django-uniqueconstraint.html, https://yourtodo.life/ru/posts/django-constraints/, https://docs.djangoproject.com/en/5.1/ref/models/constraints/, https://www.geeksforgeeks.org/how-to-define-two-fields-unique-as-couple-in-django/, https://www.laac.dev/blog/database-constraints-in-django/, https://www.youtube.com/watch?v=lRTTLqha58I, https://ilovedjango.com/django/models-and-databases/django-unique-together/, https://www.fusionbox.com/blog/detail/custom-database-constraints-in-django/59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erationalerror django</text:p>
          </table:table-cell>
          <table:table-cell office:value-type="string" calcext:value-type="string">
            <text:p>operationalerror django (2)</text:p>
          </table:table-cell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db-utils-operationalerror-no-such-table/, https://www.csestack.org/django-db-utils-operationalerror-table-has-no-column-named/, https://www.geeksforgeeks.org/operational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operationalerror</text:p>
          </table:table-cell>
          <table:table-cell office:value-type="string" calcext:value-type="string">
            <text:p>operationalerror django (2)</text:p>
          </table:table-cell>
          <table:table-cell office:value-type="float" office:value="97" calcext:value-type="float">
            <text:p>97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db-utils-operationalerror-no-such-table/, https://www.csestack.org/django-db-utils-operationalerror-table-has-no-column-named/, https://www.geeksforgeeks.org/operational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inja</text:p>
          </table:table-cell>
          <table:table-cell office:value-type="string" calcext:value-type="string">
            <text:p>django jinja (2)</text:p>
          </table:table-cell>
          <table:table-cell office:value-type="float" office:value="126" calcext:value-type="float">
            <text:p>12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inja.palletsprojects.com/, https://jinja.palletsprojects.com/en/stable/switching/, https://niwi.nz/django-jinja/latest/, https://pypi.org/project/django-jinja/, https://samuh.medium.com/using-jinja2-with-django-1-8-onwards-9c58fe1204dc, https://www.reddit.com/r/django/comments/qcw9ll/what_is_the_state_of_django_vs_jinja2_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inja2</text:p>
          </table:table-cell>
          <table:table-cell office:value-type="string" calcext:value-type="string">
            <text:p>django jinja (2)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inja.palletsprojects.com/, https://jinja.palletsprojects.com/en/stable/switching/, https://niwi.nz/django-jinja/latest/, https://pypi.org/project/django-jinja/, https://samuh.medium.com/using-jinja2-with-django-1-8-onwards-9c58fe1204dc, https://www.reddit.com/r/django/comments/qcw9ll/what_is_the_state_of_django_vs_jinja2_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ed</text:p>
          </table:table-cell>
          <table:table-cell office:value-type="string" calcext:value-type="string">
            <text:p>django related (4)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efetch</text:p>
          </table:table-cell>
          <table:table-cell office:value-type="string" calcext:value-type="string">
            <text:p>django related (4)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lect related</text:p>
          </table:table-cell>
          <table:table-cell office:value-type="string" calcext:value-type="string">
            <text:p>django related (4)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efetch related</text:p>
          </table:table-cell>
          <table:table-cell office:value-type="string" calcext:value-type="string">
            <text:p>django related (4)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752574/, https://sky.pro/media/raznicza-mezhdu-select_related-i-prefetch_related-v-django-orm/, https://blog.kantegory.me/django-orm-optimization, https://skillshats.com/blogs/django-select_related-and-prefetch_related/, https://www.geeksforgeeks.org/prefetch_related-and-select_related-functions-in-django/, http://docs.djangoproject.com/en/dev/ref/models/querysets/, https://codesarray.com/view/Prefetch-Related-in-Django, https://codesarray.com/view/Select-Related-in-Django, https://dev.to/azayshrestha/understanding-djangos-prefetchrelated-and-prefetch-4i2o, https://dev.to/koladev/django-orm-explained-selectedrelated-and-prefetchrelated-27a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ache django</text:p>
          </table:table-cell>
          <table:table-cell office:value-type="string" calcext:value-type="string">
            <text:p>apache django (2)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deployment/wsgi/modwsgi/, https://forum.djangoproject.com/t/how-to-start-django-with-apache/14581, https://medium.com/@iammiracle/deploy-django-on-apache-mod-wsgi-747c6e4db9d1, https://stackoverflow.com/questions/74159235/django-apache-doesnt-work-when-using-a-virtual-environment, https://www.digitalocean.com/community/tutorials/how-to-serve-django-applications-with-apache-and-mod_wsgi-on-ubuntu-14-04, https://www.reddit.com/r/django/comments/15n7tpy/deploying_a_django_site_on_an_apache_linux_ser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pache2</text:p>
          </table:table-cell>
          <table:table-cell office:value-type="string" calcext:value-type="string">
            <text:p>apache django (2)</text:p>
          </table:table-cell>
          <table:table-cell office:value-type="float" office:value="58" calcext:value-type="float">
            <text:p>5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deployment/wsgi/modwsgi/, https://forum.djangoproject.com/t/how-to-start-django-with-apache/14581, https://medium.com/@iammiracle/deploy-django-on-apache-mod-wsgi-747c6e4db9d1, https://stackoverflow.com/questions/74159235/django-apache-doesnt-work-when-using-a-virtual-environment, https://www.digitalocean.com/community/tutorials/how-to-serve-django-applications-with-apache-and-mod_wsgi-on-ubuntu-14-04, https://www.reddit.com/r/django/comments/15n7tpy/deploying_a_django_site_on_an_apache_linux_ser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s</text:p>
          </table:table-cell>
          <table:table-cell office:value-type="string" calcext:value-type="string">
            <text:p>django redis (2)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arcoder.ru/news/django/kak-uskorit-sajt-na-django-keshirovanie-populyarnyh-poiskovyh-zaprosov-s-pomoshyu-redis/, https://code.tutsplus.com/ru/how-to-cache-using-redis-in-django-applications--cms-30178t, https://habr.com/ru/companies/otus/articles/775318/, https://reintech.io/blog/django-redis-caching-for-high-performance, https://tamerlan.dev/django-caching-using-redi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s cache</text:p>
          </table:table-cell>
          <table:table-cell office:value-type="string" calcext:value-type="string">
            <text:p>django redis (2)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arcoder.ru/news/django/kak-uskorit-sajt-na-django-keshirovanie-populyarnyh-poiskovyh-zaprosov-s-pomoshyu-redis/, https://code.tutsplus.com/ru/how-to-cache-using-redis-in-django-applications--cms-30178t, https://habr.com/ru/companies/otus/articles/775318/, https://reintech.io/blog/django-redis-caching-for-high-performance, https://tamerlan.dev/django-caching-using-redi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ave</text:p>
          </table:table-cell>
          <table:table-cell office:value-type="string" calcext:value-type="string">
            <text:p>django save (2)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ocs.djangoproject.com/en/5.0/ref/models/instances/, https://metanit.com/python/django/5.5.php, https://www.sankalpjonna.com/learn-django/save-your-django-models-using-update-fields-for-better-performan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pdate field</text:p>
          </table:table-cell>
          <table:table-cell office:value-type="string" calcext:value-type="string">
            <text:p>django save (2)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ocs.djangoproject.com/en/5.0/ref/models/instances/, https://metanit.com/python/django/5.5.php, https://www.sankalpjonna.com/learn-django/save-your-django-models-using-update-fields-for-better-performan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user</text:p>
          </table:table-cell>
          <table:table-cell office:value-type="string" calcext:value-type="string">
            <text:p>django get user (5)</text:p>
          </table:table-cell>
          <table:table-cell office:value-type="float" office:value="70" calcext:value-type="float">
            <text:p>7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user model</text:p>
          </table:table-cell>
          <table:table-cell office:value-type="string" calcext:value-type="string">
            <text:p>django get user (5)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user django</text:p>
          </table:table-cell>
          <table:table-cell office:value-type="string" calcext:value-type="string">
            <text:p>django get user (5)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user model</text:p>
          </table:table-cell>
          <table:table-cell office:value-type="string" calcext:value-type="string">
            <text:p>django get user (5)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user model</text:p>
          </table:table-cell>
          <table:table-cell office:value-type="string" calcext:value-type="string">
            <text:p>django get user (5)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geeksforgeeks.org/how-to-use-user-model-in-django/, https://dev-ed.ru/blog/difference-user-auth-user-model-get-user-model/, https://habr.com/ru/companies/otus/articles/855086/, https://learndjango.com/tutorials/django-best-practices-referencing-user-model, https://developer.mozilla.org/en-US/docs/Learn_web_development/Extensions/Server-side/Django/Authentication, https://www.codeunderscored.com/creating-a-custom-user-model-in-django/, https://django.readthedocs.io/en/stable/topics/auth/customizing.html, https://docs.djangoproject.com/en/5.1/ref/contrib/auth/, https://evileg.com/ru/post/611/, https://sky.pro/wiki/python/autentifikaciya-i-avtorizaciya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rect</text:p>
          </table:table-cell>
          <table:table-cell office:value-type="string" calcext:value-type="string">
            <text:p>django redirect (2)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proprogs.ru/django4/django4-perenapravleniya-redirect-funkciya-reverse, https://pythonhint.com/post/9176760576040426/django-url-redirect, https://realpython.com/django-redirects/, https://www.askpython.com/django/django-redirects, https://www.nickmccullum.com/the-complete-guide-to-django-redirec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rect to url</text:p>
          </table:table-cell>
          <table:table-cell office:value-type="string" calcext:value-type="string">
            <text:p>django redirect (2)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proprogs.ru/django4/django4-perenapravleniya-redirect-funkciya-reverse, https://pythonhint.com/post/9176760576040426/django-url-redirect, https://realpython.com/django-redirects/, https://www.askpython.com/django/django-redirects, https://www.nickmccullum.com/the-complete-guide-to-django-redirec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nvironment</text:p>
          </table:table-cell>
          <table:table-cell office:value-type="string" calcext:value-type="string">
            <text:p>django environment (4)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nvironment variables</text:p>
          </table:table-cell>
          <table:table-cell office:value-type="string" calcext:value-type="string">
            <text:p>django environment (4)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nv</text:p>
          </table:table-cell>
          <table:table-cell office:value-type="string" calcext:value-type="string">
            <text:p>django environment (4)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env</text:p>
          </table:table-cell>
          <table:table-cell office:value-type="string" calcext:value-type="string">
            <text:p>django environment (4)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environment-variables-in-django/, https://gorbach.me/2021/django-environ/, https://hannylicious.com/blog/django-settings-and-environment-variables/, https://dev.to/rquattrogtl/django-environment-variables-2b8o, https://django-environ.readthedocs.io/, https://tecadmin.net/setup-django-env-files/, https://thecodingprocess.hashnode.dev/using-django-environ-to-create-environment-variables-in-django-project, https://www.geeksforgeeks.org/how-to-manage-local-vs-production-settin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user</text:p>
          </table:table-cell>
          <table:table-cell office:value-type="string" calcext:value-type="string">
            <text:p>django auth user (3)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habr.com/ru/companies/otus/articles/855086/, https://www.geeksforgeeks.org/user-authentication-system-using-django/, https://docs.djangoproject.com/en/5.2/ref/contrib/auth/, https://sky.pro/wiki/python/autentifikaciya-i-avtorizaciya-v-django/, https://tproger.ru/articles/kak-nastroit-autentifikaciyu-v-veb-prilozheniyah-na-django, https://www.horilla.com/blogs/how-to-implement-user-authentication-authorization-in-django-202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trib auth</text:p>
          </table:table-cell>
          <table:table-cell office:value-type="string" calcext:value-type="string">
            <text:p>django auth user (3)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habr.com/ru/companies/otus/articles/855086/, https://www.geeksforgeeks.org/user-authentication-system-using-django/, https://docs.djangoproject.com/en/5.2/ref/contrib/auth/, https://sky.pro/wiki/python/autentifikaciya-i-avtorizaciya-v-django/, https://tproger.ru/articles/kak-nastroit-autentifikaciyu-v-veb-prilozheniyah-na-django, https://www.horilla.com/blogs/how-to-implement-user-authentication-authorization-in-django-202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authentication</text:p>
          </table:table-cell>
          <table:table-cell office:value-type="string" calcext:value-type="string">
            <text:p>django auth user (3)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habr.com/ru/companies/otus/articles/855086/, https://www.geeksforgeeks.org/user-authentication-system-using-django/, https://docs.djangoproject.com/en/5.2/ref/contrib/auth/, https://sky.pro/wiki/python/autentifikaciya-i-avtorizaciya-v-django/, https://tproger.ru/articles/kak-nastroit-autentifikaciyu-v-veb-prilozheniyah-na-django, https://www.horilla.com/blogs/how-to-implement-user-authentication-authorization-in-django-2023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ss</text:p>
          </table:table-cell>
          <table:table-cell office:value-type="string" calcext:value-type="string">
            <text:p>django css (6)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ss файлы django</text:p>
          </table:table-cell>
          <table:table-cell office:value-type="string" calcext:value-type="string">
            <text:p>django css (6)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tic django css</text:p>
          </table:table-cell>
          <table:table-cell office:value-type="string" calcext:value-type="string">
            <text:p>django css (6)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ml css django</text:p>
          </table:table-cell>
          <table:table-cell office:value-type="string" calcext:value-type="string">
            <text:p>django css (6)</text:p>
          </table:table-cell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или css</text:p>
          </table:table-cell>
          <table:table-cell office:value-type="string" calcext:value-type="string">
            <text:p>django css (6)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подключить css в django</text:p>
          </table:table-cell>
          <table:table-cell office:value-type="string" calcext:value-type="string">
            <text:p>django css (6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2.2.php, https://pythonru.com/uroki/django-static, https://www.w3schools.com/django/django_add_css_file_project.php, https://ssvoracle.wordpress.com/2025/02/22/%D0%BF%D1%80%D0%B0%D0%B2%D0%B8%D0%BB%D1%8C%D0%BD%D1%8B%D0%B9-%D1%81%D0%BF%D0%BE%D1%81%D0%BE%D0%B1-%D0%BF%D0%BE%D0%B4%D0%BA%D0%BB%D1%8E%D1%87%D0%B5%D0%BD%D0%B8%D1%8F-css-%D0%B2-django/, https://tutorial.djangogirls.org/ru/css/, https://dev.to/ebereplenty/styling-django-projects-a-comprehensive-guide-to-css-integration-njm, https://dzen.ru/a/ZRU7JGsLJTs27prJ, https://javarush.com/quests/lectures/ru.javarush.python.django.lecture.level05.lecture06, https://www.csestack.org/add-css-static-files-django/, https://docs.djangoproject.com/en/5.2/howto/static-fi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roperlyconfigured django</text:p>
          </table:table-cell>
          <table:table-cell office:value-type="string" calcext:value-type="string">
            <text:p>improperlyconfigured django (2)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qna.habr.com/q/419451, https://www.alpharithms.com/django-improperlyconfigured-error-during-makemigrations-or-migrate-364618/, https://www.developerload.com/djangocoreexceptionsimproperlyconfigured-authusermodel-refers-to-model-39authuser39-that-has-not-been-installed, https://www.geeksforgeeks.org/how-to-fix-django-core-exceptions-improperlyconfigured-2/, https://www.hostingbyalitech.com/en/blog/post/solved-fixed-djangocoreexceptionsimproperlyconfigured-requested-setting-auth_user_model, https://www.pythonfixing.com/2022/11/fixed-djangocoreexceptionsimprperlyconf.html, https://www.youtube.com/watch?v=w-fxa1M3hl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 improperlyconfigured</text:p>
          </table:table-cell>
          <table:table-cell office:value-type="string" calcext:value-type="string">
            <text:p>improperlyconfigured django (2)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qna.habr.com/q/419451, https://www.alpharithms.com/django-improperlyconfigured-error-during-makemigrations-or-migrate-364618/, https://www.developerload.com/djangocoreexceptionsimproperlyconfigured-authusermodel-refers-to-model-39authuser39-that-has-not-been-installed, https://www.geeksforgeeks.org/how-to-fix-django-core-exceptions-improperlyconfigured-2/, https://www.hostingbyalitech.com/en/blog/post/solved-fixed-djangocoreexceptionsimproperlyconfigured-requested-setting-auth_user_model, https://www.pythonfixing.com/2022/11/fixed-djangocoreexceptionsimprperlyconf.html, https://www.youtube.com/watch?v=w-fxa1M3hl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eign key django</text:p>
          </table:table-cell>
          <table:table-cell office:value-type="string" calcext:value-type="string">
            <text:p>foreign key django (4)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eignkey</text:p>
          </table:table-cell>
          <table:table-cell office:value-type="string" calcext:value-type="string">
            <text:p>foreign key django (4)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oreign key</text:p>
          </table:table-cell>
          <table:table-cell office:value-type="string" calcext:value-type="string">
            <text:p>foreign key django (4)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foreignkey</text:p>
          </table:table-cell>
          <table:table-cell office:value-type="string" calcext:value-type="string">
            <text:p>foreign key django (4)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vmn.org/encyclopedia/django_orm/foreign-key/, https://javarush.com/quests/lectures/ru.javarush.python.django.lecture.level09.lecture03, https://store-restack.vercel.app/p/data-driven-relationship-coaching-answer-django-foreignkey, https://www.scaler.com/topics/django/Django-foreign-key/, https://django.readthedocs.io/en/stable/topics/db/models.html, https://docs.djangoproject.com/en/5.0/ref/models/fields/, https://www.geeksforgeeks.org/setting-default-value-for-foreign-key-attribute-in-django/, https://zerotobyte.com/complete-guide-to-django-foreignkey/, https://developer.mozilla.org/ru/docs/Learn_web_development/Extensions/Server-side/Django/Models, https://proproprogs.ru/django/sozdanie-svyazey-mezhdu-modelyami-cherez-klass-foreignk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d</text:p>
          </table:table-cell>
          <table:table-cell office:value-type="string" calcext:value-type="string">
            <text:p>django add (2)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jangocentral.com/django-orm-cheatsheet/, https://ilovedjango.com/django/orm/orm-queries/, https://metanit.com/python/django/5.12.php, https://proproprogs.ru/django/crud-osnovy-orm-po-rabote-s-modelyam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create</text:p>
          </table:table-cell>
          <table:table-cell office:value-type="string" calcext:value-type="string">
            <text:p>django add (2)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readthedocs.io/en/stable/topics/db/queries.html, https://djangocentral.com/django-orm-cheatsheet/, https://ilovedjango.com/django/orm/orm-queries/, https://metanit.com/python/django/5.12.php, https://proproprogs.ru/django/crud-osnovy-orm-po-rabote-s-modelyam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act</text:p>
          </table:table-cell>
          <table:table-cell office:value-type="string" calcext:value-type="string">
            <text:p>django react (4)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act js</text:p>
          </table:table-cell>
          <table:table-cell office:value-type="string" calcext:value-type="string">
            <text:p>django react (4)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 python django</text:p>
          </table:table-cell>
          <table:table-cell office:value-type="string" calcext:value-type="string">
            <text:p>django react (4)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act приложение</text:p>
          </table:table-cell>
          <table:table-cell office:value-type="string" calcext:value-type="string">
            <text:p>django react (4)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openreplay.com/integrating-react-with-django/, https://gorbach.me/2021/react_django_monorepo/, https://habr.com/ru/articles/713490/, https://sky.pro/wiki/python/razrabotka-proekta-na-django-s-react/, https://tproger.ru/translations/django-react-webapp, https://dev.to/nagatodev/how-to-connect-django-to-reactjs-1a71, https://timthewebmaster.com/ru/articles/kak-podklyuchit-django-na-python-k-react-app/, https://blog.logrocket.com/using-react-django-create-app-tutorial/, https://www.geeksforgeeks.org/how-to-connect-django-with-reactjs/, https://www.geeksforgeeks.org/integrating-django-with-reactjs-using-django-rest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ermissions</text:p>
          </table:table-cell>
          <table:table-cell office:value-type="string" calcext:value-type="string">
            <text:p>django permissions (5)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ава</text:p>
          </table:table-cell>
          <table:table-cell office:value-type="string" calcext:value-type="string">
            <text:p>django permissions (5)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ава доступа</text:p>
          </table:table-cell>
          <table:table-cell office:value-type="string" calcext:value-type="string">
            <text:p>django permissions (5)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permission</text:p>
          </table:table-cell>
          <table:table-cell office:value-type="string" calcext:value-type="string">
            <text:p>django permissions (5)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ава пользователей</text:p>
          </table:table-cell>
          <table:table-cell office:value-type="string" calcext:value-type="string">
            <text:p>django permissions (5)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oneybadger.io/blog/django-permissions/, https://retool.com/blog/how-to-manage-user-permissions-in-django, https://proproprogs.ru/django4/django4-razresheniya-i-gruppy-permissions-groups, https://www.codeunderscored.com/django-roles-permissions-and-groups/, https://developer.mozilla.org/en-US/docs/Learn_web_development/Extensions/Server-side/Django/Authentication, https://javarush.com/quests/lectures/ru.javarush.python.django.lecture.level11.lecture09, https://tr-page.yandex.ru/translate?lang=en-ru&amp;url=https%3A%2F%2Fwww.geeksforgeeks.org%2Fpython-user-groups-custom-permissions-django%2F, https://www.django-rest-framework.org/api-guide/permissions/, https://dev.to/permify/implementing-role-based-access-control-in-django-nob, https://django.readthedocs.io/en/stable/topics/auth/default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ch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jango-caching-guide/, https://dev.to/pragativerma18/django-caching-101-understanding-the-basics-and-beyond-49p, https://dizballanze.com/django-project-optimization-part-3/, https://docs.djangoproject.com/en/5.2/topics/cache/, https://habr.com/ru/companies/otus/articles/775318/, https://testdriven.io/blog/django-caching/, https://www.educba.com/django-cache/, https://www.geeksforgeeks.org/a-guide-to-sending-data-using-cache-in-django/, https://www.gyata.ai/django/django-cache, https://www.honeybadger.io/blog/caching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df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djangodoc.ru/3.1/howto/outputting-pdf/, https://docs.djangoproject.com/en/5.0/howto/outputting-pdf/, https://dzen.ru/a/X1aHYLcgRwnw1xkH, https://github.com/directeur/django-pdf, https://habr.com/ru/articles/148612/, https://ordinarycoders.com/blog/article/generating-pdf-with-django, https://ourcodeworld.com/articles/read/241/how-to-create-a-pdf-from-html-in-django, https://www.geeksforgeeks.org/generate-a-pdf-in-django/, https://www.programmer-books.com/wp-content/uploads/2018/08/djangobook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nv django</text:p>
          </table:table-cell>
          <table:table-cell office:value-type="string" calcext:value-type="string">
            <text:p>venv django (5)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rtual environment</text:p>
          </table:table-cell>
          <table:table-cell office:value-type="string" calcext:value-type="string">
            <text:p>venv django (5)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venv</text:p>
          </table:table-cell>
          <table:table-cell office:value-type="string" calcext:value-type="string">
            <text:p>venv django (5)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venv</text:p>
          </table:table-cell>
          <table:table-cell office:value-type="string" calcext:value-type="string">
            <text:p>venv django (5)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tall django in venv</text:p>
          </table:table-cell>
          <table:table-cell office:value-type="string" calcext:value-type="string">
            <text:p>venv django (5)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reecodecamp.org/news/how-to-set-up-a-django-development-environment/, https://tutorial.djangogirls.org/ru/django_installation/, https://www.geeksforgeeks.org/setting-up-a-virtual-environment-in-django/, https://metanit.com/python/django/1.2.php, https://www.pynerds.com/web-development/setting-up-your-django-development-environment/, https://www.w3schools.com/django/django_create_virtual_environment.php, https://skillbox.ru/media/code/pishem-prilozhenie-na-django-chast-1-ustanavlivaem-freymvork-nastraivaem-dvizhok-i-zapisi/, https://docs.djangoproject.com/en/4.0/howto/windows/, https://docs.djangoproject.com/en/5.2/howto/windows/, https://javarush.com/quests/lectures/ru.javarush.python.django.lecture.level01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error</text:p>
          </table:table-cell>
          <table:table-cell office:value-type="string" calcext:value-type="string">
            <text:p>django importerror (3)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rbae.github.io/python/django/Python-Django-Importerror/, https://otvet.mail.ru/question/234943912, https://qna.habr.com/q/1139438, https://stackoverflow.com/questions/46210934/importerror-couldnt-import-django, https://www.developerload.com/importerror-couldn39t-import-django-did-you-forget-to-activate-a-virtual-environ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ldn t import django</text:p>
          </table:table-cell>
          <table:table-cell office:value-type="string" calcext:value-type="string">
            <text:p>django importerror (3)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rbae.github.io/python/django/Python-Django-Importerror/, https://otvet.mail.ru/question/234943912, https://qna.habr.com/q/1139438, https://stackoverflow.com/questions/46210934/importerror-couldnt-import-django, https://www.developerload.com/importerror-couldn39t-import-django-did-you-forget-to-activate-a-virtual-environ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error couldn t import django</text:p>
          </table:table-cell>
          <table:table-cell office:value-type="string" calcext:value-type="string">
            <text:p>django importerror (3)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rbae.github.io/python/django/Python-Django-Importerror/, https://otvet.mail.ru/question/234943912, https://qna.habr.com/q/1139438, https://stackoverflow.com/questions/46210934/importerror-couldnt-import-django, https://www.developerload.com/importerror-couldn39t-import-django-did-you-forget-to-activate-a-virtual-environ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s code</text:p>
          </table:table-cell>
          <table:table-cell office:value-type="string" calcext:value-type="string">
            <text:p>django vs code (4)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visual studio</text:p>
          </table:table-cell>
          <table:table-cell office:value-type="string" calcext:value-type="string">
            <text:p>django vs code (4)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sual code django</text:p>
          </table:table-cell>
          <table:table-cell office:value-type="string" calcext:value-type="string">
            <text:p>django vs code (4)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sual studio code django</text:p>
          </table:table-cell>
          <table:table-cell office:value-type="string" calcext:value-type="string">
            <text:p>django vs code (4)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mationpanda.com/2018/02/08/django-projects-in-visual-studio-code/, https://code.visualstudio.com/docs/python/tutorial-django, https://djangocentral.com/visual-studio-code-setup-for-django-developers/, https://habr.com/ru/articles/701800/, https://dclimber.gitlab.io/ru/posts/vscode-settings-for-django/, https://rutube.ru/video/55ac5efed1fb73a227c604b3be330bda/, https://www.geeksforgeeks.org/top-vs-code-extensions-for-python-django/, https://www.youtube.com/watch?v=f1NQnhFFV-E, https://blog.teclado.com/vscode-for-django-development-in-2024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oices</text:p>
          </table:table-cell>
          <table:table-cell office:value-type="string" calcext:value-type="string">
            <text:p>django choices (3)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ocs.djangoproject.com/en/5.0/ref/models/fields/, https://stackoverflow.com/questions/18676156/how-to-properly-use-the-choices-field-option-in-django, https://vindevs.com/blog/how-to-use-django-field-choices-with-code-examples-p60/, https://www.geeksforgeeks.org/how-to-use-django-field-choices/, https://www.restack.io/p/django-model-choices-answer, https://zerotobyte.com/django-choices-best-practices/, https://dev.to/doridoro/creation-of-choices-in-django-model-196g, https://www.iditect.com/programming/django/how-to-use-django-field-choic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oices field</text:p>
          </table:table-cell>
          <table:table-cell office:value-type="string" calcext:value-type="string">
            <text:p>django choices (3)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ocs.djangoproject.com/en/5.0/ref/models/fields/, https://stackoverflow.com/questions/18676156/how-to-properly-use-the-choices-field-option-in-django, https://vindevs.com/blog/how-to-use-django-field-choices-with-code-examples-p60/, https://www.geeksforgeeks.org/how-to-use-django-field-choices/, https://www.restack.io/p/django-model-choices-answer, https://zerotobyte.com/django-choices-best-practices/, https://dev.to/doridoro/creation-of-choices-in-django-model-196g, https://www.iditect.com/programming/django/how-to-use-django-field-choic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choices</text:p>
          </table:table-cell>
          <table:table-cell office:value-type="string" calcext:value-type="string">
            <text:p>django choices (3)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ocs.djangoproject.com/en/5.0/ref/models/fields/, https://stackoverflow.com/questions/18676156/how-to-properly-use-the-choices-field-option-in-django, https://vindevs.com/blog/how-to-use-django-field-choices-with-code-examples-p60/, https://www.geeksforgeeks.org/how-to-use-django-field-choices/, https://www.restack.io/p/django-model-choices-answer, https://zerotobyte.com/django-choices-best-practices/, https://dev.to/doridoro/creation-of-choices-in-django-model-196g, https://www.iditect.com/programming/django/how-to-use-django-field-choice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dering</text:p>
          </table:table-cell>
          <table:table-cell office:value-type="string" calcext:value-type="string">
            <text:p>django ordering (3)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-ordered-model/django-ordered-model, https://habr.com/ru/companies/otus/articles/692124/, https://pythonhint.com/post/2354026321760105/custom-ordering-in-django, https://sky.pro/wiki/python/sortirovka-obektov-django-po-date-sposoby-uporyadochivaniya/, https://www.iditect.com/faq/python/custom-ordering-in-django.html, https://www.pythontutorial.net/django-tutorial/django-order_by/, https://dev.to/doridoro/in-which-order-a-django-model-is-created-31o7, https://django.readthedocs.io/en/stable/ref/models/options.html, https://docs.djangoproject.com/en/5.2/topics/db/models/, https://learndjango.com/tutorials/django-best-practices-mode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ordering</text:p>
          </table:table-cell>
          <table:table-cell office:value-type="string" calcext:value-type="string">
            <text:p>django ordering (3)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-ordered-model/django-ordered-model, https://habr.com/ru/companies/otus/articles/692124/, https://pythonhint.com/post/2354026321760105/custom-ordering-in-django, https://sky.pro/wiki/python/sortirovka-obektov-django-po-date-sposoby-uporyadochivaniya/, https://www.iditect.com/faq/python/custom-ordering-in-django.html, https://www.pythontutorial.net/django-tutorial/django-order_by/, https://dev.to/doridoro/in-which-order-a-django-model-is-created-31o7, https://django.readthedocs.io/en/stable/ref/models/options.html, https://docs.djangoproject.com/en/5.2/topics/db/models/, https://learndjango.com/tutorials/django-best-practices-mode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order</text:p>
          </table:table-cell>
          <table:table-cell office:value-type="string" calcext:value-type="string">
            <text:p>django ordering (3)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jango-ordered-model/django-ordered-model, https://habr.com/ru/companies/otus/articles/692124/, https://pythonhint.com/post/2354026321760105/custom-ordering-in-django, https://sky.pro/wiki/python/sortirovka-obektov-django-po-date-sposoby-uporyadochivaniya/, https://www.iditect.com/faq/python/custom-ordering-in-django.html, https://www.pythontutorial.net/django-tutorial/django-order_by/, https://dev.to/doridoro/in-which-order-a-django-model-is-created-31o7, https://django.readthedocs.io/en/stable/ref/models/options.html, https://docs.djangoproject.com/en/5.2/topics/db/models/, https://learndjango.com/tutorials/django-best-practices-mode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fields</text:p>
          </table:table-cell>
          <table:table-cell office:value-type="string" calcext:value-type="string">
            <text:p>django forms fields (3)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2.php, https://proglib.io/p/kurs-django-chast-3-osnovy-raboty-s-formami-2024-03-15, https://sky.pro/wiki/python/rabota-s-formami-i-validaciej-v-django/, https://developer.mozilla.org/ru/docs/Learn_web_development/Extensions/Server-side/Django/Forms, https://docs.djangoproject.com/en/5.2/ref/forms/fields/, https://dzen.ru/a/Y2ef-Q-x9Tsm7edI, https://ordinarycoders.com/blog/article/using-django-form-fields-and-widgets, https://tutorial.djangogirls.org/ru/django_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я формы</text:p>
          </table:table-cell>
          <table:table-cell office:value-type="string" calcext:value-type="string">
            <text:p>django forms fields (3)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2.php, https://proglib.io/p/kurs-django-chast-3-osnovy-raboty-s-formami-2024-03-15, https://sky.pro/wiki/python/rabota-s-formami-i-validaciej-v-django/, https://developer.mozilla.org/ru/docs/Learn_web_development/Extensions/Server-side/Django/Forms, https://docs.djangoproject.com/en/5.2/ref/forms/fields/, https://dzen.ru/a/Y2ef-Q-x9Tsm7edI, https://ordinarycoders.com/blog/article/using-django-form-fields-and-widgets, https://tutorial.djangogirls.org/ru/django_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поля</text:p>
          </table:table-cell>
          <table:table-cell office:value-type="string" calcext:value-type="string">
            <text:p>django forms fields (3)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2.php, https://proglib.io/p/kurs-django-chast-3-osnovy-raboty-s-formami-2024-03-15, https://sky.pro/wiki/python/rabota-s-formami-i-validaciej-v-django/, https://developer.mozilla.org/ru/docs/Learn_web_development/Extensions/Server-side/Django/Forms, https://docs.djangoproject.com/en/5.2/ref/forms/fields/, https://dzen.ru/a/Y2ef-Q-x9Tsm7edI, https://ordinarycoders.com/blog/article/using-django-form-fields-and-widgets, https://tutorial.djangogirls.org/ru/django_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cial django</text:p>
          </table:table-cell>
          <table:table-cell office:value-type="string" calcext:value-type="string">
            <text:p>social django (2)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social-auth/social-app-django, https://hashedin.com/blog/a-guide-to-using-social-login-with-django/, https://python-social-auth.readthedocs.io/en/latest/configuration/django.html, https://studygyaan.com/django/how-to-add-social-login-to-django, https://toxigon.com/django-social-auth-tutori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ocial auth</text:p>
          </table:table-cell>
          <table:table-cell office:value-type="string" calcext:value-type="string">
            <text:p>social django (2)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-social-auth/social-app-django, https://hashedin.com/blog/a-guide-to-using-social-login-with-django/, https://python-social-auth.readthedocs.io/en/latest/configuration/django.html, https://studygyaan.com/django/how-to-add-social-login-to-django, https://toxigon.com/django-social-auth-tutori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уктура django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уктура проекта django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айлы проекта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труктура файлов django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труктура проекта и файлов</text:p>
          </table:table-cell>
          <table:table-cell office:value-type="string" calcext:value-type="string">
            <text:p>структура django (5)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92518/, https://javarush.com/quests/lectures/ru.javarush.python.django.lecture.level01.lecture06, https://proglib.io/p/kurs-django-chast-1-django-chto-eto-obzor-i-ustanovka-freymvorka-struktura-proekta-2023-07-25, https://www.geeksforgeeks.org/best-practice-for-django-project-working-directory-structure/, https://developer.mozilla.org/ru/docs/Learn_web_development/Extensions/Server-side/Django/skeleton_website, https://kedu.ru/press-center/articles/info-django-polnoe-rukovodstvo-dlya-nachinayushchikh-ustanovka-struktura-proekta/, https://skillbox.ru/media/code/pishem-prilozhenie-na-django-chast-1-ustanavlivaem-freymvork-nastraivaem-dvizhok-i-zapisi/, https://tr-page.yandex.ru/translate?lang=en-ru&amp;url=https%3A%2F%2Fwww.geeksforgeeks.org%2Fdjango-project-mvt-structure%2F, https://dev.to/mrcaption49/django-project-structure-oli, https://github.com/vahidrnaderi/django-project-struc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base-site.readthedocs.io/, https://docs.djangoproject.com/en/5.0/ref/class-based-views/base/, https://dvmn.org/encyclopedia/django/base-template/, https://github.com/azataiot/django-base, https://habr.com/ru/articles/857122/, https://javarush.com/quests/lectures/ru.javarush.python.django.lecture.level05.lecture05, https://ngangasn.com/how-to-extend-base-html-in-django/, https://stackoverflow.com/questions/14720464/django-project-base-template, https://www.webapptiv.com/django/django-base-html/, https://www.youtube.com/watch?v=2yZHo_pgyM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dia</text:p>
          </table:table-cell>
          <table:table-cell office:value-type="string" calcext:value-type="string">
            <text:p>django media (3)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miloju/how-to-handle-media-uploads-in-django-1kpc, https://djangocentral.com/managing-media-files-in-django/, https://djangotherightway.com/django-media-files, https://webdev-django.netlify.app/chapters/8%20media%20serving%20and%20file%20uploads, https://docs.djangoproject.com/en/5.1/topics/files/, https://javarush.com/quests/lectures/ru.javarush.python.django.lecture.level02.lecture07, https://pythonhint.com/post/2450698465521890/django-media_url-and-media_root, https://testdriven.io/blog/django-static-files/, https://www.geeksforgeeks.org/working-with-static-and-media-file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dia url</text:p>
          </table:table-cell>
          <table:table-cell office:value-type="string" calcext:value-type="string">
            <text:p>django media (3)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miloju/how-to-handle-media-uploads-in-django-1kpc, https://djangocentral.com/managing-media-files-in-django/, https://djangotherightway.com/django-media-files, https://webdev-django.netlify.app/chapters/8%20media%20serving%20and%20file%20uploads, https://docs.djangoproject.com/en/5.1/topics/files/, https://javarush.com/quests/lectures/ru.javarush.python.django.lecture.level02.lecture07, https://pythonhint.com/post/2450698465521890/django-media_url-and-media_root, https://testdriven.io/blog/django-static-files/, https://www.geeksforgeeks.org/working-with-static-and-media-file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edia files</text:p>
          </table:table-cell>
          <table:table-cell office:value-type="string" calcext:value-type="string">
            <text:p>django media (3)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emiloju/how-to-handle-media-uploads-in-django-1kpc, https://djangocentral.com/managing-media-files-in-django/, https://djangotherightway.com/django-media-files, https://webdev-django.netlify.app/chapters/8%20media%20serving%20and%20file%20uploads, https://docs.djangoproject.com/en/5.1/topics/files/, https://javarush.com/quests/lectures/ru.javarush.python.django.lecture.level02.lecture07, https://pythonhint.com/post/2450698465521890/django-media_url-and-media_root, https://testdriven.io/blog/django-static-files/, https://www.geeksforgeeks.org/working-with-static-and-media-file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s</text:p>
          </table:table-cell>
          <table:table-cell office:value-type="string" calcext:value-type="string">
            <text:p>django js (3)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internals/contributing/writing-code/javascript/, https://dzen.ru/a/Z4idVqzxeVquJbmu, https://habr.com/ru/companies/otus/articles/547722/, https://sky.pro/wiki/python/ispolzovanie-peremennykh-iz-django-views-py-v-java-script/, https://webdev-django.netlify.app/chapters/16%20using%20a%20frontend%20javascript%20library%20with%20django, https://www.saaspegasus.com/guides/modern-javascript-for-django-developers/integrating-javascript-pipeline/, https://www.w3schools.com/django/django_add_js_fil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js</text:p>
          </table:table-cell>
          <table:table-cell office:value-type="string" calcext:value-type="string">
            <text:p>django js (3)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internals/contributing/writing-code/javascript/, https://dzen.ru/a/Z4idVqzxeVquJbmu, https://habr.com/ru/companies/otus/articles/547722/, https://sky.pro/wiki/python/ispolzovanie-peremennykh-iz-django-views-py-v-java-script/, https://webdev-django.netlify.app/chapters/16%20using%20a%20frontend%20javascript%20library%20with%20django, https://www.saaspegasus.com/guides/modern-javascript-for-django-developers/integrating-javascript-pipeline/, https://www.w3schools.com/django/django_add_js_fil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и javascript</text:p>
          </table:table-cell>
          <table:table-cell office:value-type="string" calcext:value-type="string">
            <text:p>django js (3)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dev/internals/contributing/writing-code/javascript/, https://dzen.ru/a/Z4idVqzxeVquJbmu, https://habr.com/ru/companies/otus/articles/547722/, https://sky.pro/wiki/python/ispolzovanie-peremennykh-iz-django-views-py-v-java-script/, https://webdev-django.netlify.app/chapters/16%20using%20a%20frontend%20javascript%20library%20with%20django, https://www.saaspegasus.com/guides/modern-javascript-for-django-developers/integrating-javascript-pipeline/, https://www.w3schools.com/django/django_add_js_fil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srf</text:p>
          </table:table-cell>
          <table:table-cell office:value-type="string" calcext:value-type="string">
            <text:p>django csrf (2)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one-djangonaut.com/django-axios-and-csrf-token, https://django-ninja.dev/reference/csrf/, https://docs.djangoproject.com/en/5.2/howto/csrf/, https://habr.com/ru/companies/vk/articles/823740/, https://sky.pro/wiki/python/reshenie-problemy-s-csrf-proverkoy-v-django-i-ajax/, https://www.stackhawk.com/blog/django-csrf-protection-guid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srf token</text:p>
          </table:table-cell>
          <table:table-cell office:value-type="string" calcext:value-type="string">
            <text:p>django csrf (2)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one-djangonaut.com/django-axios-and-csrf-token, https://django-ninja.dev/reference/csrf/, https://docs.djangoproject.com/en/5.2/howto/csrf/, https://habr.com/ru/companies/vk/articles/823740/, https://sky.pro/wiki/python/reshenie-problemy-s-csrf-proverkoy-v-django-i-ajax/, https://www.stackhawk.com/blog/django-csrf-protection-guid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form</text:p>
          </table:table-cell>
          <table:table-cell office:value-type="string" calcext:value-type="string">
            <text:p>django modelform (3)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2/topics/forms/modelforms/, https://ordinarycoders.com/blog/article/django-modelforms, https://ru.hexlet.io/courses/python-django-basics/lessons/forms/theory_unit, https://www.geeksforgeeks.org/django-modelform-create-form-from-models/, https://www.iditect.com/guide/django/django-modelform.html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forms</text:p>
          </table:table-cell>
          <table:table-cell office:value-type="string" calcext:value-type="string">
            <text:p>django modelform (3)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2/topics/forms/modelforms/, https://ordinarycoders.com/blog/article/django-modelforms, https://ru.hexlet.io/courses/python-django-basics/lessons/forms/theory_unit, https://www.geeksforgeeks.org/django-modelform-create-form-from-models/, https://www.iditect.com/guide/django/django-modelform.html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modelform</text:p>
          </table:table-cell>
          <table:table-cell office:value-type="string" calcext:value-type="string">
            <text:p>django modelform (3)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2/topics/forms/modelforms/, https://ordinarycoders.com/blog/article/django-modelforms, https://ru.hexlet.io/courses/python-django-basics/lessons/forms/theory_unit, https://www.geeksforgeeks.org/django-modelform-create-form-from-models/, https://www.iditect.com/guide/django/django-modelform.html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шибки</text:p>
          </table:table-cell>
          <table:table-cell office:value-type="string" calcext:value-type="string">
            <text:p>django ошибки (2)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error-handling-django/, https://docs.djangoproject.com/en/5.1/ref/exceptions/, https://www.askpython.com/django/django-exception-handl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ception handler django</text:p>
          </table:table-cell>
          <table:table-cell office:value-type="string" calcext:value-type="string">
            <text:p>django ошибки (2)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tterstack.com/community/guides/scaling-python/error-handling-django/, https://docs.djangoproject.com/en/5.1/ref/exceptions/, https://www.askpython.com/django/django-exception-handl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урс по django</text:p>
          </table:table-cell>
          <table:table-cell office:value-type="string" calcext:value-type="string">
            <text:p>курс по django (5)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урсы django python</text:p>
          </table:table-cell>
          <table:table-cell office:value-type="string" calcext:value-type="string">
            <text:p>курс по django (5)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ный курс</text:p>
          </table:table-cell>
          <table:table-cell office:value-type="string" calcext:value-type="string">
            <text:p>курс по django (5)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урс django бесплатно</text:p>
          </table:table-cell>
          <table:table-cell office:value-type="string" calcext:value-type="string">
            <text:p>курс по django (5)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лный курс по python django</text:p>
          </table:table-cell>
          <table:table-cell office:value-type="string" calcext:value-type="string">
            <text:p>курс по django (5)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edu/673953-20-luchshih-kursov-po-dzhango-s-nulya-platnye-i-besplatnye, https://habr.com/ru/companies/yandex_praktikum/articles/879676/, https://otus.ru/lessons/django/, https://pikabu.ru/story/top15_luchshikh_kursov_django_obuchenie_onlayn_s_nulya_dlya_nachinayushchikh_platnyie__besplatnyie_11606766, https://stepik.org/catalog/309, https://tproger.ru/articles/kursy-po-razrabotke-na-django, https://tr-page.yandex.ru/translate?lang=en-ru&amp;url=https%3A%2F%2Fwww.geeksforgeeks.org%2Fbest-free-django-course-online%2F, https://www.internet-technologies.ru/courses/code-django/, https://ru.hexlet.io/courses/python-django-basics, https://rutube.ru/video/62ea8200410ae4b0f53a7b759f03ea52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ниги по django</text:p>
          </table:table-cell>
          <table:table-cell office:value-type="string" calcext:value-type="string">
            <text:p>книги по django (3)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430580/, https://vk.com/wall-54530371_176303, https://www.wildberries.ru/catalog/161872737/detail.aspx, https://proglib.io/p/django-sources, https://www.chitai-gorod.ru/product/django-3-0-praktika-sozdaniya-veb-saytov-na-python-2812569, https://www.litres.ru/book/vladimir-dronov/django-4-praktika-sozdaniya-veb-saytov-na-python-70297321/, https://www.ozon.ru/category/python-kniga-django/, https://yandex.ru/q/python/712793958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ниги на русском</text:p>
          </table:table-cell>
          <table:table-cell office:value-type="string" calcext:value-type="string">
            <text:p>книги по django (3)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430580/, https://vk.com/wall-54530371_176303, https://www.wildberries.ru/catalog/161872737/detail.aspx, https://proglib.io/p/django-sources, https://www.chitai-gorod.ru/product/django-3-0-praktika-sozdaniya-veb-saytov-na-python-2812569, https://www.litres.ru/book/vladimir-dronov/django-4-praktika-sozdaniya-veb-saytov-na-python-70297321/, https://www.ozon.ru/category/python-kniga-django/, https://yandex.ru/q/python/712793958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ython книги</text:p>
          </table:table-cell>
          <table:table-cell office:value-type="string" calcext:value-type="string">
            <text:p>книги по django (3)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430580/, https://vk.com/wall-54530371_176303, https://www.wildberries.ru/catalog/161872737/detail.aspx, https://proglib.io/p/django-sources, https://www.chitai-gorod.ru/product/django-3-0-praktika-sozdaniya-veb-saytov-na-python-2812569, https://www.litres.ru/book/vladimir-dronov/django-4-praktika-sozdaniya-veb-saytov-na-python-70297321/, https://www.ozon.ru/category/python-kniga-django/, https://yandex.ru/q/python/7127939585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ploying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google.com/python/django/appengine, https://developer.mozilla.org/en-US/docs/Learn_web_development/Extensions/Server-side/Django/Deployment, https://docs.djangoproject.com/en/5.1/howto/deployment/, https://fly.io/django-beats/deploying-django-to-production/, https://forum.djangoproject.com/t/django-deploying-help/21196, https://forum.djangoproject.com/t/how-to-host-django-in-the-companys-server/16955, https://render.com/docs/deploy-django, https://stackoverflow.com/questions/8309974/django-deployment-for-a-newbie, https://www.digitalocean.com/community/tutorials/how-to-set-up-django-with-postgres-nginx-and-gunicorn-on-ubuntu, https://www.reddit.com/r/django/comments/195m5hv/how_do_i_deploy_a_django_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dget django</text:p>
          </table:table-cell>
          <table:table-cell office:value-type="string" calcext:value-type="string">
            <text:p>widget django (2)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guzmanojero/how-to-customize-widgets-in-django-forms-51n9, https://dzen.ru/a/Y2ef-Q-x9Tsm7edI, https://javarush.com/quests/lectures/ru.javarush.python.django.lecture.level12.lecture08, https://ordinarycoders.com/blog/article/using-django-form-fields-and-widgets, https://sky.pro/wiki/python/rabota-s-formami-i-validaciej-v-django/, https://www.geeksforgeeks.org/django-form-field-custom-widge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widgets</text:p>
          </table:table-cell>
          <table:table-cell office:value-type="string" calcext:value-type="string">
            <text:p>widget django (2)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guzmanojero/how-to-customize-widgets-in-django-forms-51n9, https://dzen.ru/a/Y2ef-Q-x9Tsm7edI, https://javarush.com/quests/lectures/ru.javarush.python.django.lecture.level12.lecture08, https://ordinarycoders.com/blog/article/using-django-form-fields-and-widgets, https://sky.pro/wiki/python/rabota-s-formami-i-validaciej-v-django/, https://www.geeksforgeeks.org/django-form-field-custom-widge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04</text:p>
          </table:table-cell>
          <table:table-cell office:value-type="string" calcext:value-type="string">
            <text:p>django 404 (4)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 404 django</text:p>
          </table:table-cell>
          <table:table-cell office:value-type="string" calcext:value-type="string">
            <text:p>django 404 (4)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404 page</text:p>
          </table:table-cell>
          <table:table-cell office:value-type="string" calcext:value-type="string">
            <text:p>django 404 (4)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rror pages</text:p>
          </table:table-cell>
          <table:table-cell office:value-type="string" calcext:value-type="string">
            <text:p>django 404 (4)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uancesprog.ru/p/13061/, https://pytutorial.com/django-create-custom-404-page/, https://docs.djangoproject.com/en/5.0/topics/http/views/, https://studygyaan.com/django/django-custom-404-error-template-page, https://www.geeksforgeeks.org/django-creating-a-404-error-page/, https://www.w3schools.com/django/django_404.php, https://evileg.com/ru/post/9/, https://learndjango.com/tutorials/customizing-django-404-and-500-error-pages, https://proproprogs.ru/django/marshrutizaciya-obrabotka-isklyucheniy-zaprosov-perenapravleniy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.visualstudio.com/docs/python/tutorial-django, https://habr.com/ru/articles/867872/, https://inveritasoft.com/article-django-vs-laravel:-which-is-one-to-choose, https://kinsta.com/blog/django-vs-laravel/, https://learn.microsoft.com/ru-ru/visualstudio/python/learn-django-in-visual-studio-step-01-project-and-solution?view=vs-2022, https://tproger.ru/articles/django-vs-fastapi-v-2025-godu--kakoj-frejmvork-vybrat-, https://ultahost.com/blog/ru/django-ili-laravel-sravnenie-dlya-veb-razrabotchikov/, https://wiki.merionet.ru/articles/flask-vs-django-kakoj-frejmvork-dlya-python-vybrat, https://wpwebinfotech.com/blog/django-vs-laravel/, https://www.cloudways.com/blog/django-vs-larav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анель</text:p>
          </table:table-cell>
          <table:table-cell office:value-type="string" calcext:value-type="string">
            <text:p>django панель (4)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panel</text:p>
          </table:table-cell>
          <table:table-cell office:value-type="string" calcext:value-type="string">
            <text:p>django панель (4)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панель</text:p>
          </table:table-cell>
          <table:table-cell office:value-type="string" calcext:value-type="string">
            <text:p>django панель (4)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дминистративная панель django</text:p>
          </table:table-cell>
          <table:table-cell office:value-type="string" calcext:value-type="string">
            <text:p>django панель (4)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dmin_site, https://docs.djangoproject.com/en/5.2/ref/contrib/admin/, https://www.forestadmin.com/blog/how-to-build-a-django-admin-panel/, https://dev.to/appsmith/building-an-admin-panel-with-django-admin-in-2021-2e52, https://proproprogs.ru/django/nachinaem-rabotu-s-admin-panelyu, https://appliku.com/post/django-admin-setup/, https://pythonist.ru/kastomizacziya-admin-paneli-django/, https://reintech.io/blog/building-an-admin-panel-with-django-admin, https://skillbox.ru/media/code/pishem-prilozhenie-na-django-chast-2-rabotaem-nad-frontendom-i-adminkoy/, https://tr-page.yandex.ru/translate?lang=en-ru&amp;url=https%3A%2F%2Fwww.geeksforgeeks.org%2Fpython-django-admin-interface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ny to many</text:p>
          </table:table-cell>
          <table:table-cell office:value-type="string" calcext:value-type="string">
            <text:p>django many to many (4)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y to many field django</text:p>
          </table:table-cell>
          <table:table-cell office:value-type="string" calcext:value-type="string">
            <text:p>django many to many (4)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ногие ко многим</text:p>
          </table:table-cell>
          <table:table-cell office:value-type="string" calcext:value-type="string">
            <text:p>django many to many (4)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ного ко многим</text:p>
          </table:table-cell>
          <table:table-cell office:value-type="string" calcext:value-type="string">
            <text:p>django many to many (4)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4, https://metanit.com/python/django/5.7.php, https://proproprogs.ru/django4/django4-dobavlyaem-svyaz-many-to-many-mnogie-ko-mnogim, https://docs.djangoproject.com/en/dev/topics/db/examples/many_to_many/, https://dvmn.org/encyclopedia/django_orm/m2m/, https://www.sankalpjonna.com/learn-django/the-right-way-to-use-a-manytomanyfield-in-django, https://djangodoc.ru/3.1/topics/db/examples/many_to_many/, https://ru.hexlet.io/courses/python-django-orm/lessons/many-to-many/theory_unit, https://tr-page.yandex.ru/translate?lang=en-ru&amp;url=https%3A%2F%2Fwww.geeksforgeeks.org%2Fcrud-operation-on-a-django-model-with-a-many-to-many-field%2F, https://vindevs.com/blog/django-many-to-many-m2m-field-api-a-detailed-guide-with-code-examples-p67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ilwind</text:p>
          </table:table-cell>
          <table:table-cell office:value-type="string" calcext:value-type="string">
            <text:p>django tailwind (2)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ailwind.readthedocs.io/, https://django-tailwind.readthedocs.io/en/latest/installation.html, https://flowbite.com/docs/getting-started/django/, https://flyonui.com/framework-integrations/django/, https://forum.djangoproject.com/t/blog-how-to-integrate-tailwind-css-4-into-your-django-project/38506, https://github.com/timonweb/django-tailwind, https://pypi.org/project/django-tailwind/, https://www.freecodecamp.org/news/how-to-integrate-tailwind-with-django/, https://www.reddit.com/r/django/comments/1b1fovp/the_simplest_way_to_add_tailwind_css_to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ilwindcss</text:p>
          </table:table-cell>
          <table:table-cell office:value-type="string" calcext:value-type="string">
            <text:p>django tailwind (2)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ailwind.readthedocs.io/, https://django-tailwind.readthedocs.io/en/latest/installation.html, https://flowbite.com/docs/getting-started/django/, https://flyonui.com/framework-integrations/django/, https://forum.djangoproject.com/t/blog-how-to-integrate-tailwind-css-4-into-your-django-project/38506, https://github.com/timonweb/django-tailwind, https://pypi.org/project/django-tailwind/, https://www.freecodecamp.org/news/how-to-integrate-tailwind-with-django/, https://www.reddit.com/r/django/comments/1b1fovp/the_simplest_way_to_add_tailwind_css_to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валидация django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valid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s valid django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алидация формы</text:p>
          </table:table-cell>
          <table:table-cell office:value-type="string" calcext:value-type="string">
            <text:p>валидация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4.4.php, https://proglib.io/p/kurs-django-chast-3-osnovy-raboty-s-formami-2024-03-15, https://ru.hexlet.io/courses/python-django-basics/lessons/forms/theory_unit, https://sky.pro/wiki/python/rabota-s-formami-i-validaciej-v-django/, https://devprac.ru/books/django/%D0%B2%D0%B0%D0%BB%D0%B8%D0%B4%D0%B0%D1%86%D0%B8%D1%8F-%D0%B8-%D0%BE%D0%B1%D1%80%D0%B0%D0%B1%D0%BE%D1%82%D0%BA%D0%B0-%D0%B4%D0%B0%D0%BD%D0%BD%D1%8B%D1%85-%D1%84%D0%BE%D1%80%D0%BC%D1%8B/, https://docs.djangoproject.com/en/dev/ref/forms/validation/, https://www.abstractapi.com/guides/email-validation/django-form-validation, https://www.geeksforgeeks.org/python-form-validation-using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ebsocket</text:p>
          </table:table-cell>
          <table:table-cell office:value-type="string" calcext:value-type="string">
            <text:p>django websocket (2)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rthly.dev/blog/build-real-time-comm-app/, https://esketchers.com/django-websockets-a-complete-beginners-guide/, https://khashtamov.com/ru/django-channels-websocket/, https://www.geeksforgeeks.org/learn-to-use-websockets-with-django/, https://yourtodo.life/ru/posts/websocket-i-django-chann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annels websocket</text:p>
          </table:table-cell>
          <table:table-cell office:value-type="string" calcext:value-type="string">
            <text:p>django websocket (2)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rthly.dev/blog/build-real-time-comm-app/, https://esketchers.com/django-websockets-a-complete-beginners-guide/, https://khashtamov.com/ru/django-channels-websocket/, https://www.geeksforgeeks.org/learn-to-use-websockets-with-django/, https://yourtodo.life/ru/posts/websocket-i-django-chann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ql</text:p>
          </table:table-cell>
          <table:table-cell office:value-type="string" calcext:value-type="string">
            <text:p>django sql (4)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sql</text:p>
          </table:table-cell>
          <table:table-cell office:value-type="string" calcext:value-type="string">
            <text:p>django sql (4)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ql запрос</text:p>
          </table:table-cell>
          <table:table-cell office:value-type="string" calcext:value-type="string">
            <text:p>django sql (4)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sql</text:p>
          </table:table-cell>
          <table:table-cell office:value-type="string" calcext:value-type="string">
            <text:p>django sql (4)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db/sql/, https://habr.com/ru/companies/domclick/articles/552930/, https://proproprogs.ru/django/osnovy-orm-django-za-chas, https://ru.hexlet.io/courses/python-django-orm/lessons/making-queries/theory_unit, https://proglib.io/p/kurs-django-chast-2-orm-i-osnovy-raboty-s-bazami-dannyh-2024-01-29, https://www.youtube.com/watch?v=NDA3RkePlEg, https://djangodoc.ru/3.2/topics/db/sql/, https://docs.appseed.us/technologies/django/how-to-write-raw-sql-queries-in-django-orm/, https://metanit.com/python/django/5.18.php, https://sky.pro/wiki/python/kak-poluchit-sql-zapros-iz-django-query-set-analiz-i-otlad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nnection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arthiknarayan/how-to-connect-multiple-databases-to-django-project-57h1, https://docs.djangoproject.com/en/5.1/ref/databases/, https://github.com/dfunckt/django-connections, https://metanit.com/python/django/5.9.php, https://sky.pro/wiki/python/nastrojka-podklyucheniya-k-baze-dannyh-v-django/, https://techvidvan.com/tutorials/django-database-connectivity/, https://www.dothedev.com/blog/amp/django-database-connection-settings/, https://www.iditect.com/faq/python/django-persistent-database-connection.html, https://www.restack.io/p/django-database-connection-management-answer, https://www.youtube.com/watch?v=D-3WMlcv2i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lutter</text:p>
          </table:table-cell>
          <table:table-cell office:value-type="string" calcext:value-type="string">
            <text:p>django flutter (2)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napps.com/blog/django-meets-flutter-integrating-the-backend-and-frontend-for-app-development/, https://forum.djangoproject.com/t/django-flutter-to-mobile-and-desktop/36699, https://github.com/ashgole/Django-Flutter-CRUD-operations-DoctorApp, https://medium.com/@russell.cecala/full-stack-with-flutter-and-django-rest-framework-16fd666d39b, https://medium.com/django-unleashed/easy-steps-to-connect-django-and-flutter-mobile-apps-b80de633191a, https://python.plainenglish.io/how-i-built-a-real-time-messaging-app-with-flutter-and-django-in-10-days-a-complete-guide-1e17f45af795, https://stackoverflow.com/questions/76276096/can-i-use-django-with-flutter, https://www.reddit.com/r/django/comments/15m9jko/django_flutter/, https://www.udemy.com/course/flutter-and-django-full-stack-cour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tter django</text:p>
          </table:table-cell>
          <table:table-cell office:value-type="string" calcext:value-type="string">
            <text:p>django flutter (2)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napps.com/blog/django-meets-flutter-integrating-the-backend-and-frontend-for-app-development/, https://forum.djangoproject.com/t/django-flutter-to-mobile-and-desktop/36699, https://github.com/ashgole/Django-Flutter-CRUD-operations-DoctorApp, https://medium.com/@russell.cecala/full-stack-with-flutter-and-django-rest-framework-16fd666d39b, https://medium.com/django-unleashed/easy-steps-to-connect-django-and-flutter-mobile-apps-b80de633191a, https://python.plainenglish.io/how-i-built-a-real-time-messaging-app-with-flutter-and-django-in-10-days-a-complete-guide-1e17f45af795, https://stackoverflow.com/questions/76276096/can-i-use-django-with-flutter, https://www.reddit.com/r/django/comments/15m9jko/django_flutter/, https://www.udemy.com/course/flutter-and-django-full-stack-cour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connection</text:p>
          </table:table-cell>
          <table:table-cell office:value-type="string" calcext:value-type="string">
            <text:p>django db connection (4)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backends</text:p>
          </table:table-cell>
          <table:table-cell office:value-type="string" calcext:value-type="string">
            <text:p>django db connection (4)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fault database</text:p>
          </table:table-cell>
          <table:table-cell office:value-type="string" calcext:value-type="string">
            <text:p>django db connection (4)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cal db</text:p>
          </table:table-cell>
          <table:table-cell office:value-type="string" calcext:value-type="string">
            <text:p>django db connection (4)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othedev.com/blog/django-database-connection-settings/, https://metanit.com/python/django/5.9.php, https://dev.to/sm0ke/how-to-use-mysql-with-django-for-beginners-2ni0, https://techvidvan.com/tutorials/django-database-connectivity/, https://docs.djangoproject.com/en/5.0/ref/databases/, https://javarush.com/quests/lectures/ru.javarush.python.django.lecture.level02.lecture06, https://sky.pro/wiki/python/nastrojka-podklyucheniya-k-baze-dannyh-v-django/, https://www.scaler.com/topics/django/django-database/, https://www.w3schools.com/django/django_db_connect.php, https://www.webforefront.com/django/setupdjangodatabas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forms</text:p>
          </table:table-cell>
          <table:table-cell office:value-type="string" calcext:value-type="string">
            <text:p>django admin forms (5)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templates</text:p>
          </table:table-cell>
          <table:table-cell office:value-type="string" calcext:value-type="string">
            <text:p>django admin forms (5)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django admin</text:p>
          </table:table-cell>
          <table:table-cell office:value-type="string" calcext:value-type="string">
            <text:p>django admin forms (5)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html</text:p>
          </table:table-cell>
          <table:table-cell office:value-type="string" calcext:value-type="string">
            <text:p>django admin forms (5)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ustom admin</text:p>
          </table:table-cell>
          <table:table-cell office:value-type="string" calcext:value-type="string">
            <text:p>django admin forms (5)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habr.com/ru/articles/857122/, https://pythonist.ru/kastomizacziya-admin-paneli-django/, https://earthly.dev/blog/customize-django-admin-site/, https://testdriven.io/blog/customize-django-admin/, https://alone-djangonaut.com/django-admin-template-structure, https://dev.to/daiquiri_team/creating-a-custom-page-in-django-admin-4pbd, https://realpython.com/customize-django-admin-python/, https://www.geeksforgeeks.org/how-to-override-and-extend-basic-django-admin-templat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line</text:p>
          </table:table-cell>
          <table:table-cell office:value-type="string" calcext:value-type="string">
            <text:p>django inline (2)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admin-inlines/, https://bhomnick.net/django-admin-inlines-for-non-related-models/, https://docs.djangoproject.com/en/5.2/ref/contrib/admin/, https://pythonhint.com/post/1193928657132603/django-admin-inline-inlines-or-three-model-editing-at-once, https://www.iditect.com/faq/python/how-to-require-an-inline-in-the-django-admi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inline</text:p>
          </table:table-cell>
          <table:table-cell office:value-type="string" calcext:value-type="string">
            <text:p>django inline (2)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admin-inlines/, https://bhomnick.net/django-admin-inlines-for-non-related-models/, https://docs.djangoproject.com/en/5.2/ref/contrib/admin/, https://pythonhint.com/post/1193928657132603/django-admin-inline-inlines-or-three-model-editing-at-once, https://www.iditect.com/faq/python/how-to-require-an-inline-in-the-django-admin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clude urls</text:p>
          </table:table-cell>
          <table:table-cell office:value-type="string" calcext:value-type="string">
            <text:p>django include urls (2)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exnoit.com/urlsdjango, https://tutorial.djangogirls.org/ru/django_urls/, https://victor-komlev.ru/nastrojka-marshrutizatsii-url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path</text:p>
          </table:table-cell>
          <table:table-cell office:value-type="string" calcext:value-type="string">
            <text:p>django include urls (2)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exnoit.com/urlsdjango, https://tutorial.djangogirls.org/ru/django_urls/, https://victor-komlev.ru/nastrojka-marshrutizatsii-url-v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агазин</text:p>
          </table:table-cell>
          <table:table-cell office:value-type="string" calcext:value-type="string">
            <text:p>django магазин (3)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mmakodes.hashnode.dev/develop-an-e-commerce-store-using-django-for-beginners, https://icopydoc.ru/internet-magazina-na-django-bystryj-start/, https://pocoz.gitbooks.io/django-v-primerah/content/glava-7-sozdanie-internet-magazina/sozdanie-proekta-internet-magazina.html, https://rutube.ru/video/62ea8200410ae4b0f53a7b759f03ea52/, https://www.geeksforgeeks.org/e-commerce-website-using-django/, https://www.youtube.com/watch?v=w-ITLbRfhnA, https://django-shop.readthedocs.io/en/latest/tutorial/intro.html, https://github.com/KAnanev/shop-django, https://themeselection.com/django-ecommerce-project/, https://web-100.ru/django-ofomlenie-zakaz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интернет магазин на django</text:p>
          </table:table-cell>
          <table:table-cell office:value-type="string" calcext:value-type="string">
            <text:p>django магазин (3)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mmakodes.hashnode.dev/develop-an-e-commerce-store-using-django-for-beginners, https://icopydoc.ru/internet-magazina-na-django-bystryj-start/, https://pocoz.gitbooks.io/django-v-primerah/content/glava-7-sozdanie-internet-magazina/sozdanie-proekta-internet-magazina.html, https://rutube.ru/video/62ea8200410ae4b0f53a7b759f03ea52/, https://www.geeksforgeeks.org/e-commerce-website-using-django/, https://www.youtube.com/watch?v=w-ITLbRfhnA, https://django-shop.readthedocs.io/en/latest/tutorial/intro.html, https://github.com/KAnanev/shop-django, https://themeselection.com/django-ecommerce-project/, https://web-100.ru/django-ofomlenie-zakaz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ние магазина</text:p>
          </table:table-cell>
          <table:table-cell office:value-type="string" calcext:value-type="string">
            <text:p>django магазин (3)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mmakodes.hashnode.dev/develop-an-e-commerce-store-using-django-for-beginners, https://icopydoc.ru/internet-magazina-na-django-bystryj-start/, https://pocoz.gitbooks.io/django-v-primerah/content/glava-7-sozdanie-internet-magazina/sozdanie-proekta-internet-magazina.html, https://rutube.ru/video/62ea8200410ae4b0f53a7b759f03ea52/, https://www.geeksforgeeks.org/e-commerce-website-using-django/, https://www.youtube.com/watch?v=w-ITLbRfhnA, https://django-shop.readthedocs.io/en/latest/tutorial/intro.html, https://github.com/KAnanev/shop-django, https://themeselection.com/django-ecommerce-project/, https://web-100.ru/django-ofomlenie-zakaz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и</text:p>
          </table:table-cell>
          <table:table-cell office:value-type="string" calcext:value-type="string">
            <text:p>django связи (7)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тношения</text:p>
          </table:table-cell>
          <table:table-cell office:value-type="string" calcext:value-type="string">
            <text:p>django связи (7)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модели связи</text:p>
          </table:table-cell>
          <table:table-cell office:value-type="string" calcext:value-type="string">
            <text:p>django связи (7)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вязи между моделями django</text:p>
          </table:table-cell>
          <table:table-cell office:value-type="string" calcext:value-type="string">
            <text:p>django связи (7)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оле связи django</text:p>
          </table:table-cell>
          <table:table-cell office:value-type="string" calcext:value-type="string">
            <text:p>django связи (7)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вязывающие таблицы django</text:p>
          </table:table-cell>
          <table:table-cell office:value-type="string" calcext:value-type="string">
            <text:p>django связи (7)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анные таблицы</text:p>
          </table:table-cell>
          <table:table-cell office:value-type="string" calcext:value-type="string">
            <text:p>django связи (7)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09.lecture01, https://proproprogs.ru/django4/django4-tipy-svyazey-mezhdu-modelyami-foreignkey-manytomanyfield-onetoonefield, https://ru.hexlet.io/courses/python-django-orm/lessons/relations/theory_unit, https://habr.com/ru/articles/74967/, https://metanit.com/python/django/5.6.php, https://tr-page.yandex.ru/translate?lang=en-ru&amp;url=https%3A%2F%2Fwww.freecodecamp.org%2Fnews%2Fdjango-model-relationships%2F, https://docs.djangoproject.com/en/5.1/ref/models/relations/, https://djangodoc.ru/3.2/topics/db/models/, https://proglib.io/p/kurs-django-chast-2-orm-i-osnovy-raboty-s-bazami-dannyh-2024-01-29, https://www.youtube.com/watch?v=ZSQ_GxURmD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t found django</text:p>
          </table:table-cell>
          <table:table-cell office:value-type="string" calcext:value-type="string">
            <text:p>not found django (2)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4.0/ref/views/, https://nuancesprog.ru/p/13061/, https://stackoverflow.com/questions/20102227/how-to-solve-page-not-found-404-error-in-django, https://www.geeksforgeeks.org/how-to-fix-page-not-found-404-django/, https://www.learningaboutelectronics.com/Articles/How-to-raise-a-404-page-not-found-error-in-Django.php, https://www.w3schools.com/django/django_404.php, https://www.youtube.com/watch?v=0M_PZU8wcX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4 not found django</text:p>
          </table:table-cell>
          <table:table-cell office:value-type="string" calcext:value-type="string">
            <text:p>not found django (2)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4.0/ref/views/, https://nuancesprog.ru/p/13061/, https://stackoverflow.com/questions/20102227/how-to-solve-page-not-found-404-error-in-django, https://www.geeksforgeeks.org/how-to-fix-page-not-found-404-django/, https://www.learningaboutelectronics.com/Articles/How-to-raise-a-404-page-not-found-error-in-Django.php, https://www.w3schools.com/django/django_404.php, https://www.youtube.com/watch?v=0M_PZU8wcX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ngodb</text:p>
          </table:table-cell>
          <table:table-cell office:value-type="string" calcext:value-type="string">
            <text:p>django mongodb (2)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4/01/how-to-connect-django-with-mongodb/, https://daniel.feldroy.com/posts/when-to-use-mongodb-with-django, https://forum.djangoproject.com/t/integration-with-mongodb/25379, https://medium.com/@dennisivy/read-this-before-using-mongodb-with-django-879927ce1ef, https://www.mongodb.com/blog/post/mongodb-django-backend-now-available-public-preview, https://www.mongodb.com/docs/languages/python/django-mongodb/current/, https://www.mongodb.com/resources/products/compatibilities/mongodb-and-django, https://www.reddit.com/r/django/comments/15qk9v2/mongodb_on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mongodb</text:p>
          </table:table-cell>
          <table:table-cell office:value-type="string" calcext:value-type="string">
            <text:p>django mongodb (2)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4/01/how-to-connect-django-with-mongodb/, https://daniel.feldroy.com/posts/when-to-use-mongodb-with-django, https://forum.djangoproject.com/t/integration-with-mongodb/25379, https://medium.com/@dennisivy/read-this-before-using-mongodb-with-django-879927ce1ef, https://www.mongodb.com/blog/post/mongodb-django-backend-now-available-public-preview, https://www.mongodb.com/docs/languages/python/django-mongodb/current/, https://www.mongodb.com/resources/products/compatibilities/mongodb-and-django, https://www.reddit.com/r/django/comments/15qk9v2/mongodb_on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r crea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models/querysets/, https://hatchjs.com/django-get-or-create/, https://metanit.com/python/django/5.12.php, https://sky.pro/wiki/python/ispolzovanie-get-or-create-v-django-obkhod-oshibki-500/, https://stackoverflow.com/questions/1941212/how-to-use-get-or-create-in-django, https://studygyaan.com/django/how-to-use-get_or_create-in-django, https://www.delftstack.com/howto/django/get-or-create-method-in-the-django/, https://www.geeksforgeeks.org/how-to-use-get-or-create-in-django/, https://www.queworx.com/django/django-get_or_create/, https://zerotobyte.com/django-shortcuts-get-or-create-and-update-or-cre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грузка файлов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quest files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файлов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грузить файл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le loading django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ad file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хранить файл</text:p>
          </table:table-cell>
          <table:table-cell office:value-type="string" calcext:value-type="string">
            <text:p>django загрузка файлов (7)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topics/http/file-uploads/, https://nuancesprog.ru/p/15641/, https://uproger.com/zagruzka-fajlov-s-pomoshhyu-django/, https://proproprogs.ru/django4/django4-zagruzka-upload-faylov-na-server-klassy-filefield-i-imagefield, https://python-scripts.com/django-image-upload, https://pythonguides.com/django-app-upload-files/, https://fixmypc.ru/post/zagruzka-izobrazhenii-i-drugikh-failov-v-django-3-cherez-formy-i-modeli/, https://www.codeunderscored.com/upload-files-django/, https://www.delftstack.com/howto/django/django-upload-file-or-image/, https://django4.ru/zagruzhaem-polzovatelskij-kontent-v-django-python-obrabotka-fajlov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ptcha</text:p>
          </table:table-cell>
          <table:table-cell office:value-type="string" calcext:value-type="string">
            <text:p>django captcha (2)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rnopretorius/using-a-simple-captcha-in-django-4c2o, https://django-simple-captcha.readthedocs.io/en/latest/usage.html, https://proglib.io/p/kurs-django-slozhnaya-forma-s-kastomnoy-kapchey-2024-03-18, https://www.youtube.com/watch?v=LL71poFECj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mple captcha</text:p>
          </table:table-cell>
          <table:table-cell office:value-type="string" calcext:value-type="string">
            <text:p>django captcha (2)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rnopretorius/using-a-simple-captcha-in-django-4c2o, https://django-simple-captcha.readthedocs.io/en/latest/usage.html, https://proglib.io/p/kurs-django-slozhnaya-forma-s-kastomnoy-kapchey-2024-03-18, https://www.youtube.com/watch?v=LL71poFECj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уроки</text:p>
          </table:table-cell>
          <table:table-cell office:value-type="string" calcext:value-type="string">
            <text:p>django уроки (2)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intro/tutorial01/, https://metanit.com/python/django/, https://proglib.io/p/django-s-nulya-chast-1-pishem-mnogopolzovatelskiy-blog-dlya-kluba-lyubiteley-zadach-python-2022-06-06, https://python-scripts.com/category/django-beginners, https://rutube.ru/plst/535196/, https://skillbox.ru/media/code/pishem-prilozhenie-na-django-chast-1-ustanavlivaem-freymvork-nastraivaem-dvizhok-i-zapis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уроки</text:p>
          </table:table-cell>
          <table:table-cell office:value-type="string" calcext:value-type="string">
            <text:p>django уроки (2)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intro/tutorial01/, https://metanit.com/python/django/, https://proglib.io/p/django-s-nulya-chast-1-pishem-mnogopolzovatelskiy-blog-dlya-kluba-lyubiteley-zadach-python-2022-06-06, https://python-scripts.com/category/django-beginners, https://rutube.ru/plst/535196/, https://skillbox.ru/media/code/pishem-prilozhenie-na-django-chast-1-ustanavlivaem-freymvork-nastraivaem-dvizhok-i-zapis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url</text:p>
          </table:table-cell>
          <table:table-cell office:value-type="string" calcext:value-type="string">
            <text:p>django admin url (3)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itman.in/django-howto-2/, https://developer.mozilla.org/ru/docs/Learn_web_development/Extensions/Server-side/Django/Admin_site, https://dzen.ru/a/X7SfcvaHL0N-4aW1, https://kruizerchick.gitlab.io/django/admin/, https://python-scripts.com/django-manage-py-startapp, https://www.geeksforgeeks.org/python-django-admin-interface/, https://www.w3schools.com/django/django_admin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py</text:p>
          </table:table-cell>
          <table:table-cell office:value-type="string" calcext:value-type="string">
            <text:p>django admin url (3)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itman.in/django-howto-2/, https://developer.mozilla.org/ru/docs/Learn_web_development/Extensions/Server-side/Django/Admin_site, https://dzen.ru/a/X7SfcvaHL0N-4aW1, https://kruizerchick.gitlab.io/django/admin/, https://python-scripts.com/django-manage-py-startapp, https://www.geeksforgeeks.org/python-django-admin-interface/, https://www.w3schools.com/django/django_admin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admin</text:p>
          </table:table-cell>
          <table:table-cell office:value-type="string" calcext:value-type="string">
            <text:p>django admin url (3)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ref/contrib/admin/, https://itman.in/django-howto-2/, https://developer.mozilla.org/ru/docs/Learn_web_development/Extensions/Server-side/Django/Admin_site, https://dzen.ru/a/X7SfcvaHL0N-4aW1, https://kruizerchick.gitlab.io/django/admin/, https://python-scripts.com/django-manage-py-startapp, https://www.geeksforgeeks.org/python-django-admin-interface/, https://www.w3schools.com/django/django_admin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quer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quora.com/Which-one-is-the-best-React-or-jQuery-for-Django, https://forum.djangoproject.com/t/importing-jquery-file-in-django-template/13228, https://forum.djangoproject.com/t/jquery-call-to-uri-function-not-working/8891, https://medium.com/@support_63156/ajax-and-jquery-in-django-forms-4f827edcf250, https://pypi.org/project/django-jquery/, https://pypi.org/project/django-static-jquery/, https://stackoverflow.com/questions/12031825/how-to-set-up-django-website-with-jquery, https://testdriven.io/blog/django-ajax-xhr/, https://www.reddit.com/r/django/comments/1bc91ma/how_is_django_admin_still_using_jquer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запустить сервер django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 django server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пуск сервера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локальный сервер django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запустить локальный сервер django</text:p>
          </table:table-cell>
          <table:table-cell office:value-type="string" calcext:value-type="string">
            <text:p>как запустить сервер django (5)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t.com/ru/kb/how-to/vps/razvertyvanie-django-s-pomoshchyu-nginx-postgresql-i-gunicorn, https://docs.djangoproject.com/en/5.2/intro/tutorial01/, https://javarush.com/quests/lectures/ru.javarush.python.django.lecture.level01.lecture08, https://www.youtube.com/watch?v=0dY9_uIQtzY, https://dzen.ru/a/ZeK-Z61RVG4qinwK, https://github.com/aruytehno/django-manual, https://pythonru.com/primery/blog-na-django-3-zapusk-servera, https://codinggear.org/how-to-run-django-development-server/, https://django-docs.vercel.app/docs/creating-your-first-project, https://selectel.ru/blog/tutorials/create-projecto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еренос django</text:p>
          </table:table-cell>
          <table:table-cell office:value-type="string" calcext:value-type="string">
            <text:p>перенос django (2)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888662/, https://jino.ru/spravka/hosting/articles/django_move.html, https://megavtogal.com/sovety/perenos-django-proekta-na-drugoj-kompyuter.php, https://ru.stackoverflow.com/questions/866739/%D0%9F%D0%B5%D1%80%D0%B5%D0%BD%D0%BE%D1%81-django-%D0%BF%D1%80%D0%BE%D0%B5%D0%BA%D1%82%D0%B0-%D0%BD%D0%B0-%D0%B2%D0%B8%D1%80%D1%82%D1%83%D0%B0%D0%BB%D1%8C%D0%BD%D1%8B%D0%B9-%D1%81%D0%B5%D1%80%D0%B2%D0%B5%D1%80-linux, https://timthewebmaster.com/ru/articles/kak-zagruzit-sajt-na-hosting-beget/, https://tr-page.yandex.ru/translate?lang=en-ru&amp;url=https%3A%2F%2Fstackoverflow.com%2Fquestions%2F4850311%2Fhow-to-move-a-local-django-made-site-into-another-machine, https://yandex.ru/video/preview/11970712229248183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еренос django проекта</text:p>
          </table:table-cell>
          <table:table-cell office:value-type="string" calcext:value-type="string">
            <text:p>перенос django (2)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888662/, https://jino.ru/spravka/hosting/articles/django_move.html, https://megavtogal.com/sovety/perenos-django-proekta-na-drugoj-kompyuter.php, https://ru.stackoverflow.com/questions/866739/%D0%9F%D0%B5%D1%80%D0%B5%D0%BD%D0%BE%D1%81-django-%D0%BF%D1%80%D0%BE%D0%B5%D0%BA%D1%82%D0%B0-%D0%BD%D0%B0-%D0%B2%D0%B8%D1%80%D1%82%D1%83%D0%B0%D0%BB%D1%8C%D0%BD%D1%8B%D0%B9-%D1%81%D0%B5%D1%80%D0%B2%D0%B5%D1%80-linux, https://timthewebmaster.com/ru/articles/kak-zagruzit-sajt-na-hosting-beget/, https://tr-page.yandex.ru/translate?lang=en-ru&amp;url=https%3A%2F%2Fstackoverflow.com%2Fquestions%2F4850311%2Fhow-to-move-a-local-django-made-site-into-another-machine, https://yandex.ru/video/preview/11970712229248183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ocker postgres</text:p>
          </table:table-cell>
          <table:table-cell office:value-type="string" calcext:value-type="string">
            <text:p>django docker postgres (3)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rancescoxx/python-crud-rest-api-using-django-postgres-docker-and-docker-compose-4nhe, https://docs.docker.com/reference/samples/django/, https://learndjango.com/tutorials/django-docker-and-postgresql-tutorial, https://medium.com/@jonas.granlund/running-django-with-postgresql-in-docker-a-step-by-step-guide-f6ab3bf05f44, https://medium.com/@raykipkorir/setup-django-and-postgres-using-docker-deb68be89a47, https://testdriven.io/blog/dockerizing-django-with-postgres-gunicorn-and-nginx/, https://www.docker.com/blog/how-to-dockerize-django-app/, https://www.reddit.com/r/django/comments/1afqgq1/deploying_postgresql_in_a_django_web_app_with/, https://github.com/testdrivenio/django-on-do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django postgres</text:p>
          </table:table-cell>
          <table:table-cell office:value-type="string" calcext:value-type="string">
            <text:p>django docker postgres (3)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rancescoxx/python-crud-rest-api-using-django-postgres-docker-and-docker-compose-4nhe, https://docs.docker.com/reference/samples/django/, https://learndjango.com/tutorials/django-docker-and-postgresql-tutorial, https://medium.com/@jonas.granlund/running-django-with-postgresql-in-docker-a-step-by-step-guide-f6ab3bf05f44, https://medium.com/@raykipkorir/setup-django-and-postgres-using-docker-deb68be89a47, https://testdriven.io/blog/dockerizing-django-with-postgres-gunicorn-and-nginx/, https://www.docker.com/blog/how-to-dockerize-django-app/, https://www.reddit.com/r/django/comments/1afqgq1/deploying_postgresql_in_a_django_web_app_with/, https://github.com/testdrivenio/django-on-do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 compose django postgres</text:p>
          </table:table-cell>
          <table:table-cell office:value-type="string" calcext:value-type="string">
            <text:p>django docker postgres (3)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francescoxx/python-crud-rest-api-using-django-postgres-docker-and-docker-compose-4nhe, https://docs.docker.com/reference/samples/django/, https://learndjango.com/tutorials/django-docker-and-postgresql-tutorial, https://medium.com/@jonas.granlund/running-django-with-postgresql-in-docker-a-step-by-step-guide-f6ab3bf05f44, https://medium.com/@raykipkorir/setup-django-and-postgres-using-docker-deb68be89a47, https://testdriven.io/blog/dockerizing-django-with-postgres-gunicorn-and-nginx/, https://www.docker.com/blog/how-to-dockerize-django-app/, https://www.reddit.com/r/django/comments/1afqgq1/deploying_postgresql_in_a_django_web_app_with/, https://github.com/testdrivenio/django-on-do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sync</text:p>
          </table:table-cell>
          <table:table-cell office:value-type="string" calcext:value-type="string">
            <text:p>django async (2)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gativerma18/unlocking-performance-a-guide-to-async-support-in-django-2jdj, https://django-ninja.dev/guides/async-support/, https://docs.djangoproject.com/en/5.2/topics/async/, https://fly.io/django-beats/running-tasks-concurrently-in-django-asynchronous-views/, https://habr.com/ru/companies/amvera/articles/840612/, https://testdriven.io/blog/django-async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ync to async</text:p>
          </table:table-cell>
          <table:table-cell office:value-type="string" calcext:value-type="string">
            <text:p>django async (2)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gativerma18/unlocking-performance-a-guide-to-async-support-in-django-2jdj, https://django-ninja.dev/guides/async-support/, https://docs.djangoproject.com/en/5.2/topics/async/, https://fly.io/django-beats/running-tasks-concurrently-in-django-asynchronous-views/, https://habr.com/ru/companies/amvera/articles/840612/, https://testdriven.io/blog/django-async-view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nnot import name</text:p>
          </table:table-cell>
          <table:table-cell office:value-type="string" calcext:value-type="string">
            <text:p>django cannot import name (2)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importerror-cannot-import-name-url-from-django-conf-urls, https://consideratecode.com/2018/03/02/solved-importerror-cannot-import-name-include-path-django-tutorial/, https://otvet.mail.ru/question/232918508, https://qna.habr.com/q/656641, https://www.freecodecamp.org/news/importerror-cannot-import-name-force-text-from-django-utils-encoding-python-error-solv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error cannot import name</text:p>
          </table:table-cell>
          <table:table-cell office:value-type="string" calcext:value-type="string">
            <text:p>django cannot import name (2)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importerror-cannot-import-name-url-from-django-conf-urls, https://consideratecode.com/2018/03/02/solved-importerror-cannot-import-name-include-path-django-tutorial/, https://otvet.mail.ru/question/232918508, https://qna.habr.com/q/656641, https://www.freecodecamp.org/news/importerror-cannot-import-name-force-text-from-django-utils-encoding-python-error-solve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play django</text:p>
          </table:table-cell>
          <table:table-cell office:value-type="string" calcext:value-type="string">
            <text:p>display django (4)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list</text:p>
          </table:table-cell>
          <table:table-cell office:value-type="string" calcext:value-type="string">
            <text:p>display django (4)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 display</text:p>
          </table:table-cell>
          <table:table-cell office:value-type="string" calcext:value-type="string">
            <text:p>display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min display django</text:p>
          </table:table-cell>
          <table:table-cell office:value-type="string" calcext:value-type="string">
            <text:p>display django (4)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utorial.com/django-admin-list-display-filter-search/, https://developer.mozilla.org/ru/docs/Learn_web_development/Extensions/Server-side/Django/Admin_site, https://www.w3schools.com/django/django_admin_set_list_display.php, https://docs.djangoproject.com/en/5.2/ref/contrib/admin/, https://pythonist.ru/kastomizacziya-admin-paneli-django/, https://djangodoc.ru/3.2/ref/contrib/admin/, https://kruizerchick.gitlab.io/django/admin/, https://proproprogs.ru/django4/django4-nastroyka-otobrazheniya-spiska-statey-v-admin-paneli, https://runebook.dev/en/articles/django/ref/contrib/admin/index/django.contrib.admin.display, https://www.dothedev.com/blog/django-admin-show-custom-field-list_displa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object</text:p>
          </table:table-cell>
          <table:table-cell office:value-type="string" calcext:value-type="string">
            <text:p>django model object (2)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django-models, https://javarush.com/quests/lectures/ru.javarush.python.django.lecture.level08.lecture02, https://metanit.com/python/django/5.12.php, https://www.geeksforgeeks.org/understanding-django-model-vs-modelobjectscre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create</text:p>
          </table:table-cell>
          <table:table-cell office:value-type="string" calcext:value-type="string">
            <text:p>django model object (2)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docs.vercel.app/docs/django-models, https://javarush.com/quests/lectures/ru.javarush.python.django.lecture.level08.lecture02, https://metanit.com/python/django/5.12.php, https://www.geeksforgeeks.org/understanding-django-model-vs-modelobjectscre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file</text:p>
          </table:table-cell>
          <table:table-cell office:value-type="string" calcext:value-type="string">
            <text:p>django import file (3)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files/, https://www.geeksforgeeks.org/how-to-extract-and-import-file-in-django/, https://www.revsys.com/tidbits/loading-django-files-from-code/, https://django.readthedocs.io/en/stable/ref/files/file.html, https://djangodoc.ru/3.2/ref/files/fil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en django</text:p>
          </table:table-cell>
          <table:table-cell office:value-type="string" calcext:value-type="string">
            <text:p>django import file (3)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files/, https://www.geeksforgeeks.org/how-to-extract-and-import-file-in-django/, https://www.revsys.com/tidbits/loading-django-files-from-code/, https://django.readthedocs.io/en/stable/ref/files/file.html, https://djangodoc.ru/3.2/ref/files/fil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pen file</text:p>
          </table:table-cell>
          <table:table-cell office:value-type="string" calcext:value-type="string">
            <text:p>django import file (3)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topics/files/, https://www.geeksforgeeks.org/how-to-extract-and-import-file-in-django/, https://www.revsys.com/tidbits/loading-django-files-from-code/, https://django.readthedocs.io/en/stable/ref/files/file.html, https://djangodoc.ru/3.2/ref/files/fil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ры скачать</text:p>
          </table:table-cell>
          <table:table-cell office:value-type="string" calcext:value-type="string">
            <text:p>django примеры скачать (2)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pseed.us/django-website-templates-free-download/, https://codeastro.com/category/django-projects-source-code/, https://github.com/topics/django-website, https://www.freeprojectz.com/django-projec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айт на django скачать</text:p>
          </table:table-cell>
          <table:table-cell office:value-type="string" calcext:value-type="string">
            <text:p>django примеры скачать (2)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pseed.us/django-website-templates-free-download/, https://codeastro.com/category/django-projects-source-code/, https://github.com/topics/django-website, https://www.freeprojectz.com/django-projec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gular</text:p>
          </table:table-cell>
          <table:table-cell office:value-type="string" calcext:value-type="string">
            <text:p>django angular (5)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nd angular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with angular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gular and django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gular with django</text:p>
          </table:table-cell>
          <table:table-cell office:value-type="string" calcext:value-type="string">
            <text:p>django angular (5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odewithshan/django-vs-angular-a-complete-guide-2023-4n0f, https://digital-skills-jobs.europa.eu/en/opportunities/learning-content/build-progressive-web-application-django-and-angular, https://django-angular.readthedocs.io/en/latest/, https://mattermost.com/blog/user-authentication-with-the-django-rest-framework-and-angular/, https://medium.com/swlh/django-angular-4-a-powerful-web-application-60b6fb39ef34, https://python.plainenglish.io/building-your-first-full-stack-application-with-django-and-angular-18-a-beginners-guide-2f7919fdbc2e, https://stackoverflow.com/questions/69894304/how-to-implement-angular-with-django, https://www.reddit.com/r/django/comments/1ee6eor/django_angular/, https://www.twilio.com/en-us/blog/build-progressive-web-application-django-angular-part-1-backend-api, https://www.linkedin.com/pulse/django-framework-integration-angular-pranam-bhat-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der by django</text:p>
          </table:table-cell>
          <table:table-cell office:value-type="string" calcext:value-type="string">
            <text:p>order by django (4)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rdering</text:p>
          </table:table-cell>
          <table:table-cell office:value-type="string" calcext:value-type="string">
            <text:p>order by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ordering</text:p>
          </table:table-cell>
          <table:table-cell office:value-type="string" calcext:value-type="string">
            <text:p>order by django (4)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order by</text:p>
          </table:table-cell>
          <table:table-cell office:value-type="string" calcext:value-type="string">
            <text:p>order by django (4)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sortirovka-obektov-django-po-date-sposoby-uporyadochivaniya/, https://www.geeksforgeeks.org/django-query-set-order-by/, https://www.w3schools.com/django/django_queryset_orderby.php, https://proproprogs.ru/django/osnovy-orm-django-za-chas, https://www.iditect.com/faq/python/custom-ordering-in-django.html, https://www.pythontutorial.net/django-tutorial/django-order_by/, https://zerotobyte.com/how-to-use-django-order-by/, https://docs.djangoproject.com/en/5.2/ref/models/querysets/, https://habr.com/ru/companies/otus/articles/654081/, https://www.squash.io/exploring-advanced-querying-and-optimization-in-django-orm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s поля</text:p>
          </table:table-cell>
          <table:table-cell office:value-type="string" calcext:value-type="string">
            <text:p>django models поля (6)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 name</text:p>
          </table:table-cell>
          <table:table-cell office:value-type="string" calcext:value-type="string">
            <text:p>django models поля (6)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jects field django</text:p>
          </table:table-cell>
          <table:table-cell office:value-type="string" calcext:value-type="string">
            <text:p>django models поля (6)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трибуты модели django</text:p>
          </table:table-cell>
          <table:table-cell office:value-type="string" calcext:value-type="string">
            <text:p>django models поля (6)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одели в django могут содержать поля</text:p>
          </table:table-cell>
          <table:table-cell office:value-type="string" calcext:value-type="string">
            <text:p>django models поля (6)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ие поля могут содержать модели в django</text:p>
          </table:table-cell>
          <table:table-cell office:value-type="string" calcext:value-type="string">
            <text:p>django models поля (6)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lass.ru/django/modeli-v-django/, https://developer.mozilla.org/ru/docs/Learn_web_development/Extensions/Server-side/Django/Models, https://habr.com/ru/articles/74856/, https://www.geeksforgeeks.org/django-model-data-types-and-fields-list/, https://metanit.com/python/django/5.2.php, https://docs.djangoproject.com/en/5.0/ref/models/fields/, https://dzen.ru/a/Y2eaYUTbs3_5Yshs, https://django.fun/docs/django/5.0/ref/models/fields/, https://django.fun/docs/django/5.0/topics/db/models/, https://proglib.io/p/kurs-django-chast-2-orm-i-osnovy-raboty-s-bazami-dannyh-2024-01-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tion django</text:p>
          </table:table-cell>
          <table:table-cell office:value-type="string" calcext:value-type="string">
            <text:p>action django (2)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dmin/actions/, https://reintech.io/blog/writing-a-custom-admin-action-in-django, https://www.gyata.ai/django/django-admin-actions, https://www.scaler.com/topics/django/custom-action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actions</text:p>
          </table:table-cell>
          <table:table-cell office:value-type="string" calcext:value-type="string">
            <text:p>action django (2)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admin/actions/, https://reintech.io/blog/writing-a-custom-admin-action-in-django, https://www.gyata.ai/django/django-admin-actions, https://www.scaler.com/topics/django/custom-action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legram</text:p>
          </table:table-cell>
          <table:table-cell office:value-type="string" calcext:value-type="string">
            <text:p>django telegram (3)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elegram-bot.readthedocs.io/en/latest/readme.html, https://habr.com/ru/articles/734786/, https://pypi.org/project/telegram-django/, https://ru.hexlet.io/blog/posts/kak-ya-pisal-telegram-bot-s-adminkoy-na-django, https://sky.pro/wiki/python/sozdanie-telegram-bota-na-django/, https://tonyj.me/blog/telegram-chatbot-using-python-django-part-1/, https://www.youtube.com/watch?v=s9RHzPLtYWk, https://yourtodo.life/ru/posts/django-5-s-botom-na-python-telegram-bot-213/, https://freelanceshack.com/blog/how-to-run-a-telegram-bot-in-django, https://github.com/alexanderaleskin/telegram_django_bot/blob/master/README.r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ot</text:p>
          </table:table-cell>
          <table:table-cell office:value-type="string" calcext:value-type="string">
            <text:p>django telegram (3)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elegram-bot.readthedocs.io/en/latest/readme.html, https://habr.com/ru/articles/734786/, https://pypi.org/project/telegram-django/, https://ru.hexlet.io/blog/posts/kak-ya-pisal-telegram-bot-s-adminkoy-na-django, https://sky.pro/wiki/python/sozdanie-telegram-bota-na-django/, https://tonyj.me/blog/telegram-chatbot-using-python-django-part-1/, https://www.youtube.com/watch?v=s9RHzPLtYWk, https://yourtodo.life/ru/posts/django-5-s-botom-na-python-telegram-bot-213/, https://freelanceshack.com/blog/how-to-run-a-telegram-bot-in-django, https://github.com/alexanderaleskin/telegram_django_bot/blob/master/README.r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legram bot</text:p>
          </table:table-cell>
          <table:table-cell office:value-type="string" calcext:value-type="string">
            <text:p>django telegram (3)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elegram-bot.readthedocs.io/en/latest/readme.html, https://habr.com/ru/articles/734786/, https://pypi.org/project/telegram-django/, https://ru.hexlet.io/blog/posts/kak-ya-pisal-telegram-bot-s-adminkoy-na-django, https://sky.pro/wiki/python/sozdanie-telegram-bota-na-django/, https://tonyj.me/blog/telegram-chatbot-using-python-django-part-1/, https://www.youtube.com/watch?v=s9RHzPLtYWk, https://yourtodo.life/ru/posts/django-5-s-botom-na-python-telegram-bot-213/, https://freelanceshack.com/blog/how-to-run-a-telegram-bot-in-django, https://github.com/alexanderaleskin/telegram_django_bot/blob/master/README.r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jo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lyamaa/authenticate-with-djoser-2kf7, https://djoser.readthedocs.io/, https://djoser.readthedocs.io/en/latest/getting_started.html, https://medium.com/@eyuthedev/authenticating-your-django-rest-framework-with-djoser-9ce5cb370d7, https://medium.com/@hellenwain_54279/securing-django-rest-user-apis-with-djoser-273275921343, https://pypi.org/project/djoser/, https://saasitive.com/django-react/djoser/, https://stackoverflow.com/questions/70000777/how-to-extend-users-me-fields-in-djoser, https://www.django-rest-framework.org/api-guide/authentication/, https://www.reddit.com/r/django/comments/11ph89z/djoser_is_dea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llectstatic</text:p>
          </table:table-cell>
          <table:table-cell office:value-type="string" calcext:value-type="string">
            <text:p>django collectstatic (2)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static-files/, https://javarush.com/quests/lectures/ru.javarush.python.django.lecture.level02.lecture07, https://proproprogs.ru/django4/django4-podklyuchenie-staticheskih-faylov, https://testdriven.io/blog/django-static-files/, https://www.geeksforgeeks.org/everything-about-django-collectstatic-comm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taticfiles dirs</text:p>
          </table:table-cell>
          <table:table-cell office:value-type="string" calcext:value-type="string">
            <text:p>django collectstatic (2)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2/howto/static-files/, https://javarush.com/quests/lectures/ru.javarush.python.django.lecture.level02.lecture07, https://proproprogs.ru/django4/django4-podklyuchenie-staticheskih-faylov, https://testdriven.io/blog/django-static-files/, https://www.geeksforgeeks.org/everything-about-django-collectstatic-comm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eversematch django</text:p>
          </table:table-cell>
          <table:table-cell office:value-type="string" calcext:value-type="string">
            <text:p>noreversematch django (4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exceptions noreversematch</text:p>
          </table:table-cell>
          <table:table-cell office:value-type="string" calcext:value-type="string">
            <text:p>noreversematch django (4)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eversematch django reverse for not found</text:p>
          </table:table-cell>
          <table:table-cell office:value-type="string" calcext:value-type="string">
            <text:p>noreversematch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rls exceptions noreversematch reverse for</text:p>
          </table:table-cell>
          <table:table-cell office:value-type="string" calcext:value-type="string">
            <text:p>noreversematch django (4)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trlzblog.com/how-to-fix-djangos-noreversematch-error, https://stackoverflow.com/questions/38390177/what-is-a-noreversematch-error-and-how-do-i-fix-it, https://github.com/trco/django-bootstrap-modal-forms/issues/72, https://qna.habr.com/q/728691, https://www.iditect.com/faq/python/django-noreversematch.html, http://docs.djangoproject.com/en/dev/ref/exceptions/, https://fedingo.com/how-to-fix-noreversematch-error-in-django/, https://pythoncircle.com/post/424/solving-django-error-noreversematch-at-url-with-arguments-and-keyword-arguments-not-found/, https://pythonhint.com/post/1116977750793941/noreversematch-exception-help-in-django, https://www.dev2qa.com/how-to-fix-django-url-noreversematch-error-reverse-for-with-keyword-arguments-not-fou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ndas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pandas.readthedocs.io/en/latest/, https://django-rest-pandas.wq.io/, https://forum.djangoproject.com/t/recommended-method-to-process-files-in-pandas/11210, https://github.com/wq/django-rest-pandas, https://plainenglish.io/blog/saving-pandas-dataframe-into-django-models-a-step-by-step-guide, https://pypi.org/project/django-pandas/, https://stackoverflow.com/questions/61022914/how-can-i-display-pandas-dataframe-into-django-template, https://towardsdatascience.com/django-pandas-and-chart-js-for-a-quick-dashboard-e261bce38bee/, https://www.quora.com/Does-a-Django-developer-need-Panda-and-NumPy, https://www.reddit.com/r/django/comments/su591r/using_django_to_create_pandas_based_web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xc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jango.pyexcel.org/, https://django.pyexcel.org/_/downloads/en/latest/pdf/, https://github.com/django-commons/drf-excel, https://medium.com/@03A_R/how-to-download-data-as-csv-and-excel-files-in-django-daf56ed783ac, https://medium.com/@suyashsingh.stem/how-to-import-excel-data-in-django-views-using-django-import-export-pandas-%EF%B8%8F-826c915bb670, https://pypi.org/project/django-excel/, https://stackoverflow.com/questions/38019267/import-data-from-excel-spreadsheet-to-django-model, https://www.horilla.com/blogs/how-to-import-data-from-excel-to-django-using-pandas/, https://www.reddit.com/r/django/comments/umd00s/populate_database_with_excel_files/, https://xlsxwriter.readthedocs.io/example_django_simpl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dap</text:p>
          </table:table-cell>
          <table:table-cell office:value-type="string" calcext:value-type="string">
            <text:p>django ldap (2)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t-kb.ru/2024/11/19/patchman-sso-single-sign-on-authentication-and-authorization-in-django-with-kerberos-and-ldap-in-active-directory-domain/, https://django-auth-ldap.readthedocs.io/, https://github.com/django-auth-ldap/django-auth-ldap, https://habr.com/ru/articles/274931/, https://techexpert.tips/django/django-ldap-authentication-active-directory/, https://technowhisp.com/django-access-control-using-ldap/, https://www.djm.org.uk/posts/using-django-auth-ldap-active-directory-ldaps/, https://www.horilla.com/blogs/how-to-integrate-ldap-with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ldap</text:p>
          </table:table-cell>
          <table:table-cell office:value-type="string" calcext:value-type="string">
            <text:p>django ldap (2)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t-kb.ru/2024/11/19/patchman-sso-single-sign-on-authentication-and-authorization-in-django-with-kerberos-and-ldap-in-active-directory-domain/, https://django-auth-ldap.readthedocs.io/, https://github.com/django-auth-ldap/django-auth-ldap, https://habr.com/ru/articles/274931/, https://techexpert.tips/django/django-ldap-authentication-active-directory/, https://technowhisp.com/django-access-control-using-ldap/, https://www.djm.org.uk/posts/using-django-auth-ldap-active-directory-ldaps/, https://www.horilla.com/blogs/how-to-integrate-ldap-with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ables2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ache9.pinboard.in/jfischer/7be87551d43adf29ab17/, https://adrienvanthong.medium.com/django-tricks-quickly-create-a-table-view-70bf8781e24a, https://django-tables2.readthedocs.io/, https://enzircle.hashnode.dev/responsive-table-with-django-and-htmx, https://github.com/jieter/django-tables2, https://github.com/jieter/django-tables2/blob/master/django_tables2/tables.py, https://stackoverflow.com/questions/65707207/how-to-filter-django-tables2-after-populating-it-with-list-of-dicts-rather-than, https://stackoverflow.com/questions/73902732/how-to-specify-table-class-with-django-tables2, https://www.better-simple.com/django/2024/08/17/django-tables-htmx-create-table-view/, https://www.reddit.com/r/django/comments/vin8ov/whats_everyone_using_for_tabl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mport models</text:p>
          </table:table-cell>
          <table:table-cell office:value-type="string" calcext:value-type="string">
            <text:p>django import models (3)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github.com/vergeev/django-models-guide-rus, https://proglib.io/p/kurs-django-chast-2-orm-i-osnovy-raboty-s-bazami-dannyh-2024-01-29, https://djangotherightway.com/db-setup-models-orm-basics, https://metanit.com/python/django/5.1.php, https://ordinarycoders.com/blog/article/django-models, https://www.deploymachinelearning.com/django-models/, https://www.geeksforgeeks.org/django-models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работа с моделями</text:p>
          </table:table-cell>
          <table:table-cell office:value-type="string" calcext:value-type="string">
            <text:p>django import models (3)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github.com/vergeev/django-models-guide-rus, https://proglib.io/p/kurs-django-chast-2-orm-i-osnovy-raboty-s-bazami-dannyh-2024-01-29, https://djangotherightway.com/db-setup-models-orm-basics, https://metanit.com/python/django/5.1.php, https://ordinarycoders.com/blog/article/django-models, https://www.deploymachinelearning.com/django-models/, https://www.geeksforgeeks.org/django-models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s py в django</text:p>
          </table:table-cell>
          <table:table-cell office:value-type="string" calcext:value-type="string">
            <text:p>django import models (3)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Models, https://github.com/vergeev/django-models-guide-rus, https://proglib.io/p/kurs-django-chast-2-orm-i-osnovy-raboty-s-bazami-dannyh-2024-01-29, https://djangotherightway.com/db-setup-models-orm-basics, https://metanit.com/python/django/5.1.php, https://ordinarycoders.com/blog/article/django-models, https://www.deploymachinelearning.com/django-models/, https://www.geeksforgeeks.org/django-models/, https://www.reg.ru/blog/shpargalka-po-python-dlya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ильтры</text:p>
          </table:table-cell>
          <table:table-cell office:value-type="string" calcext:value-type="string">
            <text:p>django фильтры (2)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metanit.com/python/django/2.8.php, https://tr-page.yandex.ru/translate?lang=en-ru&amp;url=https%3A%2F%2Fwww.geeksforgeeks.org%2Fdjango-template-filters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 фильтры</text:p>
          </table:table-cell>
          <table:table-cell office:value-type="string" calcext:value-type="string">
            <text:p>django фильтры (2)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metanit.com/python/django/2.8.php, https://tr-page.yandex.ru/translate?lang=en-ru&amp;url=https%3A%2F%2Fwww.geeksforgeeks.org%2Fdjango-template-filters%2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ordering</text:p>
          </table:table-cell>
          <table:table-cell office:value-type="string" calcext:value-type="string">
            <text:p>django admin ordering (2)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ordering-in-django-admin/, https://books.agiliq.com/projects/django-admin-cookbook/en/latest/set_ordering.html, https://django-admin-sortable2.readthedocs.io/en/stable/usage.html, https://docs.djangoproject.com/en/5.2/ref/contrib/admin/, https://github.com/matthiask/django-admin-ordering, https://hodovi.cc/blog/best-practises-for-a-performant-django-admin/, https://pythonhint.com/post/1370171172927919/django-admin-sort-with-custom-function, https://stackoverflow.com/questions/4571916/sort-order-of-django-admin-records, https://timonweb.com/django/how-to-sort-django-admin-list-column-by-a-value-from-a-related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order</text:p>
          </table:table-cell>
          <table:table-cell office:value-type="string" calcext:value-type="string">
            <text:p>django admin ordering (2)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ordering-in-django-admin/, https://books.agiliq.com/projects/django-admin-cookbook/en/latest/set_ordering.html, https://django-admin-sortable2.readthedocs.io/en/stable/usage.html, https://docs.djangoproject.com/en/5.2/ref/contrib/admin/, https://github.com/matthiask/django-admin-ordering, https://hodovi.cc/blog/best-practises-for-a-performant-django-admin/, https://pythonhint.com/post/1370171172927919/django-admin-sort-with-custom-function, https://stackoverflow.com/questions/4571916/sort-order-of-django-admin-records, https://timonweb.com/django/how-to-sort-django-admin-list-column-by-a-value-from-a-related-mod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то</text:p>
          </table:table-cell>
          <table:table-cell office:value-type="string" calcext:value-type="string">
            <text:p>django фото (2)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ploading-images-with-django/, https://habr.com/ru/articles/505946/, https://proglib.io/p/bezopasnaya-zagruzka-izobrazheniy-v-veb-prilozhenii-na-django-2020-05-26, https://www.geeksforgeeks.org/python-uploading-images-in-django/, https://www.w3schools.com/django/django_add_imag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icture</text:p>
          </table:table-cell>
          <table:table-cell office:value-type="string" calcext:value-type="string">
            <text:p>django фото (2)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ploading-images-with-django/, https://habr.com/ru/articles/505946/, https://proglib.io/p/bezopasnaya-zagruzka-izobrazheniy-v-veb-prilozhenii-na-django-2020-05-26, https://www.geeksforgeeks.org/python-uploading-images-in-django/, https://www.w3schools.com/django/django_add_image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или django</text:p>
          </table:table-cell>
          <table:table-cell office:value-type="string" calcext:value-type="string">
            <text:p>fastapi или django (3)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2/django-vs-fastapi-which-is-the-best-python-web-framework/, https://tproger.ru/articles/django-vs-fastapi-v-2025-godu--kakoj-frejmvork-vybrat-, https://worksolutions.ru/useful/fastapi-vs-django/, https://betterstack.com/community/guides/scaling-python/django-vs-fastapi/, https://codelab.pro/django-flask-ili-fastapi-chto-vybrat-dlya-izucheniya/, https://dev.to/snappytuts/python-apis-fastapi-vs-flask-vs-django-508d, https://proglib.io/p/10-prichin-po-kotorym-stoit-vybrat-django-vmesto-fastapi-2024-04-15, https://www.geeksforgeeks.org/comparison-of-fastapi-with-django-and-flas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django python</text:p>
          </table:table-cell>
          <table:table-cell office:value-type="string" calcext:value-type="string">
            <text:p>fastapi или django (3)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2/django-vs-fastapi-which-is-the-best-python-web-framework/, https://tproger.ru/articles/django-vs-fastapi-v-2025-godu--kakoj-frejmvork-vybrat-, https://worksolutions.ru/useful/fastapi-vs-django/, https://betterstack.com/community/guides/scaling-python/django-vs-fastapi/, https://codelab.pro/django-flask-ili-fastapi-chto-vybrat-dlya-izucheniya/, https://dev.to/snappytuts/python-apis-fastapi-vs-flask-vs-django-508d, https://proglib.io/p/10-prichin-po-kotorym-stoit-vybrat-django-vmesto-fastapi-2024-04-15, https://www.geeksforgeeks.org/comparison-of-fastapi-with-django-and-flas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api vs django</text:p>
          </table:table-cell>
          <table:table-cell office:value-type="string" calcext:value-type="string">
            <text:p>fastapi или django (3)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2/django-vs-fastapi-which-is-the-best-python-web-framework/, https://tproger.ru/articles/django-vs-fastapi-v-2025-godu--kakoj-frejmvork-vybrat-, https://worksolutions.ru/useful/fastapi-vs-django/, https://betterstack.com/community/guides/scaling-python/django-vs-fastapi/, https://codelab.pro/django-flask-ili-fastapi-chto-vybrat-dlya-izucheniya/, https://dev.to/snappytuts/python-apis-fastapi-vs-flask-vs-django-508d, https://proglib.io/p/10-prichin-po-kotorym-stoit-vybrat-django-vmesto-fastapi-2024-04-15, https://www.geeksforgeeks.org/comparison-of-fastapi-with-django-and-flas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еременные</text:p>
          </table:table-cell>
          <table:table-cell office:value-type="string" calcext:value-type="string">
            <text:p>django переменные (2)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language/, https://www.geeksforgeeks.org/django-templates/, https://www.scaler.com/topics/django/django-templates/, https://www.w3schools.com/django/django_template_variable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 variable</text:p>
          </table:table-cell>
          <table:table-cell office:value-type="string" calcext:value-type="string">
            <text:p>django переменные (2)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language/, https://www.geeksforgeeks.org/django-templates/, https://www.scaler.com/topics/django/django-templates/, https://www.w3schools.com/django/django_template_variables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g</text:p>
          </table:table-cell>
          <table:table-cell office:value-type="string" calcext:value-type="string">
            <text:p>django reg (2)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dirossi/reg_ru_django/blob/main/README.md, https://habr.com/ru/articles/277653/, https://help.reg.ru/support/hosting/php-asp-net-i-skripty/kak-ustanovit-django-na-hosting, https://otzyvmarketing.ru/articles/hostingi-s-podderzhkoj-django/, https://pythonchik.ru/pro/hostingi-python-django, https://rutube.ru/video/dbcc8a273a92af52b8da32843dffd5a0/, https://timthewebmaster.com/ru/articles/kak-razvernut-django-sajt-na-reg/, https://vk.com/wall-16725543_60495, https://www.reg.ru/cloud/django, https://www.youtube.com/watch?v=YL-tXd8mZ4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g ru django</text:p>
          </table:table-cell>
          <table:table-cell office:value-type="string" calcext:value-type="string">
            <text:p>django reg (2)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dirossi/reg_ru_django/blob/main/README.md, https://habr.com/ru/articles/277653/, https://help.reg.ru/support/hosting/php-asp-net-i-skripty/kak-ustanovit-django-na-hosting, https://otzyvmarketing.ru/articles/hostingi-s-podderzhkoj-django/, https://pythonchik.ru/pro/hostingi-python-django, https://rutube.ru/video/dbcc8a273a92af52b8da32843dffd5a0/, https://timthewebmaster.com/ru/articles/kak-razvernut-django-sajt-na-reg/, https://vk.com/wall-16725543_60495, https://www.reg.ru/cloud/django, https://www.youtube.com/watch?v=YL-tXd8mZ4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appelli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grappelli, https://django-grappelli.readthedocs.io/, https://django-grappelli.readthedocs.io/en/latest/customization.html, https://djangopackages.org/packages/p/django-grappelli/, https://github.com/sehmaschine/django-grappelli, https://grappelliproject.com/, https://pypi.org/project/django-grappelli/, https://www.amazon.com/Quintessential-Django-Reinhardt-Stephane-Grappelli/dp/B00000616B, https://www.jazzmessengers.com/en/13899/stephane-grappelli/stephane-grapelli-django, https://www.tiktok.com/@thealcovelounge/video/73135354908403991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ask или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3/11/django-vs-flask-which-is-the-best-python-web-framework/, https://dvmn.org/encyclopedia/qna/18/chem-dzhango-luchshehuzhe-flaska/, https://dzen.ru/a/Y3UrwuDVHGXNHLW_, https://habr.com/ru/articles/867872/, https://pikabu.ru/story/django_vs_flask_kratkoe_sravnenie_11177659, https://python.ivan-shamaev.ru/comparison-of-flask-vs-django-most-popular-python-platforms/, https://ru.hexlet.io/blog/posts/python-freymvork, https://tproger.ru/articles/batl--django-vs--flask, https://tr-page.yandex.ru/translate?lang=en-ru&amp;url=https%3A%2F%2Fwww.geeksforgeeks.org%2Fflask-vs-django%2F, https://worksolutions.ru/useful/flask-vs-django-kakoj-web-frejmvork-vybrat/</text:p>
          </table:table-cell>
          <table:table-cell table:number-columns-repeated="18"/>
        </table:table-row>
        <table:table-row table:style-name="ro1">
          <table:table-cell table:style-name="ce7" office:value-type="string" calcext:value-type="string">
            <text:p>django requirements</text:p>
          </table:table-cell>
          <table:table-cell office:value-type="string" calcext:value-type="string">
            <text:p>django requirements (2)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utorial.dev/course/python-for-django/virtual-environment/requirements-txt/, https://learndjango.com/tutorials/django-dependency-management-pip-compile-and-pip-t, https://ru.stackoverflow.com/questions/396133/requirements-txt-%D0%BA%D0%B0%D0%BA-%D0%BF%D0%BE%D0%BB%D1%83%D1%87%D0%B8%D1%82%D1%8C, https://tutorial.djangogirls.org/ru/django_installation/, https://www.learningaboutelectronics.com/Articles/How-to-create-a-requirements-txt-file-for-a-Django-project.php, https://www.w3schools.com/django/django_deploy_requirements.php, https://www.youtube.com/watch?v=IxNnZbq0XO0</text:p>
          </table:table-cell>
          <table:table-cell table:number-columns-repeated="18"/>
        </table:table-row>
        <table:table-row table:style-name="ro1">
          <table:table-cell table:style-name="ce7" office:value-type="string" calcext:value-type="string">
            <text:p>django requirements txt</text:p>
          </table:table-cell>
          <table:table-cell office:value-type="string" calcext:value-type="string">
            <text:p>django requirements (2)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utorial.dev/course/python-for-django/virtual-environment/requirements-txt/, https://learndjango.com/tutorials/django-dependency-management-pip-compile-and-pip-t, https://ru.stackoverflow.com/questions/396133/requirements-txt-%D0%BA%D0%B0%D0%BA-%D0%BF%D0%BE%D0%BB%D1%83%D1%87%D0%B8%D1%82%D1%8C, https://tutorial.djangogirls.org/ru/django_installation/, https://www.learningaboutelectronics.com/Articles/How-to-create-a-requirements-txt-file-for-a-Django-project.php, https://www.w3schools.com/django/django_deploy_requirements.php, https://www.youtube.com/watch?v=IxNnZbq0XO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anguag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ntus.com/blog/django-i18n, https://dev.to/levivm/django-app-internationalization-lj9, https://docs.djangoproject.com/en/5.2/topics/i18n/translation/, https://habr.com/ru/companies/ruvds/articles/498452/, https://justinmi.com/blog/2017/06/03/django-localization-internalization, https://lokalise.com/blog/django-i18n-beginners-guide/, https://stackoverflow.com/questions/3356964/how-to-get-the-current-language-in-django, https://testdriven.io/blog/multiple-languages-in-django/, https://ustimov.org/posts/1/, https://www.freecodecamp.org/news/localize-django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doesnotexist</text:p>
          </table:table-cell>
          <table:table-cell office:value-type="string" calcext:value-type="string">
            <text:p>django templatedoesnotexist (2)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ircle.com/post/660/solving-django-error-templatedoesnotexist-at-app_name/, https://qna.habr.com/q/743239, https://sayari3.com/articles/6-how-to-solve-templatedoesnotexist-error-in-django/, https://stackoverflow.com/questions/1926049/django-templatedoesnotexist, https://teracontent.com/fixing-templatedoesnotexist-django-error/, https://www.iditect.com/faq/python/templatedoesnotexist--django-error.html, https://www.matheusmello.io/posts/python-django-templatedoesnotexist, https://www.youtube.com/watch?v=gstSQBISTd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 exceptions templatedoesnotexist</text:p>
          </table:table-cell>
          <table:table-cell office:value-type="string" calcext:value-type="string">
            <text:p>django templatedoesnotexist (2)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circle.com/post/660/solving-django-error-templatedoesnotexist-at-app_name/, https://qna.habr.com/q/743239, https://sayari3.com/articles/6-how-to-solve-templatedoesnotexist-error-in-django/, https://stackoverflow.com/questions/1926049/django-templatedoesnotexist, https://teracontent.com/fixing-templatedoesnotexist-django-error/, https://www.iditect.com/faq/python/templatedoesnotexist--django-error.html, https://www.matheusmello.io/posts/python-django-templatedoesnotexist, https://www.youtube.com/watch?v=gstSQBISTd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r 404</text:p>
          </table:table-cell>
          <table:table-cell office:value-type="string" calcext:value-type="string">
            <text:p>django get or 404 (2)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http/shortcuts/, https://geekscoders.com/courses/django-tutorial/lessons/django-get_object_or_404/, https://itman.in/django-howto-3/, https://pytutorial.com/django-get-object-or-404/, https://ru.hexlet.io/courses/python-django-basics/lessons/show/theory_unit, https://stackoverflow.com/questions/36515187/django-get-object-or-404-or-filter-exists, https://www.geeksforgeeks.org/get_object_or_404-method-in-django-models/, https://www.sankalpjonna.com/learn-django/use-get-object-or-404-in-django-to-write-lesser-co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object or 404</text:p>
          </table:table-cell>
          <table:table-cell office:value-type="string" calcext:value-type="string">
            <text:p>django get or 404 (2)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http/shortcuts/, https://geekscoders.com/courses/django-tutorial/lessons/django-get_object_or_404/, https://itman.in/django-howto-3/, https://pytutorial.com/django-get-object-or-404/, https://ru.hexlet.io/courses/python-django-basics/lessons/show/theory_unit, https://stackoverflow.com/questions/36515187/django-get-object-or-404-or-filter-exists, https://www.geeksforgeeks.org/get_object_or_404-method-in-django-models/, https://www.sankalpjonna.com/learn-django/use-get-object-or-404-in-django-to-write-lesser-co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not found</text:p>
          </table:table-cell>
          <table:table-cell office:value-type="string" calcext:value-type="string">
            <text:p>django admin not found (3)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docs.djangoproject.com/en/5.1/faq/troubleshooting/, https://hatchjs.com/django-admin-command-not-found/, https://qna.habr.com/q/636487, https://www.youtube.com/watch?v=_Fky-dnPT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error</text:p>
          </table:table-cell>
          <table:table-cell office:value-type="string" calcext:value-type="string">
            <text:p>django admin not found (3)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docs.djangoproject.com/en/5.1/faq/troubleshooting/, https://hatchjs.com/django-admin-command-not-found/, https://qna.habr.com/q/636487, https://www.youtube.com/watch?v=_Fky-dnPT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не работает</text:p>
          </table:table-cell>
          <table:table-cell office:value-type="string" calcext:value-type="string">
            <text:p>django admin not found (3)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docs.djangoproject.com/en/5.1/faq/troubleshooting/, https://hatchjs.com/django-admin-command-not-found/, https://qna.habr.com/q/636487, https://www.youtube.com/watch?v=_Fky-dnPT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elery docker</text:p>
          </table:table-cell>
          <table:table-cell office:value-type="string" calcext:value-type="string">
            <text:p>django celery docker (2)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503380/, https://ruddra.com/docker-do-stuff-using-celery-using-redis-as-broker/, https://saasitive.com/tutorial/django-celery-redis-postgres-docker-compose/, https://soshace.com/2020/12/31/dockerizing-django-with-postgres-redis-and-celery/, https://www.youtube.com/watch?v=oBQxFn1CDn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dis docker</text:p>
          </table:table-cell>
          <table:table-cell office:value-type="string" calcext:value-type="string">
            <text:p>django celery docker (2)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503380/, https://ruddra.com/docker-do-stuff-using-celery-using-redis-as-broker/, https://saasitive.com/tutorial/django-celery-redis-postgres-docker-compose/, https://soshace.com/2020/12/31/dockerizing-django-with-postgres-redis-and-celery/, https://www.youtube.com/watch?v=oBQxFn1CDn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ootstrap 4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bootstrap4, https://django-bootstrap4.readthedocs.io/en/latest/quickstart.html, https://djangopackages.org/packages/p/django-bootstrap4/, https://github.com/zostera/django-bootstrap4, https://ordinarycoders.com/blog/article/render-a-django-form-with-bootstrap, https://pypi.org/project/django-bootstrap4/, https://www.codeunderscored.com/how-to-use-bootstrap-4-forms-with-django/, https://www.iditect.com/faq/python/how-to-use-bootstrap-with-django.html, https://www.youtube.com/watch?v=qTNsSzxQy6w, https://xxyjoel.github.io/articles/2020-05/django-bootstrap4-pyth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fields</text:p>
          </table:table-cell>
          <table:table-cell office:value-type="string" calcext:value-type="string">
            <text:p>django admin fields (2)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dmin_site, https://docs.djangoproject.com/en/5.2/ref/contrib/admin/, https://kruizerchick.gitlab.io/django/admi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efault admin</text:p>
          </table:table-cell>
          <table:table-cell office:value-type="string" calcext:value-type="string">
            <text:p>django admin fields (2)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dmin_site, https://docs.djangoproject.com/en/5.2/ref/contrib/admin/, https://kruizerchick.gitlab.io/django/admi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ispy django</text:p>
          </table:table-cell>
          <table:table-cell office:value-type="string" calcext:value-type="string">
            <text:p>crispy django (2)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ytegoblin.io/blog/django-crispy-forms-bootstrap5, https://dev.to/pymeister/django-crispy-forms-5e7k, https://docs.appseed.us/technologies/django/crispy-forms/, https://github.com/django-crispy-forms/django-crispy-forms, https://habr.com/ru/articles/811635/, https://pypi.org/project/django-crispy-forms/, https://www.geeksforgeeks.org/styling-django-forms-with-django-crispy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ispy forms</text:p>
          </table:table-cell>
          <table:table-cell office:value-type="string" calcext:value-type="string">
            <text:p>crispy django (2)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ytegoblin.io/blog/django-crispy-forms-bootstrap5, https://dev.to/pymeister/django-crispy-forms-5e7k, https://docs.appseed.us/technologies/django/crispy-forms/, https://github.com/django-crispy-forms/django-crispy-forms, https://habr.com/ru/articles/811635/, https://pypi.org/project/django-crispy-forms/, https://www.geeksforgeeks.org/styling-django-forms-with-django-crispy-form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arc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nlamanna.com/posts/building-search-dsls-with-django/, https://docs.djangoproject.com/en/5.1/topics/db/search/, https://evileg.com/ru/post/21/, https://habr.com/ru/companies/idaproject/articles/891578/, https://learndjango.com/tutorials/django-search-tutorial, https://pressanybutton.ru/post/sajt-na-django/django-29-dobavlyaem-poisk-na-sajt/, https://python-scripts.com/django-search, https://pytutorial.com/django-search-function/, https://testdriven.io/blog/django-search/, https://www.makeuseof.com/add-search-functionality-to-django-app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ptcha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yashpatel_py/django-recaptcha-581b, https://django-rest-framework-recaptcha.readthedocs.io/en/latest/, https://django-simple-captcha.readthedocs.io/en/latest/usage.html, https://enzedonline.com/en/tech-blog/protecting-your-django-forms-implementing-google-recaptcha-v3-for-enhanced-security/, https://github.com/django-recaptcha/django-recaptcha/blob/main/CHANGELOG.md, https://github.com/kbytesys/django-recaptcha3, https://pylessons.com/django-recaptcha, https://pypi.org/project/django-recaptcha/, https://pypi.org/project/drf-recaptcha/, https://simpleisbetterthancomplex.com/tutorial/2017/02/21/how-to-add-recaptcha-to-django-site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для чего нужен django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ля чего используется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преимущества django для веб разработки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ие преимущества имеет django для веб разработки</text:p>
          </table:table-cell>
          <table:table-cell office:value-type="string" calcext:value-type="string">
            <text:p>для чего нужен django (4)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django-dlya-novichkov-chto-eto-za-freymvork-i-zachem-ego-izuchat/, https://practicum.yandex.ru/blog/framework-django/, https://blog.eduson.academy/articles/it/django-chto-eto-za-freymvork-na-python-i-kak-ego-ispolzovat-v-rabote/, https://proglib.io/p/kurs-django-chast-1-django-chto-eto-obzor-i-ustanovka-freymvorka-struktura-proekta-2023-07-25, https://skyeng.ru/magazine/wiki/it-industriya/chto-takoe-django/, https://apptask.ru/blog/django, https://blog.skillfactory.ru/glossary/django/, https://habr.com/ru/articles/473042/, https://habr.com/ru/companies/piter/articles/449784/, https://ru.hexlet.io/blog/posts/pochemu-django-luchshiy-freymvork-dlya-razrabotki-sayto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 value django</text:p>
          </table:table-cell>
          <table:table-cell office:value-type="string" calcext:value-type="string">
            <text:p>default value django (4)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default</text:p>
          </table:table-cell>
          <table:table-cell office:value-type="string" calcext:value-type="string">
            <text:p>default value django (4)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t default django</text:p>
          </table:table-cell>
          <table:table-cell office:value-type="string" calcext:value-type="string">
            <text:p>default value django (4)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eld default</text:p>
          </table:table-cell>
          <table:table-cell office:value-type="string" calcext:value-type="string">
            <text:p>default value django (4)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8469965402660405/django-fields-default-value-from-self-models-instances, https://stackoverflow.com/questions/755857/how-can-i-set-a-default-value-for-a-field-in-a-django-model, https://www.geeksforgeeks.org/how-to-set-a-django-model-fields-default-value-to-a-function-or-callable/, https://pythonclass.ru/django/modeli-v-django/, https://docs.djangoproject.com/en/5.0/ref/models/fields/, https://sky.pro/wiki/python/ustanovka-znacheniy-po-umolchaniyu-dlya-skrytykh-poley-v-django/, https://studygyaan.com/django/how-to-set-default-values-in-django-form, https://www.csestack.org/django-default-user-model-field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it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hahryartayeb.com/post/how-to-setup-vite-js-with-django-4x, https://forum.djangoproject.com/t/a-django-react-vite-demo-project/39079, https://forum.djangoproject.com/t/django-vite-for-production/30387, https://forum.djangoproject.com/t/django-vite-plugin-a-minimalist-vite-helper-for-django/19842, https://gist.github.com/lucianoratamero/7fc9737d24229ea9219f0987272896a2, https://github.com/MrBin99/django-vite, https://ilikerobots.medium.com/django-vue-vite-rest-not-required-ca63cfa558fd, https://pypi.org/project/django-vite-plugin/, https://www.codingforentrepreneurs.com/blog/integrate-django-reactjs, https://www.reddit.com/r/django/comments/1fusrjv/how_do_you_use_djangovite_exactl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ip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jango-stripe-integration/, https://dev.to/documatic/integrate-stripe-payments-with-django-by-building-a-digital-products-selling-app-le5, https://dj-stripe.dev/2.8/, https://github.com/dj-stripe/dj-stripe, https://github.com/testdrivenio/django-stripe-checkout, https://justdjango.com/blog/django-stripe-payments-tutorial, https://learndjango.com/tutorials/django-stripe-tutorial, https://testdriven.io/blog/django-stripe-tutorial/, https://www.reddit.com/r/django/comments/p5ksmn/looking_for_a_django_tutorial_for_stripe_pre/, https://www.saaspegasus.com/guides/django-stripe-integra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ubernet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pycharm/2024/03/deploying-django-apps-in-kubernetes/, https://cloud.google.com/python/django/kubernetes-engine, https://devtron.ai/blog/how-to-deploy-a-django-full-stack-application-with-kubernetes/, https://github.com/AliBigdeli/Django-Kubernetes-Template, https://github.com/codingforentrepreneurs/Django-Kubernetes, https://mattermost.com/blog/orchestrate-django-application-with-kubernetes/, https://medium.com/@subhampradhan966/kubernetes-end-to-end-project-with-deployment-of-django-notes-application-efc41b77f43b, https://www.civo.com/learn/build-deploy-restfulapi-fastapi-kubernetes, https://www.digitalocean.com/community/tutorials/how-to-deploy-a-scalable-and-secure-django-application-with-kubernetes, https://www.youtube.com/watch?v=NAOsLaB6Lfc&amp;pp=ygURI2RqYW5nb2RlcGxveW1lbnQ%3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теги</text:p>
          </table:table-cell>
          <table:table-cell office:value-type="string" calcext:value-type="string">
            <text:p>django теги (3)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.fun/docs/django/5.0/ref/templates/builtins/, https://metanit.com/python/django/2.7.php, https://proproprogs.ru/django4/django4-polzovatelskie-tegi-shablonov-dekoratory-simple-tag-i-inclusion-tag, https://sky.pro/wiki/python/rabota-s-shablonami-v-django/, https://tr-page.yandex.ru/translate?lang=en-ru&amp;url=https%3A%2F%2Fwww.geeksforgeeks.org%2Fdjango-template-tags%2F, https://django.readthedocs.io/en/stable/topics/templates.html, https://javarush.com/quests/lectures/ru.javarush.python.django.lecture.level05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шаблоны теги</text:p>
          </table:table-cell>
          <table:table-cell office:value-type="string" calcext:value-type="string">
            <text:p>django теги (3)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.fun/docs/django/5.0/ref/templates/builtins/, https://metanit.com/python/django/2.7.php, https://proproprogs.ru/django4/django4-polzovatelskie-tegi-shablonov-dekoratory-simple-tag-i-inclusion-tag, https://sky.pro/wiki/python/rabota-s-shablonami-v-django/, https://tr-page.yandex.ru/translate?lang=en-ru&amp;url=https%3A%2F%2Fwww.geeksforgeeks.org%2Fdjango-template-tags%2F, https://django.readthedocs.io/en/stable/topics/templates.html, https://javarush.com/quests/lectures/ru.javarush.python.django.lecture.level05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теги django html</text:p>
          </table:table-cell>
          <table:table-cell office:value-type="string" calcext:value-type="string">
            <text:p>django теги (3)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.fun/docs/django/5.0/ref/templates/builtins/, https://metanit.com/python/django/2.7.php, https://proproprogs.ru/django4/django4-polzovatelskie-tegi-shablonov-dekoratory-simple-tag-i-inclusion-tag, https://sky.pro/wiki/python/rabota-s-shablonami-v-django/, https://tr-page.yandex.ru/translate?lang=en-ru&amp;url=https%3A%2F%2Fwww.geeksforgeeks.org%2Fdjango-template-tags%2F, https://django.readthedocs.io/en/stable/topics/templates.html, https://javarush.com/quests/lectures/ru.javarush.python.django.lecture.level05.lecture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de</text:p>
          </table:table-cell>
          <table:table-cell office:value-type="string" calcext:value-type="string">
            <text:p>django node (2)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YdPc2_XG3dnT25h, https://infozone.pro/nodejs-vs-django-javascript-better-than-python/, https://tproger.ru/articles/django-ili-node-js--chto-vybrat-v-2024-godu, https://www.cloudways.com/blog/django-vs-node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de js django</text:p>
          </table:table-cell>
          <table:table-cell office:value-type="string" calcext:value-type="string">
            <text:p>django node (2)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YdPc2_XG3dnT25h, https://infozone.pro/nodejs-vs-django-javascript-better-than-python/, https://tproger.ru/articles/django-ili-node-js--chto-vybrat-v-2024-godu, https://www.cloudways.com/blog/django-vs-node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aphql</text:p>
          </table:table-cell>
          <table:table-cell office:value-type="string" calcext:value-type="string">
            <text:p>django graphql (2)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graphene-python.org/projects/django/en/latest/, https://github.com/graphql-python/graphene-django, https://www.fullstack.com/labs/resources/blog/django-graphene-from-rest-to-graphq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phene_django</text:p>
          </table:table-cell>
          <table:table-cell office:value-type="string" calcext:value-type="string">
            <text:p>django graphql (2)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graphene-python.org/projects/django/en/latest/, https://github.com/graphql-python/graphene-django, https://www.fullstack.com/labs/resources/blog/django-graphene-from-rest-to-graphq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filter</text:p>
          </table:table-cell>
          <table:table-cell office:value-type="string" calcext:value-type="string">
            <text:p>django admin filter (2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custom-django-admin-list-filters, https://docs.djangoproject.com/en/5.1/ref/contrib/admin/filters/, https://javarush.com/quests/lectures/ru.javarush.python.django.lecture.level11.lecture05, https://proproprogs.ru/django4/django4-panel-poiska-i-panel-filtracii, https://pytutorial.com/django-admin-list-display-filter-search/, https://www.dothedev.com/blog/amp/django-admin-list_filt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ist filter</text:p>
          </table:table-cell>
          <table:table-cell office:value-type="string" calcext:value-type="string">
            <text:p>django admin filter (2)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custom-django-admin-list-filters, https://docs.djangoproject.com/en/5.1/ref/contrib/admin/filters/, https://javarush.com/quests/lectures/ru.javarush.python.django.lecture.level11.lecture05, https://proproprogs.ru/django4/django4-panel-poiska-i-panel-filtracii, https://pytutorial.com/django-admin-list-display-filter-search/, https://www.dothedev.com/blog/amp/django-admin-list_filt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eycloa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ops.dev/setup-sso-using-saml-in-django-using-keycloak-as-idp-b2b5d81c3534, https://django-keycloak.readthedocs.io/en/latest/, https://forum.djangoproject.com/t/django-keycloak-best-practice/23924, https://github.com/Peter-Slump/django-keycloak, https://github.com/marcelo225/django-keycloak-auth, https://labs.ub.uni-frankfurt.de/post/single-sign-on-with-django-and-keycloak/, https://medium.com/@robertjosephk/setting-up-keycloak-in-django-with-django-allauth-cfc84fdbfee2, https://phasetwo.io/blog/secure-django/, https://stackademic.com/blog/integrating-keycloak-with-django-7ae39abe3a0b, https://www.reddit.com/r/KeyCloak/comments/1cgvqa1/help_with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удалить django</text:p>
          </table:table-cell>
          <table:table-cell office:value-type="string" calcext:value-type="string">
            <text:p>как удалить django (2)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howto/delete-app/, https://mherman.org/blog/removing-a-django-app/, https://tr-page.yandex.ru/translate?lang=en-ru&amp;url=https%3A%2F%2Fwww.geeksforgeeks.org%2Fhow-to-completely-uninstall-a-django-app%2F, https://www.delftstack.com/howto/django/django-remove-app/, https://www.dev2qa.com/how-to-create-remove-django-project-application/, https://www.poggregate.com/spaces/django/posts/how-to-uninstall-a-django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удалить приложение</text:p>
          </table:table-cell>
          <table:table-cell office:value-type="string" calcext:value-type="string">
            <text:p>как удалить django (2)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howto/delete-app/, https://mherman.org/blog/removing-a-django-app/, https://tr-page.yandex.ru/translate?lang=en-ru&amp;url=https%3A%2F%2Fwww.geeksforgeeks.org%2Fhow-to-completely-uninstall-a-django-app%2F, https://www.delftstack.com/howto/django/django-remove-app/, https://www.dev2qa.com/how-to-create-remove-django-project-application/, https://www.poggregate.com/spaces/django/posts/how-to-uninstall-a-django-ap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ycopg2 django</text:p>
          </table:table-cell>
          <table:table-cell office:value-type="string" calcext:value-type="string">
            <text:p>psycopg2 django (3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sing-postgresql-with-django/, https://docs.djangoproject.com/en/5.0/ref/databases/, https://proghunter.ru/articles/django-base-2023-installing-postgresql-in-django, https://sky.pro/wiki/python/nastrojka-podklyucheniya-k-baze-dannyh-v-django/, https://stackoverflow.com/questions/5394331/how-to-set-up-a-postgresql-database-in-django, https://www.alpharithms.com/django-postgresql-install-tutorial-123816/, https://www.geeksforgeeks.org/how-to-use-postgresql-database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backends postgresql</text:p>
          </table:table-cell>
          <table:table-cell office:value-type="string" calcext:value-type="string">
            <text:p>psycopg2 django (3)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sing-postgresql-with-django/, https://docs.djangoproject.com/en/5.0/ref/databases/, https://proghunter.ru/articles/django-base-2023-installing-postgresql-in-django, https://sky.pro/wiki/python/nastrojka-podklyucheniya-k-baze-dannyh-v-django/, https://stackoverflow.com/questions/5394331/how-to-set-up-a-postgresql-database-in-django, https://www.alpharithms.com/django-postgresql-install-tutorial-123816/, https://www.geeksforgeeks.org/how-to-use-postgresql-database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ycopg2 python django</text:p>
          </table:table-cell>
          <table:table-cell office:value-type="string" calcext:value-type="string">
            <text:p>psycopg2 django (3)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using-postgresql-with-django/, https://docs.djangoproject.com/en/5.0/ref/databases/, https://proghunter.ru/articles/django-base-2023-installing-postgresql-in-django, https://sky.pro/wiki/python/nastrojka-podklyucheniya-k-baze-dannyh-v-django/, https://stackoverflow.com/questions/5394331/how-to-set-up-a-postgresql-database-in-django, https://www.alpharithms.com/django-postgresql-install-tutorial-123816/, https://www.geeksforgeeks.org/how-to-use-postgresql-database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delete</text:p>
          </table:table-cell>
          <table:table-cell office:value-type="string" calcext:value-type="string">
            <text:p>django model delete (4)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метод delete django</text:p>
          </table:table-cell>
          <table:table-cell office:value-type="string" calcext:value-type="string">
            <text:p>django model delete (4)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rm delete</text:p>
          </table:table-cell>
          <table:table-cell office:value-type="string" calcext:value-type="string">
            <text:p>django model delete (4)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bjects delete</text:p>
          </table:table-cell>
          <table:table-cell office:value-type="string" calcext:value-type="string">
            <text:p>django model delete (4)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y.pro/wiki/python/udalenie-konkretnoy-zapisi-v-django-modelyakh-orm-podkhod/, https://django.readthedocs.io/en/stable/topics/db/queries.html, https://stackoverflow.com/questions/3805958/how-to-delete-a-record-in-django-models, https://www.delftstack.com/howto/django/django-delete-object/, https://www.geeksforgeeks.org/how-to-efficiently-delete-a-record-in-django/, https://habr.com/ru/companies/vk/articles/438280/, https://javarush.com/quests/lectures/ru.javarush.python.django.lecture.level08.lecture06, https://docs.djangoproject.com/en/5.2/ref/models/instances/, https://ilovedjango.com/django/orm/orm-queries/, https://metanit.com/python/django/5.5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в pdf скачать</text:p>
          </table:table-cell>
          <table:table-cell office:value-type="string" calcext:value-type="string">
            <text:p>django в pdf скачать (2)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codelibs.ru/django-4-v-primerakh/, https://e-univers.ru/upload/iblock/b63/0a4cc0v94aivdm0h8wfvuwpakysxua05.pdf, https://maktabkhooneh.org/mag/wp-content/uploads/2022/04/Django-for-Beginners-Build-websites-with-Python-and-Django-3.1-by-William-S.-Vincent-WelcomeToCode.pdf, https://vk.com/wall-13765414_5442, https://www.programmer-books.com/wp-content/uploads/2018/08/djangobook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pdf</text:p>
          </table:table-cell>
          <table:table-cell office:value-type="string" calcext:value-type="string">
            <text:p>django в pdf скачать (2)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codelibs.ru/django-4-v-primerakh/, https://e-univers.ru/upload/iblock/b63/0a4cc0v94aivdm0h8wfvuwpakysxua05.pdf, https://maktabkhooneh.org/mag/wp-content/uploads/2022/04/Django-for-Beginners-Build-websites-with-Python-and-Django-3.1-by-William-S.-Vincent-WelcomeToCode.pdf, https://vk.com/wall-13765414_5442, https://www.programmer-books.com/wp-content/uploads/2018/08/djangobook.p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ength</text:p>
          </table:table-cell>
          <table:table-cell office:value-type="string" calcext:value-type="string">
            <text:p>django length (2)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doc.ru/3.2/ref/templates/builtins/, https://metanit.com/python/django/2.8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emplates filters</text:p>
          </table:table-cell>
          <table:table-cell office:value-type="string" calcext:value-type="string">
            <text:p>django length (2)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templates/builtins/, https://djangodoc.ru/3.2/ref/templates/builtins/, https://metanit.com/python/django/2.8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programmingerror</text:p>
          </table:table-cell>
          <table:table-cell office:value-type="string" calcext:value-type="string">
            <text:p>django db utils programmingerror (3)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stackforgeeks.com/blog/djangodbutilsprogrammingerror-relation-already-exists, https://stackoverflow.com/questions/29830928/django-db-utils-programmingerror-relation-already-exists, https://github.com/mimischi/django-docker/issues/8, https://hatchjs.com/django-db-utils-programmingerror-relation-does-not-exist-2/, https://python.su/forum/topic/27964/, https://sqlpey.com/python/solved-how-to-fix-django-programmingerror-relation-already-exists/, https://www.devasking.com/issue/djangodbutilsprogrammingerror-relation-already-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programmingerror relation</text:p>
          </table:table-cell>
          <table:table-cell office:value-type="string" calcext:value-type="string">
            <text:p>django db utils programmingerror (3)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stackforgeeks.com/blog/djangodbutilsprogrammingerror-relation-already-exists, https://stackoverflow.com/questions/29830928/django-db-utils-programmingerror-relation-already-exists, https://github.com/mimischi/django-docker/issues/8, https://hatchjs.com/django-db-utils-programmingerror-relation-does-not-exist-2/, https://python.su/forum/topic/27964/, https://sqlpey.com/python/solved-how-to-fix-django-programmingerror-relation-already-exists/, https://www.devasking.com/issue/djangodbutilsprogrammingerror-relation-already-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ion already exists</text:p>
          </table:table-cell>
          <table:table-cell office:value-type="string" calcext:value-type="string">
            <text:p>django db utils programmingerror (3)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stackforgeeks.com/blog/djangodbutilsprogrammingerror-relation-already-exists, https://stackoverflow.com/questions/29830928/django-db-utils-programmingerror-relation-already-exists, https://github.com/mimischi/django-docker/issues/8, https://hatchjs.com/django-db-utils-programmingerror-relation-does-not-exist-2/, https://python.su/forum/topic/27964/, https://sqlpey.com/python/solved-how-to-fix-django-programmingerror-relation-already-exists/, https://www.devasking.com/issue/djangodbutilsprogrammingerror-relation-already-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имеры проектов</text:p>
          </table:table-cell>
          <table:table-cell office:value-type="string" calcext:value-type="string">
            <text:p>django примеры проектов (2)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opics/django-project, https://www.codewithfaraz.com/projects/20-django-projects-with-source-code, https://www.geeksforgeeks.org/django-projects/, https://www.interviewbit.com/blog/django-projects/, https://www.techgeekbuzz.com/blog/django-projects/, https://www.upgrad.com/blog/django-project-ideas-topics-beginn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thon django projects</text:p>
          </table:table-cell>
          <table:table-cell office:value-type="string" calcext:value-type="string">
            <text:p>django примеры проектов (2)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opics/django-project, https://www.codewithfaraz.com/projects/20-django-projects-with-source-code, https://www.geeksforgeeks.org/django-projects/, https://www.interviewbit.com/blog/django-projects/, https://www.techgeekbuzz.com/blog/django-projects/, https://www.upgrad.com/blog/django-project-ideas-topics-beginne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lasticsearch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obinmuhia/implementation-of-elastic-search-in-django-32d6, https://django-elasticsearch-dsl.readthedocs.io/, https://django-elasticsearch-dsl.readthedocs.io/en/latest/quickstart.html, https://github.com/django-es/django-elasticsearch-dsl, https://medium.com/@tech_with_mike/elasticsearch-with-django-quick-tutorial-with-video-e75263f813c7, https://pypi.org/project/django-elasticsearch-dsl/, https://pypi.org/project/elasticsearch-django/, https://sunscrapers.com/blog/how-to-use-elasticsearch-with-django/, https://testdriven.io/blog/django-drf-elasticsearch/, https://www.reddit.com/r/django/comments/xs1kqs/anyone_who_has_experience_with_elasticsearch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запись в базу данных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запись в бд django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оздать запись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обавить запись</text:p>
          </table:table-cell>
          <table:table-cell office:value-type="string" calcext:value-type="string">
            <text:p>django запись в базу данных (4)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instances/, https://javarush.com/quests/lectures/ru.javarush.python.django.lecture.level07.lecture07, https://metanit.com/python/django/5.12.php, https://proproprogs.ru/django/crud-osnovy-orm-po-rabote-s-modelyami, https://www.youtube.com/watch?v=8QnMxrNT0-8, https://tr-page.yandex.ru/translate?lang=en-ru&amp;url=https%3A%2F%2Fwww.geeksforgeeks.org%2Fdjango-orm-inserting-updating-deleting-data%2F, https://djangodoc.ru/3.2/topics/db/queries/, https://habr.com/ru/articles/87357/, https://proglib.io/p/kurs-django-chast-2-orm-i-osnovy-raboty-s-bazami-dannyh-2024-01-29, https://vuyisile.com/creating-updating-records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integrityerror</text:p>
          </table:table-cell>
          <table:table-cell office:value-type="string" calcext:value-type="string">
            <text:p>django db utils integrityerror (2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not-null-constraint-failed/9460, https://qna.habr.com/q/407684, https://www.iditect.com/faq/python/djangodbutilsintegrityerror-not-null-constraint-failed-productsproductimage-error-with-image-fiel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t null constraint failed django</text:p>
          </table:table-cell>
          <table:table-cell office:value-type="string" calcext:value-type="string">
            <text:p>django db utils integrityerror (2)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not-null-constraint-failed/9460, https://qna.habr.com/q/407684, https://www.iditect.com/faq/python/djangodbutilsintegrityerror-not-null-constraint-failed-productsproductimage-error-with-image-fiel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integrityerro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exceptions/, https://ilovedjango.com/django/orm/orm-queries/, https://pythonguides.com/django-integrityerror-at-modelname/, https://qna.habr.com/q/617636, https://rathank.com/resolving-the-integrityerror-in-django/, https://skillbox.ru/media/code/django-dlya-novichkov-chto-eto-za-freymvork-i-zachem-ego-izuchat/, https://spec-zone.ru/django~3.0/ref/models/querysets, https://stackoverflow.com/questions/11293380/django-catching-integrity-error-and-showing-a-customized-message-using-template, https://www.geeksforgeeks.org/integrityerror-in-django/, https://www.youtube.com/watch?v=HySO5TLVli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itial django</text:p>
          </table:table-cell>
          <table:table-cell office:value-type="string" calcext:value-type="string">
            <text:p>initial django (2)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1172154228706266/setting-initial-django-form-field-value-in-the-__init__-method, https://sky.pro/wiki/python/ustanovka-znacheniy-po-umolchaniyu-dlya-skrytykh-poley-v-django/, https://stackoverflow.com/questions/604266/django-set-default-form-values, https://studygyaan.com/django/how-to-give-initial-value-to-model-forms, https://www.geeksforgeeks.org/initial-form-data-django-forms/, https://www.iditect.com/programming/django/initial-form-data-django-forms.html, https://www.peterbe.com/plog/initial-values-bound-django-form-render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initial</text:p>
          </table:table-cell>
          <table:table-cell office:value-type="string" calcext:value-type="string">
            <text:p>initial django (2)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hint.com/post/1172154228706266/setting-initial-django-form-field-value-in-the-__init__-method, https://sky.pro/wiki/python/ustanovka-znacheniy-po-umolchaniyu-dlya-skrytykh-poley-v-django/, https://stackoverflow.com/questions/604266/django-set-default-form-values, https://studygyaan.com/django/how-to-give-initial-value-to-model-forms, https://www.geeksforgeeks.org/initial-form-data-django-forms/, https://www.iditect.com/programming/django/initial-form-data-django-forms.html, https://www.peterbe.com/plog/initial-values-bound-django-form-render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elderror django</text:p>
          </table:table-cell>
          <table:table-cell office:value-type="string" calcext:value-type="string">
            <text:p>fielderror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exceptions/, https://github.com/jazzband/django-eav2/issues/163, https://www.devasking.com/issue/djangocoreexceptionsfielderror-unknown-fields-academicgrade-specified-for-user, https://www.educba.com/django-exceptions/, https://www.geeksforgeeks.org/field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 fielderror</text:p>
          </table:table-cell>
          <table:table-cell office:value-type="string" calcext:value-type="string">
            <text:p>fielderror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ref/exceptions/, https://github.com/jazzband/django-eav2/issues/163, https://www.devasking.com/issue/djangocoreexceptionsfielderror-unknown-fields-academicgrade-specified-for-user, https://www.educba.com/django-exceptions/, https://www.geeksforgeeks.org/fielderror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o such table</text:p>
          </table:table-cell>
          <table:table-cell office:value-type="string" calcext:value-type="string">
            <text:p>django no such table (2)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no-such-table/, https://stackoverflow.com/questions/25771755/django-operationalerror-no-such-table, https://thewebdev.info/2022/04/03/how-to-fix-operationalerror-no-such-table-with-python-django/, https://www.iditect.com/program-example/python--djangodbutilsoperationalerror-no-such-table-authuser.html, https://www.youtube.com/watch?v=AosKkUoLq6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perationalerror no such table</text:p>
          </table:table-cell>
          <table:table-cell office:value-type="string" calcext:value-type="string">
            <text:p>django no such table (2)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tchjs.com/django-no-such-table/, https://stackoverflow.com/questions/25771755/django-operationalerror-no-such-table, https://thewebdev.info/2022/04/03/how-to-fix-operationalerror-no-such-table-with-python-django/, https://www.iditect.com/program-example/python--djangodbutilsoperationalerror-no-such-table-authuser.html, https://www.youtube.com/watch?v=AosKkUoLq6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rray</text:p>
          </table:table-cell>
          <table:table-cell office:value-type="string" calcext:value-type="string">
            <text:p>django array (2)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postgres-extensions.readthedocs.io/en/latest/arrays.html, https://pas-de-carottes.blogspot.com/2015/05/django-working-with-array-fields-in.html, https://www.delftstack.com/howto/django/django-array-field/, https://www.geeksforgeeks.org/the-most-efficient-way-to-store-a-list-in-django-models/, https://www.gyata.ai/django/django-array-field, https://www.iditect.com/faq/python/how-to-store-an-array-of-strings-in-a-django-model.html, https://zerotobyte.com/django-arrayfield-working-with-array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ay field django</text:p>
          </table:table-cell>
          <table:table-cell office:value-type="string" calcext:value-type="string">
            <text:p>django array (2)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postgres-extensions.readthedocs.io/en/latest/arrays.html, https://pas-de-carottes.blogspot.com/2015/05/django-working-with-array-fields-in.html, https://www.delftstack.com/howto/django/django-array-field/, https://www.geeksforgeeks.org/the-most-efficient-way-to-store-a-list-in-django-models/, https://www.gyata.ai/django/django-array-field, https://www.iditect.com/faq/python/how-to-store-an-array-of-strings-in-a-django-model.html, https://zerotobyte.com/django-arrayfield-working-with-array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ject has no attribut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attributeerror-list-object-has-no-attribute-is-bound/14904, https://github.com/django-guardian/django-guardian/issues/81, https://iancarpenter.dev/2021/09/19/django-object-has-no-attribute-save/, https://python.su/forum/topic/20377/, https://pythonguides.com/module-object-has-no-attribute-in-django/, https://pythonhint.com/post/1068154391771601/attributeerror-tuple-object-has-no-attribute-values-django-rest-framework, https://qna.habr.com/q/630866, https://stackoverflow.com/questions/15450060/django-function-object-has-no-attribute-objects, https://www.geeksforgeeks.org/fix-django-wsgirequest-object-has-no-attribute-data/, https://www.youtube.com/watch?v=JStQaDmZdF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operationalerror connection faile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error-in-connecting-postgresql/11741, https://github.com/pretix/pretix/discussions/3184, https://nbkomputer.com/how-to-fix-django-db-utils-operationalerror-could-not-connect-to-server/, https://qna.habr.com/q/1373144, https://serverfault.com/questions/1063760/django-db-utils-operationalerror-could-not-connect-to-server-connection-refuse, https://stackforgeeks.com/blog/djangodbutilsoperationalerror-could-not-connect-to-server, https://stackoverflow.com/questions/29937378/django-db-utils-operationalerror-could-not-connect-to-server, https://www.geeksforgeeks.org/operationalerror-in-django/, https://www.grepper.com/answers/633695/django.db.utils.operationalerror%3A+connection+to+server+at+%22127.0.0.1%22%2C+port+5432+failed%3A+connection+refused+is+the+server+running+on+that+host+and+accepting+tcp%2Fip+connections%3F, https://www.linuxfixes.com/2022/10/solved-connection-error-between-django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hread</text:p>
          </table:table-cell>
          <table:table-cell office:value-type="string" calcext:value-type="string">
            <text:p>django thread (2)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sukeszk/multithreading-in-django-using-threading-and-queue-3kpp, https://programmersought.com/article/54426654549/, https://pythonhint.com/post/1292899275051579/multithreading-for-python-django, https://web.archive.org/web/20110612223656/http://www.artfulcode.net/articles/threading-django/, https://www.youtube.com/watch?v=U5nuICIuAp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reading python django</text:p>
          </table:table-cell>
          <table:table-cell office:value-type="string" calcext:value-type="string">
            <text:p>django thread (2)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sukeszk/multithreading-in-django-using-threading-and-queue-3kpp, https://programmersought.com/article/54426654549/, https://pythonhint.com/post/1292899275051579/multithreading-for-python-django, https://web.archive.org/web/20110612223656/http://www.artfulcode.net/articles/threading-django/, https://www.youtube.com/watch?v=U5nuICIuAp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y exampl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jangobyexample.com/, https://docs.djangoproject.com/en/5.2/intro/tutorial01/, https://github.com/PacktPublishing/Django-4-by-example, https://github.com/PacktPublishing/Django-5-By-Example, https://realpython.com/get-started-with-django-1/, https://www.amazon.com/Django-Example-powerful-reliable-applications/dp/1801813051, https://www.packtpub.com/en-ph/product/django-5-by-example-9781805125457, https://www.reddit.com/r/django/comments/1ds2t2e/django_5_by_example_build_powerful_and_reliable/, https://www.reddit.com/r/djangolearning/comments/15z02a5/would_you_recommend_book_django_4_by_example/, https://www.w3schools.com/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l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ilk.readthedocs.org/en/latest/quickstart.html, https://github.com/jazzband/django-silk, https://github.com/jazzband/django-silk/releases, https://medium.com/@mozaadirafi26/profiling-and-monitoring-prometheus-and-silk-39df8f183ca1, https://medium.com/@sharif-42/profiling-django-application-using-django-silk-62cdea83fb83, https://pypi.org/project/django-silk/0.2.1/, https://pypi.org/project/django-silk/0.5.3/, https://silk.readthedocs.io/, https://stackoverflow.com/questions/78312955/django-how-to-use-django-silk-to-work-in-running-tests, https://www.reddit.com/r/django/comments/1bm4i86/profiling_managepy_commands_something_lik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xt js django</text:p>
          </table:table-cell>
          <table:table-cell office:value-type="string" calcext:value-type="string">
            <text:p>next js django (2)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the-nextjs-of-django/22241, https://github.com/Brlaney/django-next, https://medium.com/@danialkeimasi/django-next-js-the-easy-way-655efb6d28e1, https://news.ycombinator.com/item?id=27168403, https://pypi.org/project/django-nextjs/, https://stackoverflow.com/questions/78329774/how-can-i-use-nextjs-with-the-django, https://www.reddit.com/r/nextjs/comments/12necav/django_next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extjs</text:p>
          </table:table-cell>
          <table:table-cell office:value-type="string" calcext:value-type="string">
            <text:p>next js django (2)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the-nextjs-of-django/22241, https://github.com/Brlaney/django-next, https://medium.com/@danialkeimasi/django-next-js-the-easy-way-655efb6d28e1, https://news.ycombinator.com/item?id=27168403, https://pypi.org/project/django-nextjs/, https://stackoverflow.com/questions/78329774/how-can-i-use-nextjs-with-the-django, https://www.reddit.com/r/nextjs/comments/12necav/django_nextj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select</text:p>
          </table:table-cell>
          <table:table-cell office:value-type="string" calcext:value-type="string">
            <text:p>django forms select (2)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zen.ru/a/Y2ef-Q-x9Tsm7edI, https://metanit.com/python/django/4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е выбора</text:p>
          </table:table-cell>
          <table:table-cell office:value-type="string" calcext:value-type="string">
            <text:p>django forms select (2)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ganrymkhan.com/tutorial/working-with-choicefield-in-django, https://dzen.ru/a/Y2ef-Q-x9Tsm7edI, https://metanit.com/python/django/4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es not exist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ocrateslee/about-doesnotexist-exception-with-django-foreignkey-coo, https://docs.djangoproject.com/en/5.1/ref/exceptions/, https://hatchjs.com/matching-query-does-not-exist-in-django/, https://pythonhint.com/post/7651454748358497/matching-query-does-not-exist-error-in-django, https://qna.habr.com/q/572038, https://sqlpey.com/python/solved-how-to-handle-django-doesnotexist-errors-effectively/, https://stackoverflow.com/questions/16181188/django-doesnotexist, https://www.geeksforgeeks.org/how-do-we-get-the-object-if-it-exists-or-none-if-it-does-not-exist-in-django/, https://www.iditect.com/faq/python/django-doesnotexist.html, https://www.tutsdrupal.com/article/django_if_not_exis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ileysfabricandsupply.com/product/django-jet/, https://django-jet-reboot.readthedocs.io/, https://djangopackages.org/packages/p/django-jet/, https://github.com/geex-arts/django-jet, https://jet.geex-arts.com/, https://jet.readthedocs.io/, https://pypi.org/project/django-jet-reboot/, https://pypi.org/project/jet-django/, https://www.jetadmin.io/blog/django-jet-vs-jet-admin/, https://www.jetadmin.io/templates/django-admin-pa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eld error django</text:p>
          </table:table-cell>
          <table:table-cell office:value-type="string" calcext:value-type="string">
            <text:p>field error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2.lecture06, https://www.geeksforgeeks.org/error_messages-django-form-field-validation/, https://www.iditect.com/program-example/django-forms-if-not-valid-show-form-with-error-message.html, https://www.scaler.com/topics/django/data-validation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errors</text:p>
          </table:table-cell>
          <table:table-cell office:value-type="string" calcext:value-type="string">
            <text:p>field error django (2)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avarush.com/quests/lectures/ru.javarush.python.django.lecture.level12.lecture06, https://www.geeksforgeeks.org/error_messages-django-form-field-validation/, https://www.iditect.com/program-example/django-forms-if-not-valid-show-form-with-error-message.html, https://www.scaler.com/topics/django/data-validation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qlite3</text:p>
          </table:table-cell>
          <table:table-cell office:value-type="string" calcext:value-type="string">
            <text:p>django sqlite3 (2)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damghill/the-definitive-guide-to-using-django-with-sqlite-in-production-2e9b, https://djangodoc.ru/3.1/intro/tutorial02/, https://javarush.com/quests/lectures/ru.javarush.python.django.lecture.level02.lecture06, https://sqldocs.org/sqlite-database/django-sqlite/, https://techvidvan.com/tutorials/django-database-connectivity/, https://w3resource.com/sqlite/snippets/sqlite-django-setup.php, https://www.techwithtim.net/tutorials/django/sqlite3-database, https://www.youtube.com/watch?v=UxTwFMZ4r5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b sqlite3 django</text:p>
          </table:table-cell>
          <table:table-cell office:value-type="string" calcext:value-type="string">
            <text:p>django sqlite3 (2)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damghill/the-definitive-guide-to-using-django-with-sqlite-in-production-2e9b, https://djangodoc.ru/3.1/intro/tutorial02/, https://javarush.com/quests/lectures/ru.javarush.python.django.lecture.level02.lecture06, https://sqldocs.org/sqlite-database/django-sqlite/, https://techvidvan.com/tutorials/django-database-connectivity/, https://w3resource.com/sqlite/snippets/sqlite-django-setup.php, https://www.techwithtim.net/tutorials/django/sqlite3-database, https://www.youtube.com/watch?v=UxTwFMZ4r5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odel file</text:p>
          </table:table-cell>
          <table:table-cell office:value-type="string" calcext:value-type="string">
            <text:p>django model file (3)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creating-and-saving-files-in-djangos-filefield/, https://pythonguides.com/django-app-upload-files/, https://www.simplifiedpython.net/django-file-upload-tutorial/, https://zerotobyte.com/django-filefield-everything-you-need-to-know/, https://pythonhint.com/post/1325373787595019/django-how-to-create-a-file-and-save-it-to-a-models-filefield, https://www.geeksforgeeks.org/filefield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le field</text:p>
          </table:table-cell>
          <table:table-cell office:value-type="string" calcext:value-type="string">
            <text:p>django model file (3)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creating-and-saving-files-in-djangos-filefield/, https://pythonguides.com/django-app-upload-files/, https://www.simplifiedpython.net/django-file-upload-tutorial/, https://zerotobyte.com/django-filefield-everything-you-need-to-know/, https://pythonhint.com/post/1325373787595019/django-how-to-create-a-file-and-save-it-to-a-models-filefield, https://www.geeksforgeeks.org/filefield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reate file</text:p>
          </table:table-cell>
          <table:table-cell office:value-type="string" calcext:value-type="string">
            <text:p>django model file (3)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nmtechs.com/creating-and-saving-files-in-djangos-filefield/, https://pythonguides.com/django-app-upload-files/, https://www.simplifiedpython.net/django-file-upload-tutorial/, https://zerotobyte.com/django-filefield-everything-you-need-to-know/, https://pythonhint.com/post/1325373787595019/django-how-to-create-a-file-and-save-it-to-a-models-filefield, https://www.geeksforgeeks.org/filefield-django-model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s views</text:p>
          </table:table-cell>
          <table:table-cell office:value-type="string" calcext:value-type="string">
            <text:p>django forms views (2)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inkingswood.github.io/Model-Form-Customisation/, https://medium.com/django-unleashed/mastering-django-modelforms-a-comprehensive-guide-to-effortless-form-handling-in-django-93eab38030be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модели</text:p>
          </table:table-cell>
          <table:table-cell office:value-type="string" calcext:value-type="string">
            <text:p>django forms views (2)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inkingswood.github.io/Model-Form-Customisation/, https://medium.com/django-unleashed/mastering-django-modelforms-a-comprehensive-guide-to-effortless-form-handling-in-django-93eab38030be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auth2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odhiambo/integrate-google-oauth2-social-authentication-into-your-django-web-app-1bk5, https://django-oauth-toolkit.readthedocs.io/, https://django-oauth-toolkit.readthedocs.io/en/latest/getting_started.html, https://docs.authlib.org/en/latest/client/django.html, https://github.com/jazzband/django-oauth-toolkit, https://medium.com/@mathur.danduprolu/day-4-implementing-oauth2-authentication-in-django-148b505aae7c, https://stackoverflow.com/questions/71542207/when-to-use-oauth-in-django-what-is-its-exact-role-on-django-login-framework, https://www.django-rest-framework.org/api-guide/authentication/, https://www.reddit.com/r/django/comments/vlqz1a/easy_django_library_for_oauth2/, https://www.toptal.com/django/integrate-oauth-2-into-django-drf-back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roku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center.heroku.com/articles/django-app-configuration, https://devcenter.heroku.com/articles/django-assets, https://devcenter.heroku.com/categories/working-with-django, https://medium.com/@farad.dev/how-to-deploy-a-django-application-on-heroku-step-by-step-guide-6ac6ea9a9098, https://medium.com/quick-code/deploying-django-app-to-heroku-full-guide-6ff7252578d7?source=rss----dbe7a689f76f---4, https://pypi.org/project/django-heroku/, https://pypi.org/project/django-on-heroku/, https://realpython.com/django-hosting-on-heroku/, https://www.heroku.com/python, https://www.reddit.com/r/django/comments/xijzq3/deploying_django_with_heroku_vs_oth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orm class</text:p>
          </table:table-cell>
          <table:table-cell office:value-type="string" calcext:value-type="string">
            <text:p>django form class (2)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forms/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et form</text:p>
          </table:table-cell>
          <table:table-cell office:value-type="string" calcext:value-type="string">
            <text:p>django form class (2)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docs.djangoproject.com/en/5.1/topics/forms/, https://proglib.io/p/kurs-django-chast-3-osnovy-raboty-s-formami-2024-03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afk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ops.dev/building-scalable-microservices-with-django-and-apache-kafka-ab2a13b654ed, https://codemia.io/knowledge-hub/path/consume_kafka_messages_from_django_app, https://dev.to/dhirajpatra/django-kafka-3lh7, https://github.com/addu390/django-kafka, https://medium.com/@mansha99/microservices-using-django-and-kafka-3776e8592ef3, https://medium.com/@tarekeesa7/using-apache-kafka-for-real-time-data-streaming-with-django-4cad0d6cf8ce, https://pypi.org/project/django-kafka/, https://python.plainenglish.io/microservices-in-python-kafka-and-django-c4e4fc83b7ef, https://stackoverflow.com/questions/49612472/how-to-integrate-django-with-kafka-using-python, https://www.reddit.com/r/django/comments/w1imx8/django_kafk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имя django admin не распознано</text:p>
          </table:table-cell>
          <table:table-cell office:value-type="string" calcext:value-type="string">
            <text:p>имя django admin не распознано (2)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qna.habr.com/q/845105, https://stackoverflow.com/questions/56796303/django-admin-is-is-not-recognized, https://stackoverflow.forums.wiki/viewtopic.php?t=173549, https://tr-page.yandex.ru/translate?lang=en-ru&amp;url=https%3A%2F%2Fstackoverflow.com%2Fquestions%2F73036231%2Fhow-solve-django-admin-is-not-recognized, https://www.cyberforum.ru/python-django/thread3048799.html, https://www.youtube.com/watch?v=vtZUkl2Cs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dmin не распознано как имя командлета</text:p>
          </table:table-cell>
          <table:table-cell office:value-type="string" calcext:value-type="string">
            <text:p>имя django admin не распознано (2)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django-admin-is-not-recognized-as-internal-or-external-command, https://qna.habr.com/q/845105, https://stackoverflow.com/questions/56796303/django-admin-is-is-not-recognized, https://stackoverflow.forums.wiki/viewtopic.php?t=173549, https://tr-page.yandex.ru/translate?lang=en-ru&amp;url=https%3A%2F%2Fstackoverflow.com%2Fquestions%2F73036231%2Fhow-solve-django-admin-is-not-recognized, https://www.cyberforum.ru/python-django/thread3048799.html, https://www.youtube.com/watch?v=vtZUkl2Cs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n django</text:p>
          </table:table-cell>
          <table:table-cell office:value-type="string" calcext:value-type="string">
            <text:p>cron django (2)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cron.readthedocs.io/en/latest/installation.html, https://django.how/extras/django-cron-jobs/, https://forum.djangoproject.com/t/django-crontabs/31277, https://medium.com/@mainadanielwachira/a-comprehensive-guide-to-using-django-crontab-for-scheduled-tasks-bb62b99083e8, https://pypi.org/project/django-crontab/, https://stackoverflow.com/questions/75992434/set-cronjobs-to-run-everyday-at-6am-in-django-python, https://www.reddit.com/r/django/comments/rls5ug/how_to_start_cron_jobs_for_django_function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on job django</text:p>
          </table:table-cell>
          <table:table-cell office:value-type="string" calcext:value-type="string">
            <text:p>cron django (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cron.readthedocs.io/en/latest/installation.html, https://django.how/extras/django-cron-jobs/, https://forum.djangoproject.com/t/django-crontabs/31277, https://medium.com/@mainadanielwachira/a-comprehensive-guide-to-using-django-crontab-for-scheduled-tasks-bb62b99083e8, https://pypi.org/project/django-crontab/, https://stackoverflow.com/questions/75992434/set-cronjobs-to-run-everyday-at-6am-in-django-python, https://www.reddit.com/r/django/comments/rls5ug/how_to_start_cron_jobs_for_django_function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in thread</text:p>
          </table:table-cell>
          <table:table-cell office:value-type="string" calcext:value-type="string">
            <text:p>django main thread (2)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ileg.com/ru/forum/topic/957/, https://itfy.org/threads/ne-poluchaetsja-zapustit-server-na-django.10/, https://qna.habr.com/q/637695, https://www.cyberforum.ru/python-django/thread2531585.html, https://www.iditect.com/program-example/python--watching-for-file-changes-with-statreloader-exception-in-thread-djangomainthrea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ception in thread django main thread</text:p>
          </table:table-cell>
          <table:table-cell office:value-type="string" calcext:value-type="string">
            <text:p>django main thread (2)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ileg.com/ru/forum/topic/957/, https://itfy.org/threads/ne-poluchaetsja-zapustit-server-na-django.10/, https://qna.habr.com/q/637695, https://www.cyberforum.ru/python-django/thread2531585.html, https://www.iditect.com/program-example/python--watching-for-file-changes-with-statreloader-exception-in-thread-djangomainthrea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afan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-generator.dev/docs/technologies/django/integrate-grafana.html, https://blog.devops.dev/monitoring-your-django-app-with-prometheus-and-grafana-5859b8815e84, https://github.com/adinhodovic/django-mixin, https://grafana.com/grafana/dashboards/17613-django-requests-by-view/, https://grafana.com/grafana/dashboards/17616-django-requests-overview/, https://grafana.com/grafana/dashboards/17658-django/, https://grafana.com/grafana/dashboards/9528-django-prometheus/, https://hodovi.cc/blog/django-monitoring-with-prometheus-and-grafana/, https://karanchuri.medium.com/prometheus-grafana-in-django-92da4d782f8a, https://medium.com/swlh/a-guide-to-using-prometheus-and-grafana-for-logging-api-metrics-in-django-43863eebe5b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sites built with django</text:p>
          </table:table-cell>
          <table:table-cell office:value-type="string" calcext:value-type="string">
            <text:p>websites built with django (2)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stars.com/blog/10-popular-sites-made-on-django/, https://forum.djangoproject.com/t/a-collection-of-amazing-projects-made-with-our-favorite-python-web-framework/10107, https://intellisoft.io/15-famous-sites-built-with-django-that-you-probably-know/, https://seclgroup.com/15-websites-and-web-apps-built-with-django/, https://trends.builtwith.com/websitelist/Django-Language, https://www.quora.com/Can-you-provide-examples-of-interesting-websites-built-using-Django-or-other-web-frameworks-like-Flask, https://www.reddit.com/r/django/comments/11et57g/what_are_a_few_sitesweb_based_apps_that_are/, https://www.stxnext.com/blog/django-websites-examp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sites made with django</text:p>
          </table:table-cell>
          <table:table-cell office:value-type="string" calcext:value-type="string">
            <text:p>websites built with django (2)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stars.com/blog/10-popular-sites-made-on-django/, https://forum.djangoproject.com/t/a-collection-of-amazing-projects-made-with-our-favorite-python-web-framework/10107, https://intellisoft.io/15-famous-sites-built-with-django-that-you-probably-know/, https://seclgroup.com/15-websites-and-web-apps-built-with-django/, https://trends.builtwith.com/websitelist/Django-Language, https://www.quora.com/Can-you-provide-examples-of-interesting-websites-built-using-Django-or-other-web-frameworks-like-Flask, https://www.reddit.com/r/django/comments/11et57g/what_are_a_few_sitesweb_based_apps_that_are/, https://www.stxnext.com/blog/django-websites-examp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o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contrib/gis/tutorial/, https://docs.djangoproject.com/en/5.2/ref/contrib/gis/, https://github.com/paulsmith/geodjango, https://medium.com/@limeira.felipe94/geodjango-101-how-to-add-maps-and-spatial-data-to-your-django-projects-e3617fb51474, https://pganalyze.com/blog/geodjango-postgis, https://realpython.com/location-based-app-with-geodjango-tutorial/, https://www.lifeingis.com/geodjango-tutorial-series/?mode=grid, https://www.paulox.net/2021/07/19/maps-with-django-part-2-geodjango-postgis-and-leaflet/, https://www.reddit.com/r/django/comments/pkcxf6/why_are_geodjango_docs_so_incredibly_horrible/, https://www.reddit.com/r/django/comments/wk27iu/about_geodjango_and_postgis_models_the_differenc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sponse file</text:p>
          </table:table-cell>
          <table:table-cell office:value-type="string" calcext:value-type="string">
            <text:p>django response file (2)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leviackerman/how-to-download-data-in-multiple-file-formats-csv-xls-txt-with-django-rest-framework-gi3, https://pythonhint.com/post/1261437811209924/how-do-i-use-django-rest-framework-to-send-a-file-in-response, https://www.dev2qa.com/how-to-return-html-file-as-django-view-response/, https://zetcode.com/django/file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turn file</text:p>
          </table:table-cell>
          <table:table-cell office:value-type="string" calcext:value-type="string">
            <text:p>django response file (2)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leviackerman/how-to-download-data-in-multiple-file-formats-csv-xls-txt-with-django-rest-framework-gi3, https://pythonhint.com/post/1261437811209924/how-do-i-use-django-rest-framework-to-send-a-file-in-response, https://www.dev2qa.com/how-to-return-html-file-as-django-view-response/, https://zetcode.com/django/filerespons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вязанные объекты django</text:p>
          </table:table-cell>
          <table:table-cell office:value-type="string" calcext:value-type="string">
            <text:p>связанные объекты django (3)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6.php, https://proproprogs.ru/django4/django4-tipy-svyazey-mezhdu-modelyami-foreignkey-manytomanyfield-onetoonefield, https://ru.hexlet.io/courses/python-django-orm/lessons/relations/theory_unit, https://docs.djangoproject.com/en/5.1/ref/models/relations/, https://dvmn.org/encyclopedia/django_orm/foreign-key/, https://javarush.com/quests/lectures/ru.javarush.python.django.lecture.level09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анные поля</text:p>
          </table:table-cell>
          <table:table-cell office:value-type="string" calcext:value-type="string">
            <text:p>связанные объекты django (3)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6.php, https://proproprogs.ru/django4/django4-tipy-svyazey-mezhdu-modelyami-foreignkey-manytomanyfield-onetoonefield, https://ru.hexlet.io/courses/python-django-orm/lessons/relations/theory_unit, https://docs.djangoproject.com/en/5.1/ref/models/relations/, https://dvmn.org/encyclopedia/django_orm/foreign-key/, https://javarush.com/quests/lectures/ru.javarush.python.django.lecture.level09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связь один ко многим</text:p>
          </table:table-cell>
          <table:table-cell office:value-type="string" calcext:value-type="string">
            <text:p>связанные объекты django (3)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tanit.com/python/django/5.6.php, https://proproprogs.ru/django4/django4-tipy-svyazey-mezhdu-modelyami-foreignkey-manytomanyfield-onetoonefield, https://ru.hexlet.io/courses/python-django-orm/lessons/relations/theory_unit, https://docs.djangoproject.com/en/5.1/ref/models/relations/, https://dvmn.org/encyclopedia/django_orm/foreign-key/, https://javarush.com/quests/lectures/ru.javarush.python.django.lecture.level09.lecture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книга скачать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4nmv.ru/books/django_razrabotka_veb-prilozhenii_na_python_fail_pdf_668993.pdf, https://codelibs.ru/django-4-v-primerakh/, https://github.com/YeasirArafatRatul/DjangoBooks/blob/master/The%20Django%20Book%20(%20PDFDrive.com%20).pdf, https://habr.com/ru/companies/vk/articles/430580/, https://library-it.com/frameworks/python-frejmvorki/django/, https://obuchalka.org/20200321119387/django-documentation-2019.html, https://t.me/pyproglib/4937, https://vk.com/wall-54530371_176303, https://www.litres.ru/book/a-golovatyy/django-podrobnoe-rukovodstvo-2-e-izdanie-24499974/, https://www.rulit.me/books/django-3-0-praktika-sozdaniya-veb-sajtov-na-python-download-642692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как развернуть django</text:p>
          </table:table-cell>
          <table:table-cell office:value-type="string" calcext:value-type="string">
            <text:p>как развернуть django (2)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linus.ru/blog/deploy-django-proekta-na-vps/, https://beget.com/ru/kb/how-to/vps/razvertyvanie-django-s-pomoshchyu-nginx-postgresql-i-gunicorn, https://developer.mozilla.org/ru/docs/Learn_web_development/Extensions/Server-side/Django/Deployment, https://habr.com/ru/articles/551864/, https://sky.pro/wiki/python/razvertyvanie-django-prilozhenij/, https://timthewebmaster.com/ru/articles/kak-razvernut-django-sajt-na-reg/, https://www.nic.ru/help/kak-ustanovit6-django-na-vds-hosting-poshagovaya-instrukciya_11185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развернуть проект django</text:p>
          </table:table-cell>
          <table:table-cell office:value-type="string" calcext:value-type="string">
            <text:p>как развернуть django (2)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linus.ru/blog/deploy-django-proekta-na-vps/, https://beget.com/ru/kb/how-to/vps/razvertyvanie-django-s-pomoshchyu-nginx-postgresql-i-gunicorn, https://developer.mozilla.org/ru/docs/Learn_web_development/Extensions/Server-side/Django/Deployment, https://habr.com/ru/articles/551864/, https://sky.pro/wiki/python/razvertyvanie-django-prilozhenij/, https://timthewebmaster.com/ru/articles/kak-razvernut-django-sajt-na-reg/, https://www.nic.ru/help/kak-ustanovit6-django-na-vds-hosting-poshagovaya-instrukciya_11185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ectacular django</text:p>
          </table:table-cell>
          <table:table-cell office:value-type="string" calcext:value-type="string">
            <text:p>spectacular django (2)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thek1.github.io/Back_End/Django/drf_spectacular.html, https://habr.com/ru/articles/733942/, https://skillshats.com/blogs/django-openapi-using-drf-spectacular/, https://www.jeongwon.dev/blog/django/api-doc, https://www.rootstrap.com/blog/automating-django-rest-apis-documentation-made-easy-with-drf-spectacular-part-1, https://www.saaspegasus.com/guides/modern-javascript-for-django-developers/apis/, https://www.youtube.com/watch?v=jc8v_DpAbE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f spectacular django</text:p>
          </table:table-cell>
          <table:table-cell office:value-type="string" calcext:value-type="string">
            <text:p>spectacular django (2)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thek1.github.io/Back_End/Django/drf_spectacular.html, https://habr.com/ru/articles/733942/, https://skillshats.com/blogs/django-openapi-using-drf-spectacular/, https://www.jeongwon.dev/blog/django/api-doc, https://www.rootstrap.com/blog/automating-django-rest-apis-documentation-made-easy-with-drf-spectacular-part-1, https://www.saaspegasus.com/guides/modern-javascript-for-django-developers/apis/, https://www.youtube.com/watch?v=jc8v_DpAbE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ello worl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entral.com/create-a-hello-world-django-application/, https://docs.djangoproject.com/en/5.2/intro/tutorial01/, https://github.com/django-ve/django-helloworld, https://learndjango.com/courses/django-for-beginners/chapter-2-hello-world-website/, https://learndjango.com/tutorials/django-hello-world, https://medium.com/@devsumitg/create-a-hello-world-application-using-django-framework-f8fec58b22df, https://medium.com/@dillawarnwl/getting-started-with-django-a-simple-hello-world-project-98c65f0c8cea, https://pythonprogramminglanguage.com/django-hello-world/, https://vercel.com/templates/python/django-hello-world, https://www.w3schools.com/django/django_create_app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assandr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assandra.readthedocs.io/, https://github.com/Arvind-4/Django-Cassandra, https://github.com/codingforinnovations/Django-Cassandra, https://github.com/squirro/bgds-django-cassandra-engine, https://medium.com/analytics-vidhya/configure-cassandra-with-django-1b7f5d084c6e, https://pypi.org/project/django-cassandra-engine/, https://pypi.org/project/una-django-cassandra-engine/5.0.16/, https://r4fek.github.io/django-cassandra-engine/, https://r4fek.github.io/django-cassandra-engine/guide/getting_started/, https://stackoverflow.com/questions/2369793/how-to-use-cassandra-in-django-framewo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number field</text:p>
          </table:table-cell>
          <table:table-cell office:value-type="string" calcext:value-type="string">
            <text:p>django number field (2)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fields/, https://ilovedjango.com/django/models-and-databases/model-fields/, https://metanit.com/python/django/5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x length</text:p>
          </table:table-cell>
          <table:table-cell office:value-type="string" calcext:value-type="string">
            <text:p>django number field (2)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0/ref/models/fields/, https://ilovedjango.com/django/models-and-databases/model-fields/, https://metanit.com/python/django/5.2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as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dart-sass-in-a-django-project/12536, https://github.com/jrief/django-sass-processor, https://lukeplant.me.uk/blog/posts/django-sass-scss-without-nodejs-or-build-step/, https://medium.com/@taylorberukoff/using-scss-sass-with-django3-d0930936610c, https://pypi.org/project/django-sass/, https://ronald.ink/using-sass-django/, https://stackoverflow.com/questions/65362350/how-can-i-set-up-the-scss-sass-file-in-django, https://www.accordbox.com/blog/django-sass-scss-tutorial-series/, https://www.accordbox.com/blog/how-use-scss-sass-your-django-project-python-way/, https://www.reddit.com/r/django/comments/10sp2xe/is_there_any_bestpractice_for_compiling_sassscs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gitalocean django</text:p>
          </table:table-cell>
          <table:table-cell office:value-type="string" calcext:value-type="string">
            <text:p>digitalocean django (2)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igitalocean.com/developer-center/deploy-a-django-app-on-app-platform/, https://gist.github.com/bradtraversy/cfa565b879ff1458dba08f423cb01d71, https://marketplace.digitalocean.com/apps/django, https://medium.com/django-unleashed/4-deploy-django-on-digitalocean-dc4b713e52c2, https://testdriven.io/blog/django-digitalocean-app-platform/, https://timmyomahony.com/blog/demystifying-digital-oceans-app-platform-for-django/, https://www.digitalocean.com/community/tutorials/how-to-set-up-django-with-postgres-nginx-and-gunicorn-on-ubuntu, https://www.digitalocean.com/solutions/django-hosting, https://www.reddit.com/r/django/comments/16do0xt/hosting_django_application_on_digitalocea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gital ocean django</text:p>
          </table:table-cell>
          <table:table-cell office:value-type="string" calcext:value-type="string">
            <text:p>digitalocean django (2)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igitalocean.com/developer-center/deploy-a-django-app-on-app-platform/, https://gist.github.com/bradtraversy/cfa565b879ff1458dba08f423cb01d71, https://marketplace.digitalocean.com/apps/django, https://medium.com/django-unleashed/4-deploy-django-on-digitalocean-dc4b713e52c2, https://testdriven.io/blog/django-digitalocean-app-platform/, https://timmyomahony.com/blog/demystifying-digital-oceans-app-platform-for-django/, https://www.digitalocean.com/community/tutorials/how-to-set-up-django-with-postgres-nginx-and-gunicorn-on-ubuntu, https://www.digitalocean.com/solutions/django-hosting, https://www.reddit.com/r/django/comments/16do0xt/hosting_django_application_on_digitalocea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tplotli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matplotlib.readthedocs.io/, https://django.cowhite.com/blog/creating-charts-and-output-them-as-images-to-the-browser-in-django-using-python-matplotlib-library/, https://forum.djangoproject.com/t/matplotlib-in-django-starting-a-matplotlib-gui-outside-of-the-main-thread/14732, https://matplotlib.org/, https://mdhvkothari.medium.com/matplotlib-into-django-template-5def2e159997, https://pypi.org/project/django-matplotlib/, https://spapas.github.io/2021/02/08/django-matplotlib/, https://stackoverflow.com/questions/40534715/how-to-embed-matplotlib-graph-in-django-webpage, https://sukhbinder.wordpress.com/2022/04/13/rendering-matplotlib-graphs-in-django/, https://www.reddit.com/r/Python/comments/1eeep2k/matplotlib_plots_integration_with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tp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rupesh_mishra/implementing-email-and-mobile-otp-verification-in-django-a-comprehensive-guide-4oo0, https://django-otp-official.readthedocs.io/, https://django-otp-official.readthedocs.io/en/latest/overview.html, https://github.com/django-otp, https://github.com/django-otp/django-otp, https://medium.com/@shaikhrayyan123/login-with-otp-authentication-in-django-and-django-rest-framework-242bede750e1, https://pypi.org/project/django-otp/0.3.14/, https://www.linkedin.com/pulse/login-otp-authentication-django-rest-framework-rayyan-shaikh-zsm1f, https://www.reddit.com/r/django/comments/1c4mqdh/otp_implementation/, https://www.twilio.com/en-us/blog/enable-multiple-otp-methods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бязательное пол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ref/forms/fields/, https://djangocentral.com/django-admin-making-model-fields-required/, https://docs.djangoproject.com/en/dev/ref/models/fields/, https://dvmn.org/encyclopedia/django-migrations/migration_null_constraint/, https://metanit.com/python/django/4.4.php, https://pythonclass.ru/django/modeli-v-django/, https://ru.stackoverflow.com/questions/1537008/%D0%9E%D0%B1%D1%8F%D0%B7%D0%B0%D1%82%D0%B5%D0%BB%D1%8C%D0%BD%D1%8B-%D0%BF%D0%BE%D0%BB%D1%8F-%D0%B2-%D0%BC%D0%BE%D0%B4%D0%B5%D0%BB%D1%8F%D1%85-%D0%BD%D0%B0-django, https://sky.pro/media/raznicza-mezhdu-nulltrue-i-blanktrue-v-django/, https://tr-page.yandex.ru/translate?lang=en-ru&amp;url=https%3A%2F%2Fstackoverflow.com%2Fquestions%2F1134667%2Fdjango-required-field-in-model-form, https://www.geeksforgeeks.org/blanktrue-django-built-in-field-validati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grp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socio-grpc.readthedocs.io/, https://djangogrpcframework.readthedocs.io/, https://djangogrpcframework.readthedocs.io/en/latest/installation.html, https://github.com/fengsp/django-grpc-framework, https://github.com/socotecio/django-socio-grpc, https://medium.com/@akashpmani/introduction-to-grpc-and-implementing-grpc-in-django-with-orm-access-b6cc21f8523e, https://medium.com/@wawaziphil/building-a-high-performance-django-api-with-grpc-instead-of-rest-3f535fd3ef6b, https://pypi.org/project/django-grpc/, https://soheltarir.github.io/grpc-django/quickstart/, https://stackoverflow.com/questions/52656156/django-rest-with-grp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art</text:p>
          </table:table-cell>
          <table:table-cell office:value-type="string" calcext:value-type="string">
            <text:p>django chart (3)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bit.es/articles/how-to-make-a-nice-graph-using-django-and-chart-js/, https://pypi.org/project/django-chartjs/, https://testdriven.io/blog/django-charts/, https://forum.djangoproject.com/t/script-issues-when-using-chart-js-in-django/37144, https://github.com/peopledoc/django-chartjs, https://masteringbackend.com/posts/building-a-basic-analytical-app-with-django-and-chartjs, https://simpleisbetterthancomplex.com/tutorial/2020/01/19/how-to-use-chart-js-with-django.html, https://stackoverflow.com/questions/77150304/how-to-pass-dictionary-data-to-chart-js-in-django, https://www.chartjs.org/docs/, https://www.reddit.com/r/django/comments/uafxax/trying_to_implement_chartjs_with_django_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rt js django</text:p>
          </table:table-cell>
          <table:table-cell office:value-type="string" calcext:value-type="string">
            <text:p>django chart (3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bit.es/articles/how-to-make-a-nice-graph-using-django-and-chart-js/, https://pypi.org/project/django-chartjs/, https://testdriven.io/blog/django-charts/, https://forum.djangoproject.com/t/script-issues-when-using-chart-js-in-django/37144, https://github.com/peopledoc/django-chartjs, https://masteringbackend.com/posts/building-a-basic-analytical-app-with-django-and-chartjs, https://simpleisbetterthancomplex.com/tutorial/2020/01/19/how-to-use-chart-js-with-django.html, https://stackoverflow.com/questions/77150304/how-to-pass-dictionary-data-to-chart-js-in-django, https://www.chartjs.org/docs/, https://www.reddit.com/r/django/comments/uafxax/trying_to_implement_chartjs_with_django_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hart js</text:p>
          </table:table-cell>
          <table:table-cell office:value-type="string" calcext:value-type="string">
            <text:p>django chart (3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bit.es/articles/how-to-make-a-nice-graph-using-django-and-chart-js/, https://pypi.org/project/django-chartjs/, https://testdriven.io/blog/django-charts/, https://forum.djangoproject.com/t/script-issues-when-using-chart-js-in-django/37144, https://github.com/peopledoc/django-chartjs, https://masteringbackend.com/posts/building-a-basic-analytical-app-with-django-and-chartjs, https://simpleisbetterthancomplex.com/tutorial/2020/01/19/how-to-use-chart-js-with-django.html, https://stackoverflow.com/questions/77150304/how-to-pass-dictionary-data-to-chart-js-in-django, https://www.chartjs.org/docs/, https://www.reddit.com/r/django/comments/uafxax/trying_to_implement_chartjs_with_django_al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ireba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back4app.com/django-vs-firebase/, https://firebase.google.com/docs/admin/setup, https://forum.djangoproject.com/t/django-firebase/16628, https://github.com/mdrhmn/dj-firebase, https://medium.com/@abiolaadedayo1993/a-comprehensive-guide-to-integrating-google-firebase-authentication-with-django-rest-framework-69c4dcf3a7a9, https://pypi.org/project/django-firebase-orm/, https://stackoverflow.com/questions/43681362/how-to-implement-firebasedb-with-a-django-web-application, https://www.mindbowser.com/django-firebase-integration/, https://www.reddit.com/r/Firebase/comments/1gdvpjj/should_i_go_with_django_or_firebase_as_a_backend/, https://www.tutorialspoint.com/how-to-create-a-new-project-in-django-using-firebase-datab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ostma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agiliq.com/projects/django-api-polls-tutorial/en/latest/postman.html, https://django-postman.readthedocs.io/, https://django-postman.readthedocs.io/en/latest/quickstart.html, https://djangopackages.org/packages/p/django-postman/, https://forum.djangoproject.com/t/integrating-django-postman/28077, https://medium.com/@anindya.lokeswara/efficient-api-development-in-django-rest-framework-drf-spectacular-and-postman-workspace-4dd6f860d14d, https://pypi.org/project/django-postman/, https://stackoverflow.com/questions/42754485/how-to-use-postman-to-authenticate-to-django-rest-framework, https://www.postman.com/rayxavier/django-rest-framework/overview, https://www.reddit.com/r/django/comments/sh12vo/generate_postman_collection_from_django_res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atching distribution found for django</text:p>
          </table:table-cell>
          <table:table-cell office:value-type="string" calcext:value-type="string">
            <text:p>no matching distribution found for django (2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could-not-find-a-version-that-satisfies-the-requirement, https://community.render.com/t/deploying-a-django-application/8118, https://github.com/django-haystack/django-haystack/issues/1750, https://itfy.org/threads/problema-pri-ustanovke-modulja.331/, https://stackoverflow.com/questions/44674838/no-matching-distribution-found-for-django, https://superuser.com/questions/1456697/django-on-ubuntu-linux-could-not-find-a-version-that-satisfies-the-requirement, https://web.archive.org/web/20201029112719/https://stackoverflow.com/questions/61001812/pip-cant-find-django-3-x-error-no-matching-distribution-found-for-django-3, https://www.youtube.com/watch?v=V96yJK_8TO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atching distributions for django</text:p>
          </table:table-cell>
          <table:table-cell office:value-type="string" calcext:value-type="string">
            <text:p>no matching distribution found for django (2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bbyhadz.com/blog/python-could-not-find-a-version-that-satisfies-the-requirement, https://community.render.com/t/deploying-a-django-application/8118, https://github.com/django-haystack/django-haystack/issues/1750, https://itfy.org/threads/problema-pri-ustanovke-modulja.331/, https://stackoverflow.com/questions/44674838/no-matching-distribution-found-for-django, https://superuser.com/questions/1456697/django-on-ubuntu-linux-could-not-find-a-version-that-satisfies-the-requirement, https://web.archive.org/web/20201029112719/https://stackoverflow.com/questions/61001812/pip-cant-find-django-3-x-error-no-matching-distribution-found-for-django-3, https://www.youtube.com/watch?v=V96yJK_8TO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user groups</text:p>
          </table:table-cell>
          <table:table-cell office:value-type="string" calcext:value-type="string">
            <text:p>django user groups (2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gist.github.com/Miron-Anosov/2286aca0c8bec036624148479499d209, https://proproprogs.ru/django4/django4-razresheniya-i-gruppy-permissions-groups, https://www.codeunderscored.com/django-roles-permissions-and-groups/, https://www.iditect.com/guide/django/django-auth-user-group.html, https://www.scaler.com/topics/django/profiles-and-group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группы пользователей</text:p>
          </table:table-cell>
          <table:table-cell office:value-type="string" calcext:value-type="string">
            <text:p>django user groups (2)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en-US/docs/Learn_web_development/Extensions/Server-side/Django/Authentication, https://gist.github.com/Miron-Anosov/2286aca0c8bec036624148479499d209, https://proproprogs.ru/django4/django4-razresheniya-i-gruppy-permissions-groups, https://www.codeunderscored.com/django-roles-permissions-and-groups/, https://www.iditect.com/guide/django/django-auth-user-group.html, https://www.scaler.com/topics/django/profiles-and-group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gister ta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howto/custom-template-tags/, https://medium.com/@hiteshgarg14/creating-custom-template-tags-in-django-application-7bd1dcfeb144, https://ngangasn.com/create-custom-template-tags-in-django-a-complete-guide/, https://pocoz.gitbooks.io/django-v-primerah/content/rasshirenie-prilozheniya-blog/sozdanie-kastomizirovannyh-shablonov-tegov-i-filtrov/sozdanie-tegov-shablonizatora-django.html, https://proproprogs.ru/django/django-polzovatelskie-tegi-shablonov, https://realpython.com/django-template-custom-tags-filters/, https://ru.python-3.com/?p=188, https://stackoverflow.com/questions/76246817/register-filter-vs-register-simple-tag-vs-register-tag-vs-register-inclusion, https://vuyisile.com/custom-template-tags-in-django/, https://www.geeksforgeeks.org/how-to-create-custom-template-tags-in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verse for not foun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google/, https://codeby.net/, https://forum.djangoproject.com/t/reverse-for-not-found/11687, https://forums.ea.com/discussions/apex-legends-technical-issues-en/currency-not-loading-and-shop-not-working/12096251?after=MjUuM3wyLjF8aXwxMHwzOToxfGludCwxMjA5NjkwOSwxMjEwNzEwNg, https://lyrsense.com/, https://qna.habr.com/q/1259318, https://stackoverflow.com/questions/625047/django-reverse-not-found, https://www.cyberforum.ru/python-django/thread2447590.html, https://www.pythoncentral.io/how-to-quote-python-projects-like-a-pro-from-scope-to-signature/, https://www.steinberg.n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 backend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ocs.djangoproject.com/en/dev/topics/auth/customizing/, https://dev.to/amoabakelvin/creating-a-custom-authentication-backend-in-django-17bl, https://developer.mozilla.org/en-US/docs/Learn_web_development/Extensions/Server-side/Django/Authentication, https://github.com/django/django/blob/main/django/contrib/auth/backends.py, https://habr.com/ru/companies/otus/articles/855086/, https://pocoz.gitbooks.io/django-v-primerah/content/glava-4-sozdanie-social-website/sozdanie-kastomnoi-avtorizatsi.html, https://reintech.io/blog/building-a-custom-authentication-system-in-django, https://riptutorial.com/django/example/4212/email-authentication-backend, https://www.django-rest-framework.org/api-guide/authentication/, https://www.webforefront.com/django/customauthbackend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а отправки</text:p>
          </table:table-cell>
          <table:table-cell office:value-type="string" calcext:value-type="string">
            <text:p>django форма отправки (3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proglib.io/p/kurs-django-chast-3-osnovy-raboty-s-formami-2024-03-15, https://tutorial.djangogirls.org/ru/django_forms/, https://docs.djangoproject.com/en/dev/topics/forms/?from=olddocs, https://javarush.com/quests/lectures/ru.javarush.python.django.lecture.level12.lecture02, https://metanit.com/python/django/4.7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формы шаблоны</text:p>
          </table:table-cell>
          <table:table-cell office:value-type="string" calcext:value-type="string">
            <text:p>django форма отправки (3)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proglib.io/p/kurs-django-chast-3-osnovy-raboty-s-formami-2024-03-15, https://tutorial.djangogirls.org/ru/django_forms/, https://docs.djangoproject.com/en/dev/topics/forms/?from=olddocs, https://javarush.com/quests/lectures/ru.javarush.python.django.lecture.level12.lecture02, https://metanit.com/python/django/4.7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данные из формы</text:p>
          </table:table-cell>
          <table:table-cell office:value-type="string" calcext:value-type="string">
            <text:p>django форма отправки (3)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Forms, https://proglib.io/p/kurs-django-chast-3-osnovy-raboty-s-formami-2024-03-15, https://tutorial.djangogirls.org/ru/django_forms/, https://docs.djangoproject.com/en/dev/topics/forms/?from=olddocs, https://javarush.com/quests/lectures/ru.javarush.python.django.lecture.level12.lecture02, https://metanit.com/python/django/4.7.ph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resolved referenc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tellij-support.jetbrains.com/hc/en-us/community/posts/206598665-Unresolved-Reference-Errors-for-django, https://learn-codes.org/php/405307-django-unresolved-reference-include, https://python.tutorialink.com/pycharm-2018-python-unresolved-reference-django-virtualenv/, https://rutube.ru/video/d6d442dd32fd2679fd391eb97c58927e/, https://stackoverflow.com/questions/42145656/unresolved-reference-django-error-in-pycharm, https://tutorialhorizon.com/algorithms/unresolved-references-error-django-in-pycharm-and-intellij/, https://wheyproteinonz.blogspot.com/2024/04/unresolved-reference-django-error-in.html, https://www.cyberforum.ru/python-django/thread3025397.html, https://www.pythonfixing.com/2022/01/fixed-unresolved-reference-in-django.html, https://www.youtube.com/watch?v=asBNw0uoqx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тправка email</text:p>
          </table:table-cell>
          <table:table-cell office:value-type="string" calcext:value-type="string">
            <text:p>django отправка email (2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devspace/how-to-send-emails-with-django-4fmh, https://habr.com/ru/articles/253445/, https://pocoz.gitbooks.io/django-v-primerah/content/glava-2-uluchshenie-bloga-s-pomoshyu-rasshirennyh-vozmozhnostej/otpravka-postov-na-e-mail/otpravka-e-mail-v-django.html, https://tproger.ru/translations/email-functionality-django, https://tr-page.yandex.ru/translate?lang=en-ru&amp;url=https%3A%2F%2Fhackr.io%2Fblog%2Fhow-to-send-emails-in-django, https://vivazzi.pro/ru/it/send-email-in-django/, https://www.geeksforgeeks.org/setup-sending-email-in-django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отправка писем</text:p>
          </table:table-cell>
          <table:table-cell office:value-type="string" calcext:value-type="string">
            <text:p>django отправка email (2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devspace/how-to-send-emails-with-django-4fmh, https://habr.com/ru/articles/253445/, https://pocoz.gitbooks.io/django-v-primerah/content/glava-2-uluchshenie-bloga-s-pomoshyu-rasshirennyh-vozmozhnostej/otpravka-postov-na-e-mail/otpravka-e-mail-v-django.html, https://tproger.ru/translations/email-functionality-django, https://tr-page.yandex.ru/translate?lang=en-ru&amp;url=https%3A%2F%2Fhackr.io%2Fblog%2Fhow-to-send-emails-in-django, https://vivazzi.pro/ru/it/send-email-in-django/, https://www.geeksforgeeks.org/setup-sending-email-in-django-proje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quil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quill-editor.readthedocs.io/, https://django-quill-editor.readthedocs.io/en/latest/pages/migrating-to-quillfield.html, https://django-quill-editor.readthedocs.io/en/latest/pages/using-as-form.html, https://djangopackages.org/packages/p/django-quill-editor/, https://github.com/coremke/django-quill, https://github.com/leehanyeong/django-quill-editor/blob/master/docs/pages/using-as-modelform.md, https://pypi.org/project/django-quill-editor/, https://pypi.org/project/django-quill/, https://stackoverflow.com/questions/65029744/django-quill-editor-display-saved-field, https://www.reddit.com/r/django/comments/v94t7l/how_can_i_seriarize_django_quill_quillfiel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ofil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amj.eu/tech/2023/03/02/django-profile-and-improve-import-time/, https://blog.sentry.io/django-performance-improvements-part-2-code-optimization/, https://cfpb.github.io/consumerfinance.gov/profiling-django/, https://code.djangoproject.com/wiki/ProfilingDjango, https://dizballanze.com/ru/django-project-optimization-part-1/, https://github.com/char0n/django-profiler, https://habr.com/ru/companies/vk/articles/201778/, https://kracekumar.com/post/profiling_django/, https://stackoverflow.com/questions/2361985/is-there-a-way-to-profile-my-django-application, https://unfoldai.com/django-profilin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nection refused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when-im-trying-setup-send-mail-in-production-i-got-connectionrefusederror/9283, https://github.com/celery/kombu/issues/1582, https://onebite.dev/solve-docker-django-could-not-connect-to-server-connection-refused-postgre/, https://pythonhint.com/post/6096127989609902/cant-run-the-server-on-django-connection-refused, https://serverfault.com/questions/1063760/django-db-utils-operationalerror-could-not-connect-to-server-connection-refuse, https://stackforgeeks.com/blog/cant-run-the-server-on-django-connection-refused, https://stackoverflow.com/questions/5802189/django-errno-111-connection-refused, https://thatcodemonk.wordpress.com/2020/05/02/connectionrefusederror-connection-refused-django-cookecutter/, https://www.iditect.com/faq/python/error-111-connecting-to-localhost6379-connection-refused-django-heroku.html, https://www.thecoderscamp.com/django-errno-111-connection-refused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opencv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integrating-opencv-with-django-for-a-simple-face-detection-program/10934, https://forum.opencv.org/t/opencv-with-flask-or-django/2291, https://github.com/snowby666/Django-OpenCV-Video-Streaming, https://medium.com/@KaziMushfiq1234/video-stream-with-python-django-computer-vision-914e13fc41d2, https://non-devtech.medium.com/basic-opencv-api-with-django-fc036d8178e6, https://stackoverflow.com/questions/65853359/how-do-you-create-a-model-using-opencv-in-django, https://www.linkedin.com/pulse/opencv-django-my-first-ml-project-thiago-santos, https://www.quora.com/Can-Django-and-OpenCV-be-used-together, https://www.reddit.com/r/django/comments/on8fh1/how_to_deploy_opencv_video_feed_cam_with_my/, https://www.youtube.com/playlist?list=PLgjw1dR712jp_TI1wlrifw2Wm02zI14y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2f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wo-factor-auth.readthedocs.io/en/stable/, https://django-two-factor-auth.readthedocs.io/en/stable/installation.html, https://djangopackages.org/grids/g/two-factor-authentication/, https://docs.allauth.org/en/dev/mfa/index.html, https://forum.djangoproject.com/t/django-multi-factor-authentication-mfa/25217, https://github.com/jazzband/django-two-factor-auth, https://medium.com/django-unleashed/how-to-set-up-two-factor-authentication-2fa-in-django-in-2024-c52de87ea3f3, https://stackoverflow.com/questions/54908541/django-two-factor-authentication, https://www.hacksoft.io/blog/adding-required-two-factor-authentication-2fa-to-the-django-admin, https://www.reddit.com/r/django/comments/18qhl75/django_2fa_custom_polic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язык шаблонов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ref/templates/language/, https://docs.djangoproject.com/en/5.0/ref/templates/api/, https://habr.com/ru/articles/23132/, https://itdoxy.com/%D1%81%D0%B8%D1%81%D1%82%D0%B5%D0%BC%D0%B0-%D1%88%D0%B0%D0%B1%D0%BB%D0%BE%D0%BD%D0%BE%D0%B2-django/, https://javarush.com/quests/lectures/ru.javarush.python.django.lecture.level05.lecture01, https://ru.hexlet.io/courses/python-django-basics/lessons/templates/theory_unit, https://ru.python-3.com/?p=198, https://sky.pro/wiki/python/rabota-s-shablonami-v-django/, https://tr-page.yandex.ru/translate?lang=en-ru&amp;url=https%3A%2F%2Fwww.geeksforgeeks.org%2Fdjango-templates%2F, https://www.youtube.com/watch?v=PoRFOkIQlH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migrations exceptions inconsistentmigrationhistor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dium.cfd/6e8f4e60fbbe, https://gist.github.com/BaronKimaru/4a45928f6c5a35ea751d3007f2b7a8af, https://memotut.com/django.db.migrations.exceptions.inconsistentmigrationhistory-error-handling-df056/, https://programmersought.com/article/953910640625/, https://qna.habr.com/q/563958, https://rutube.ru/video/d50bafb8b5fc2062a41e096022767715/, https://sky.pro/wiki/python/reshenie-oshibki-inconsistent-migration-history-v-django/, https://sqlpey.com/python/top-10-methods-to-solve-django-inconsistent-migration-history/, https://stackoverflow.com/questions/44651760/django-db-migrations-exceptions-inconsistentmigrationhistory, https://tiketha.com/django-db-migrations-exceptions-inconsistentmigrationhistor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a django</text:p>
          </table:table-cell>
          <table:table-cell office:value-type="string" calcext:value-type="string">
            <text:p>conda django (2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anaconda/django, https://anaconda.org/conda-forge/django, https://medium.com/@dennysaviantmohammad/conda-django-installation-for-dummies-ba4a2933afb9, https://medium.com/jungletronics/django-intro-466127cf0093, https://stackoverflow.com/questions/60127523/how-to-update-django-in-anaconda, https://www.tutorialspoint.com/how-to-install-django-in-anacond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aconda django</text:p>
          </table:table-cell>
          <table:table-cell office:value-type="string" calcext:value-type="string">
            <text:p>conda django (2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anaconda/django, https://anaconda.org/conda-forge/django, https://medium.com/@dennysaviantmohammad/conda-django-installation-for-dummies-ba4a2933afb9, https://medium.com/jungletronics/django-intro-466127cf0093, https://stackoverflow.com/questions/60127523/how-to-update-django-in-anaconda, https://www.tutorialspoint.com/how-to-install-django-in-anacond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elte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besil/my-django-svelte-setup-for-fullstack-development-3an8, https://dev.to/sirneij/authentication-system-using-python-django-and-sveltekit-23e1, https://github.com/Bishwas-py/django-svelte-template, https://github.com/thismatters/django-svelte, https://greduan.com/blog/2022/12/22/using-svelte-components-in-a-django-app/, https://medium.com/@bishwas/django-svelte-5-no-more-dev-nightmares-c49c4aa087a5, https://stackoverflow.com/questions/72511154/how-would-i-go-about-creating-a-django-sveltekit-webapp, https://www.codu.co/articles/migrating-a-fullstack-django-app-to-use-svelte-and-sveltekit-with-django-ninja-part-1-9rdqi89b, https://www.rbd-solutions.com/blog/svelte-django/, https://www.reddit.com/r/sveltejs/comments/qkf7an/best_way_to_use_svelte_along_with_djangopytho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nium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mdrhmn/web-scraping-using-django-and-selenium-3ecg, https://django-selenium.readthedocs.io/, https://oasis-living.com/blog/django-selenium, https://pypi.org/project/django-selenium/, https://python.plainenglish.io/django-selenium-writing-integration-tests-21e2051c65b8, https://stackoverflow.com/questions/70915450/how-to-use-the-django-tests-database-with-selenium, https://stackoverflow.com/questions/77412625/how-do-i-set-up-a-django-user-for-use-in-a-selenium-test-case-with-the-setup-met, https://www.lambdatest.com/blog/pytest-django-tutorial/, https://www.paleblueapps.com/rockandnull/django-selenium/, https://www.reddit.com/r/learnpython/comments/y1atoo/run_selenium_on_flask_or_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kno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genius.io/django-rest-knox-token-authentication-f134760a4a7b, https://dev.to/bhuma08/django-user-authentication-using-knox-5f17, https://djangopackages.org/packages/p/django-rest-knox/, https://github.com/jazzband/django-rest-knox/blob/develop/docs/settings.md, https://github.com/jazzband/django-rest-knox/blob/develop/docs/views.md, https://jazzband.github.io/django-rest-knox/, https://jazzband.github.io/django-rest-knox/installation/, https://medium.com/@agbeyekedebs/building-django-rest-api-user-authentication-using-knox-9543a195b271, https://www.django-rest-framework.org/api-guide/authentication/, https://www.youtube.com/watch?v=6d0fiPj0ds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practice</text:p>
          </table:table-cell>
          <table:table-cell office:value-type="string" calcext:value-type="string">
            <text:p>django practice (2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tyushcode/mastering-django-best-practices-for-writing-high-quality-web-applications-2mf8, https://django-best-practices.readthedocs.io/, https://github.com/beeryani/django-best-practices, https://nimapinfotech.com/blog/django-development-best-practices/, https://proghunter.ru/articles/10-best-practices-for-developing-web-applications-with-django, https://skillshats.com/blogs/best-practices-for-django-development-tips-and-tricks/, https://www.geeksforgeeks.org/best-practices-for-professional-developer-django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est practices</text:p>
          </table:table-cell>
          <table:table-cell office:value-type="string" calcext:value-type="string">
            <text:p>django practice (2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atyushcode/mastering-django-best-practices-for-writing-high-quality-web-applications-2mf8, https://django-best-practices.readthedocs.io/, https://github.com/beeryani/django-best-practices, https://nimapinfotech.com/blog/django-development-best-practices/, https://proghunter.ru/articles/10-best-practices-for-developing-web-applications-with-django, https://skillshats.com/blogs/best-practices-for-django-development-tips-and-tricks/, https://www.geeksforgeeks.org/best-practices-for-professional-developer-django-framework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inary django</text:p>
          </table:table-cell>
          <table:table-cell office:value-type="string" calcext:value-type="string">
            <text:p>cloudinary django (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inary.com/blog/managing-media-files-in-django, https://cloudinary.com/documentation/django_helper_methods_tutorial, https://cloudinary.com/documentation/django_integration, https://dev.to/spymonk/integrating-cloudinary-storage-with-django-4ipb, https://github.com/cloudinary/cloudinary-django-sample, https://github.com/klis87/django-cloudinary-storage/blob/master/cloudinary_storage/storage.py, https://medium.com/@carolgitongaofficial/how-to-use-cloudinary-with-django-cdc998393204, https://pypi.org/project/cloudinary/1.18.2/, https://pypi.org/project/django-cloudinary-storag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loudinary</text:p>
          </table:table-cell>
          <table:table-cell office:value-type="string" calcext:value-type="string">
            <text:p>cloudinary django (2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inary.com/blog/managing-media-files-in-django, https://cloudinary.com/documentation/django_helper_methods_tutorial, https://cloudinary.com/documentation/django_integration, https://dev.to/spymonk/integrating-cloudinary-storage-with-django-4ipb, https://github.com/cloudinary/cloudinary-django-sample, https://github.com/klis87/django-cloudinary-storage/blob/master/cloudinary_storage/storage.py, https://medium.com/@carolgitongaofficial/how-to-use-cloudinary-with-django-cdc998393204, https://pypi.org/project/cloudinary/1.18.2/, https://pypi.org/project/django-cloudinary-storag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fsm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packages.org/grids/g/finite_state_machine/, https://djangopackages.org/packages/p/django-fsm/, https://github.com/django-commons/django-fsm-2, https://github.com/viewflow/django-fsm, https://joseph-fox.co.uk/tech/manage-state-transitions-django-fsm-guide, https://medium.com/swlh/finite-state-machines-with-django-b44198e1ca13, https://pyfsm.readthedocs.io/en/latest/django.html, https://pypi.org/project/django-fsm/, https://readthedocs.org/projects/django-fsm/, https://www.reddit.com/r/django/comments/1c5en4t/djangofsm_to_viewflowfsm_migration_guid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b utils programmingerror ошибка отношени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siumhossain/djangodbutilsprogrammingerror-column-of-relation-appnametable-already-exists-231g, https://github.com/mimischi/django-docker/issues/8, https://lightrun.com/answers/nephila-djangocms-blog-installation-djangodbutilsprogrammingerror-relation-djangocms_blog_blogconfig-does-not-exist, https://python.su/forum/topic/39444/?page=1, https://qna.habr.com/q/689354, https://stackoverflow.com/questions/46391330/relation-does-not-exist-error-in-django, https://tr-page.yandex.ru/translate?lang=en-ru&amp;url=https%3A%2F%2Fstackoverflow.com%2Fquestions%2F46696518%2Fdjango-db-utils-programmingerror-relation-bot-trade-does-not-exist, https://web.archive.org/web/20201031220558/https://ru.stackoverflow.com/questions/1059393/django-%D0%BE%D1%88%D0%B8%D0%B1%D0%BA%D0%B0-%D0%B2%D0%BE-%D0%B2%D1%80%D0%B5%D0%BC%D1%8F-%D0%BC%D0%B8%D0%B3%D1%80%D0%B0%D1%86%D0%B8%D0%B8, https://www.geeksforgeeks.org/programmingerror-in-django/, https://www.pythonfixing.com/2022/01/fixed-djangodbutilsprogrammingerror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есколько баз</text:p>
          </table:table-cell>
          <table:table-cell office:value-type="string" calcext:value-type="string">
            <text:p>django несколько баз (2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topics/db/multi-db/, https://django.readthedocs.io/en/stable/topics/db/multi-db.html, https://habr.com/ru/articles/94267/, https://ru.stackoverflow.com/questions/884743/%D0%9A%D0%B0%D0%BA-%D0%B2-django-%D0%BE%D0%B1%D1%80%D0%B0%D1%82%D0%B8%D1%82%D1%81%D1%8F-%D0%BA-%D0%B2%D1%82%D0%BE%D1%80%D0%BE%D0%B9-%D0%B1%D0%B0%D0%B7%D0%B5-%D0%B4%D0%B0%D0%BD%D0%BD%D1%8B%D1%85, https://tr-page.yandex.ru/translate?lang=en-ru&amp;url=https%3A%2F%2Fwww.geeksforgeeks.org%2Fworking-with-multiple-databases-in-django%2F, https://uproger.com/polnoe-rukovodstvo-po-ispolzovaniyu-neskolkih-baz-dannyh-v-django/, https://www.cyberforum.ru/python-django/thread2465485.html, https://www.linux.org.ru/forum/web-development/13744841, https://zerotobyte.com/django-multiple-databases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несколько баз данных</text:p>
          </table:table-cell>
          <table:table-cell office:value-type="string" calcext:value-type="string">
            <text:p>django несколько баз (2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.fun/docs/django/5.0/topics/db/multi-db/, https://django.readthedocs.io/en/stable/topics/db/multi-db.html, https://habr.com/ru/articles/94267/, https://ru.stackoverflow.com/questions/884743/%D0%9A%D0%B0%D0%BA-%D0%B2-django-%D0%BE%D0%B1%D1%80%D0%B0%D1%82%D0%B8%D1%82%D1%81%D1%8F-%D0%BA-%D0%B2%D1%82%D0%BE%D1%80%D0%BE%D0%B9-%D0%B1%D0%B0%D0%B7%D0%B5-%D0%B4%D0%B0%D0%BD%D0%BD%D1%8B%D1%85, https://tr-page.yandex.ru/translate?lang=en-ru&amp;url=https%3A%2F%2Fwww.geeksforgeeks.org%2Fworking-with-multiple-databases-in-django%2F, https://uproger.com/polnoe-rukovodstvo-po-ispolzovaniyu-neskolkih-baz-dannyh-v-django/, https://www.cyberforum.ru/python-django/thread2465485.html, https://www.linux.org.ru/forum/web-development/13744841, https://zerotobyte.com/django-multiple-databases-setup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relation does not exis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rrorism.dev/issues/nephila-djangocms-blog-installation-djangodbutilsprogrammingerror-relation-djangocms_blog_blogconfig-does-not-exist, https://forum.djangoproject.com/t/postgres-relation-does-not-exist/10695, https://github.com/pinax/django-user-accounts/issues/179, https://hatchjs.com/django-db-utils-programmingerror-relation-does-not-exist-2/, https://madestone.ru/video/1df497f8a75c5ad11bec8e171ae7fe22/, https://pyquestions.com/django-column-name-of-relation-django-content-type-does-not-exist, https://pythonhint.com/post/2720170589868917/django-error-relation-users_user-does-not-exist, https://qna.habr.com/q/689354, https://serverfault.com/questions/1064502/exception-value-relation-django-session-does-not-exist, https://stackoverflow.com/questions/46391330/relation-does-not-exist-error-in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олучить пользователя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mozilla.org/ru/docs/Learn_web_development/Extensions/Server-side/Django/Authentication, https://djangodoc.ru/3.1/ref/contrib/auth/, https://docs.djangoproject.com/en/5.1/ref/contrib/auth/, https://python-scripts.com/user-accounts-django, https://qna.habr.com/q/67640, https://stackoverflow.com/questions/1477319/in-django-how-do-i-know-the-currently-logged-in-user, https://tr-page.yandex.ru/translate?lang=en-ru&amp;url=https%3A%2F%2Fstackoverflow.com%2Fquestions%2F2216945%2Ffind-out-the-currently-logged-in-user-in-django, https://web.archive.org/web/20210917113406/https://ru.stackoverflow.com/questions/1103341/%D0%9A%D0%B0%D0%BA-%D0%BF%D0%BE%D0%BB%D1%83%D1%87%D0%B8%D1%82%D1%8C-%D1%82%D0%B5%D0%BA%D1%83%D1%89%D0%B5%D0%B3%D0%BE-%D0%BF%D0%BE%D0%BB%D1%8C%D0%B7%D0%BE%D0%B2%D0%B0%D1%82%D0%B5%D0%BB%D1%8F-%D0%B2-models-py, https://www.geeksforgeeks.org/how-to-use-user-model-in-django/, https://www.iditect.com/faq/python/django-get-all-users.htm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ore exceptions appregistrynotread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djangoproject.com/en/5.1/ref/exceptions/, https://docs.huihoo.com/django/1.11/ref/exceptions.html, https://dokk.org/documentation/django/en/4.2.8/ref/exceptions/, https://github.com/ets-labs/python-dependency-injector/issues/466, https://hatchjs.com/django-core-exceptions-appregistrynotready-apps-arent-loaded-yet-3/, https://ittutoria.net/question/django-core-exceptions-appregistrynotready-apps-arent-loaded-yet/, https://lxadm.com/django-core-exceptions-appregistrynotready-apps-arent-loaded-yet/, https://programmersought.com/article/21803967832/, https://qna.habr.com/q/1371952, https://stackoverflow.com/questions/48163641/django-core-exceptions-appregistrynotready-apps-arent-loaded-yet-django-2-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eafl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leaflet, https://django-leaflet.readthedocs.io/, https://django-leaflet.readthedocs.io/en/latest/installation.html, https://django-leaflet.readthedocs.io/en/latest/widget.html, https://github.com/makinacorpus/django-leaflet, https://medium.com/@aminbobekeur/leaflet-django-geodjango-example-b07ff4bc25e8, https://pypi.org/project/django-leaflet/, https://pypi.org/project/django-leaflet/0.12/, https://tonyteaches.tech/django-and-leaflet-js/, https://www.paulox.net/2021/07/19/maps-with-django-part-2-geodjango-postgis-and-leafl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entelemetry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thingsopen.org/articles/what-is-opentelemetry-add-django-application, https://axiom.co/docs/guides/opentelemetry-django, https://dev.to/sha254/instrumenting-django-applications-using-opentelemetry-22bl, https://last9.io/blog/how-to-integrate-opentelemetry-with-django/, https://medium.com/@andrewthub/monitoring-django-and-celery-with-opentelemetry-8282be9a8e5a, https://opentelemetry-python-contrib.readthedocs.io/en/latest/instrumentation/django/django.html, https://opentelemetry-python.readthedocs.io/en/latest/examples/django/README.html, https://pypi.org/project/opentelemetry-instrumentation-django/, https://signoz.io/blog/opentelemetry-django/, https://uptrace.dev/guides/opentelemetry-djang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ue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packages.org/packages/p/django-huey/, https://github.com/gaiacoop/django-huey, https://hackernoon.com/introducing-huey-a-celery-alternative-for-django, https://huey.readthedocs.io/en/0.4.9/django.html, https://huey.readthedocs.io/en/latest/django.html, https://medium.com/@abasifreke/optimize-django-performance-using-asynchronous-signals-with-huey-and-sqlite-40dfbec122e1, https://negativeepsilon.com/en/posts/huey-async-task-execution/, https://pypi.org/project/django-huey-monitor/, https://www.reddit.com/r/django/comments/hkzdjc/huey_as_a_minimal_task_queue_for_django/, https://www.untangled.dev/2020/07/01/huey-minimal-task-queue-django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custom widg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ihfazh.com/django-custom-widget-with-3-examples.html, https://dev.to/guzmanojero/how-to-customize-widgets-in-django-forms-51n9, https://docs.djangoproject.com/en/5.1/ref/forms/widgets/, https://enzedonline.com/en/tech-blog/creating-custom-django-form-widgets-with-responsive-front-end-behaviour/, https://forum.djangoproject.com/t/creating-form-widgets/19011, https://gist.github.com/bebosudo/d05045f7c80ab48abac02cd882236676, https://reintech.io/blog/creating-custom-widget-django, https://stackoverflow.com/questions/4707192/django-how-to-build-a-custom-form-widget, https://www.advantch.com/blog/how-to-create-custom-form-widgets-with-django-alpinejs-and-tailwindcss/, https://www.reddit.com/r/htmx/comments/xn06en/htmx_in_a_django_form_with_a_custom_widge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cel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aastemplate.com/blog/deploy-django-web-app-vercel-free/, https://dev.to/codewitgabi/hosting-your-django-project-on-vercel-a-quick-and-easy-deployment-3217, https://dev.to/doridoro/deploy-a-django-app-with-postgresql-database-on-vercel-1965, https://github.com/NagiPragalathan/vercel_deployment, https://github.com/jayhale/vercel-django-example, https://jay-hale.medium.com/django-on-vercel-in-30-minutes-e69eed15b616, https://medium.com/@emusyoka759/hosting-a-django-application-on-vercel-a-step-by-step-guide-9cf33e2a1ecf, https://vercel.com/docs/functions/runtimes/python, https://vercel.com/templates/python/django-hello-world, https://www.reddit.com/r/django/comments/11ehjov/deploying_a_django_app_to_production_with_vercel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commerce</text:p>
          </table:table-cell>
          <table:table-cell office:value-type="string" calcext:value-type="string">
            <text:p>django ecommerce (3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arshaik965.hashnode.dev/creating-an-e-commerce-website-with-django-a-step-by-step-guide, https://forum.djangoproject.com/t/build-a-e-commerce-website/25812, https://github.com/justdjango/django-ecommerce, https://www.youtube.com/playlist?list=PL_KegS2ON4s53FNSqgXFdictTzUbGjoO-, https://forum.djangoproject.com/t/django-multi-vendor-ecommerce-app/29649, https://github.com/topics/django-ecommerce, https://scholarworks.calstate.edu/concern/projects/k930c460p, https://snipcart.com/blog/django-ecommerce-tutorial-wagtail-cms, https://www.reddit.com/r/django/comments/16zj0s8/ecommerce_website/, https://www.youtube.com/playlist?list=PL-51WBLyFTg0omnamUjL1TCVov7yDTR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commerce website</text:p>
          </table:table-cell>
          <table:table-cell office:value-type="string" calcext:value-type="string">
            <text:p>django ecommerce (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arshaik965.hashnode.dev/creating-an-e-commerce-website-with-django-a-step-by-step-guide, https://forum.djangoproject.com/t/build-a-e-commerce-website/25812, https://github.com/justdjango/django-ecommerce, https://www.youtube.com/playlist?list=PL_KegS2ON4s53FNSqgXFdictTzUbGjoO-, https://forum.djangoproject.com/t/django-multi-vendor-ecommerce-app/29649, https://github.com/topics/django-ecommerce, https://scholarworks.calstate.edu/concern/projects/k930c460p, https://snipcart.com/blog/django-ecommerce-tutorial-wagtail-cms, https://www.reddit.com/r/django/comments/16zj0s8/ecommerce_website/, https://www.youtube.com/playlist?list=PL-51WBLyFTg0omnamUjL1TCVov7yDTR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ommerce website using django</text:p>
          </table:table-cell>
          <table:table-cell office:value-type="string" calcext:value-type="string">
            <text:p>django ecommerce (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arshaik965.hashnode.dev/creating-an-e-commerce-website-with-django-a-step-by-step-guide, https://forum.djangoproject.com/t/build-a-e-commerce-website/25812, https://github.com/justdjango/django-ecommerce, https://www.youtube.com/playlist?list=PL_KegS2ON4s53FNSqgXFdictTzUbGjoO-, https://forum.djangoproject.com/t/django-multi-vendor-ecommerce-app/29649, https://github.com/topics/django-ecommerce, https://scholarworks.calstate.edu/concern/projects/k930c460p, https://snipcart.com/blog/django-ecommerce-tutorial-wagtail-cms, https://www.reddit.com/r/django/comments/16zj0s8/ecommerce_website/, https://www.youtube.com/playlist?list=PL-51WBLyFTg0omnamUjL1TCVov7yDTR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rtc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django-webrtc/3917, https://forum.djangoproject.com/t/webrtc-with-django/3424, https://github.com/Tauhid-UAP/django-channels-webrtc, https://github.com/vsjakhar/Django-WebRtc, https://medium.com/@iftimiealexandru/from-zero-to-hero-with-webrtc-in-javascript-and-python-in-small-snippets-of-code-part-3-5e07fa8413b4, https://pretalx.com/djangocon-us-2024/talk/QERQDS/, https://stackoverflow.com/questions/76515691/how-to-setup-webrtc-connection-between-django-server-and-browser-using-aiortc, https://tech.bloggernepal.com/2021/10/video-call-in-django-with-webrtc-and.html, https://www.byteplus.com/en/topic/182092, https://www.reddit.com/r/django/comments/nsk3q1/real_time_video_chat_tutorial_using_django_an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twili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twilio.readthedocs.io/, https://django-twilio.readthedocs.io/en/latest/install.html, https://github.com/rdegges/django-twilio, https://medium.com/@tqwalton97/automatic-messaging-with-twilio-and-django-demo-bc58e88ff357, https://pypi.org/project/django-twilio/, https://www.twilio.com/docs/taskrouter/tutorials/dynamic-call-center-python-django, https://www.twilio.com/en-us/blog/bulk-sms-service-django-twilio, https://www.twilio.com/en-us/blog/enable-multiple-otp-methods-django, https://www.twilio.com/en-us/blog/receive-phone-call-python-django-twilio, https://www.youtube.com/watch?v=2SXjluSU9k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jenkin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ndwadsinge.hashnode.dev/django-project-deployment, https://django-jenkins.readthedocs.io/, https://github.com/ishwar6/django_ci_cd, https://github.com/kmmbvnr/django-jenkins, https://medium.com/@manzurulhoque/step-by-step-ci-cd-pipeline-setup-using-jenkins-docker-and-django-5c36b5fabf66, https://pypi.org/project/django-jenkins/, https://pypi.org/project/django-jenkins/0.16.0, https://siddhantacademy101.medium.com/building-a-ci-cd-pipeline-for-a-django-based-web-application-using-jenkins-2744e1af7f4d, https://vindevs.com/blog/django-jenkins-and-github-actions-deployment-on-aws-step-by-step-detailed-guide-p72/, https://www.reddit.com/r/django/comments/1cif7s2/deploying_a_django_project_in_a_local_server_with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mailgu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ymail.dev/en/v12.0/esps/mailgun.html, https://dev.to/desphixs/send-email-using-django-mailgun-easy-and-free-4cc9, https://django.how/integrations/django-mailgun/, https://forum.djangoproject.com/t/sending-email-with-mailgun-and-anymail/36484, https://github.com/BradWhittington/django-mailgun, https://help.heroku.com/MAAHJSVZ/how-can-i-setup-mailgun-on-django, https://madradavid.com/sending-email-django-and-mailgun/, https://pypi.org/project/django-mailgun-mime/, https://simpleisbetterthancomplex.com/tutorial/2017/05/27/how-to-configure-mailgun-to-send-emails-in-a-django-app.html, https://stackoverflow.com/questions/69359664/how-to-use-mailguns-recipient-variables-with-django-smtp-mail-back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bat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abidibo/baton-a-cool-modern-and-responsive-django-admin-application-based-on-bootstrap-5-81j, https://django-baton.readthedocs.io/, https://django-baton.readthedocs.io/en/latest/customization.html, https://djangopackages.org/packages/p/django-baton/, https://github.com/otto-torino/django-baton, https://github.com/otto-torino/django-baton/releases, https://otto-torino.github.io/django-baton, https://pypi.org/project/django-baton/1.0.8/, https://pypi.org/project/django-baton/1.9.2/, https://stackoverflow.com/questions/70937733/django-baton-install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проект для управления задачам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gemot.ai/projects/2643931-sozdanie-prilozeniia-to-do-list-s-ispolzovaniem-django, https://dev.to/msnmongare/creating-a-task-manager-api-with-django-and-mysql-64k, https://github.com/IgorGakhov/Django-Task-Manager, https://habr.com/ru/companies/otus/articles/488748/, https://itsourcecode.com/free-projects/django/project-management-system-in-django-with-source-code/, https://realpython.com/django-todo-lists/, https://tr-page.yandex.ru/translate?lang=en-ru&amp;url=https%3A%2F%2Fwww.geeksforgeeks.org%2Fcreate-task-management-system-using-django%2F, https://www.csharp.com/article/build-a-simple-task-manager-with-visualization-in-django/, https://www.geeksforgeeks.org/python-todo-webapp-using-django/, https://www.youtube.com/watch?v=YMFm0_fSjU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rverless django</text:p>
          </table:table-cell>
          <table:table-cell office:value-type="string" calcext:value-type="string">
            <text:p>serverless django (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omarcos/deploy-a-django-application-to-aws-lambda-using-serverless-framework-1jpe, https://dev.to/vaddimart/deploy-django-app-on-aws-lambda-using-serverless-part-1-1i90, https://github.com/fun-with-serverless/serverless-django, https://medium.com/@techWithAditya/building-serverless-django-applications-with-aws-lambda-and-zappa-306ce93d975, https://www.reddit.com/r/django/comments/13o614j/why_is_it_so_unpopular_to_serve_drf_through_aws/, https://auth0.com/blog/deploying-django-restful-apis-as-serverless-applications-with-zappa/, https://fly.io/django-beats/serverless-functions-in-django-with-fly-machines/, https://medium.com/hoonio/deploy-serverless-django-to-aws-lambda-c695f825a6dc, https://vercel.com/templates/python/django-hello-world, https://www.serverless.com/blog/django-serverless-framework-a-match-made-in-hea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erverless</text:p>
          </table:table-cell>
          <table:table-cell office:value-type="string" calcext:value-type="string">
            <text:p>serverless django (3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omarcos/deploy-a-django-application-to-aws-lambda-using-serverless-framework-1jpe, https://dev.to/vaddimart/deploy-django-app-on-aws-lambda-using-serverless-part-1-1i90, https://github.com/fun-with-serverless/serverless-django, https://medium.com/@techWithAditya/building-serverless-django-applications-with-aws-lambda-and-zappa-306ce93d975, https://www.reddit.com/r/django/comments/13o614j/why_is_it_so_unpopular_to_serve_drf_through_aws/, https://auth0.com/blog/deploying-django-restful-apis-as-serverless-applications-with-zappa/, https://fly.io/django-beats/serverless-functions-in-django-with-fly-machines/, https://medium.com/hoonio/deploy-serverless-django-to-aws-lambda-c695f825a6dc, https://vercel.com/templates/python/django-hello-world, https://www.serverless.com/blog/django-serverless-framework-a-match-made-in-hea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ws lambda django</text:p>
          </table:table-cell>
          <table:table-cell office:value-type="string" calcext:value-type="string">
            <text:p>serverless django (3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oaomarcos/deploy-a-django-application-to-aws-lambda-using-serverless-framework-1jpe, https://dev.to/vaddimart/deploy-django-app-on-aws-lambda-using-serverless-part-1-1i90, https://github.com/fun-with-serverless/serverless-django, https://medium.com/@techWithAditya/building-serverless-django-applications-with-aws-lambda-and-zappa-306ce93d975, https://www.reddit.com/r/django/comments/13o614j/why_is_it_so_unpopular_to_serve_drf_through_aws/, https://auth0.com/blog/deploying-django-restful-apis-as-serverless-applications-with-zappa/, https://fly.io/django-beats/serverless-functions-in-django-with-fly-machines/, https://medium.com/hoonio/deploy-serverless-django-to-aws-lambda-c695f825a6dc, https://vercel.com/templates/python/django-hello-world, https://www.serverless.com/blog/django-serverless-framework-a-match-made-in-hea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stinger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hosting-python-django-project/26919, https://hostwizly.com/host-django-website-on-hostinger-vps, https://support.hostinger.com/en/articles/1583678-is-django-supported-at-hostinger, https://www.hostinger.com/tutorials/django-tutorial, https://www.hostinger.com/tutorials/how-to-create-a-django-project, https://www.hostinger.com/tutorials/how-to-deploy-django-app, https://www.hostinger.com/tutorials/how-to-install-django, https://www.hostinger.com/vps/django-hosting, https://www.reddit.com/r/django/comments/1gmine8/please_help_with_hosting_django_in_hostinger/, https://www.udemy.com/course/deploy-django-on-hostinger-ser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dgrid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klarsa/django-sendgrid-v5, https://osirusdjodji.medium.com/sending-emails-with-sendgrid-in-django-rest-framework-a-complete-tutorial-5e5e4fae85cb, https://pypi.org/project/django-sendgrid/, https://pypi.org/project/sendgrid-django/, https://saadali18.medium.com/integrate-email-service-in-your-django-application-using-sendgrid-email-api-cbc6bbc5262a, https://stackoverflow.com/questions/50316675/send-email-with-sendgrid-in-django, https://www.mindbowser.com/integrating-sendgrid-with-django-rest-framework/, https://www.reddit.com/r/django/comments/zifzm2/should_i_use_django_or_a_3rd_party_app_like/, https://www.twilio.com/docs/sendgrid/for-developers/sending-email/django, https://www.twilio.com/en-us/blog/email-activation-django-sendgr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single sign 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s.onelogin.com/quickstart/authentication/django-with-onelogin, https://developers.onelogin.com/saml/python, https://docs.djangoproject.com/en/5.2/topics/auth/default/, https://frontegg.com/guides/django-sso, https://fusionauth.io/blog/single-sign-on-django-fusionauth, https://medium.com/@RyanHiebert/versatile-sso-with-django-d60267b50c42, https://pypi.org/project/django-microsoft-sso/, https://pypi.org/project/django-sso/, https://www.miniorange.com/iam/integrations/django-single-sign-on-sso, https://www.reddit.com/r/django/comments/17qz1g4/how_the_heck_do_you_set_up_sso_with_a_reac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haystack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haystack.readthedocs.io/, https://django-haystack.readthedocs.io/en/master/backend_support.html, https://django-haystack.readthedocs.io/en/master/tutorial.html, https://github.com/django-haystack, https://github.com/django-haystack/django-haystack, https://haystacksearch.org/, https://medium.com/@meirgotroot/enhancing-django-haystack-with-llm-for-semantically-rich-searches-in-oscar-commerce-82407a44dbee, https://micropyramid.com/blog/implement-search-with-django-haystack-and-elasticsearch-part-1/, https://stackoverflow.com/questions/23205301/django-haystack-how-to-make-only-a-subset-of-items-be-searchable, https://www.reddit.com/r/django/comments/eq5l7f/aternative_to_djangohaystack_for_searchin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elastic beanstalk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ircleci.com/blog/deploy-django-apps-to-aws/, https://dev.to/aws-builders/deploying-a-django-site-on-aws-elastic-beanstalk-225b, https://docs.aws.amazon.com/elasticbeanstalk/latest/dg/create-deploy-python-django.html, https://medium.com/@elspanishgeek/how-to-deploy-django-channels-2-x-on-aws-elastic-beanstalk-8621771d4ff0, https://realpython.com/deploying-a-django-app-to-aws-elastic-beanstalk/, https://testdriven.io/blog/django-elastic-beanstalk/, https://www.honeybadger.io/blog/deploying-django-elasticbeanstalk/, https://www.reddit.com/r/django/comments/12x0ji5/deploying_django_app_to_aws_elastic_beanstalk/, https://www.w3schools.com/django/django_deploy_eb.php, https://www.youtube.com/watch?v=tnmjdRPjXJ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vs symfony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tonlytvynov.medium.com/symfony-vs-other-web-frameworks-a-comprehensive-comparison-73f8343b8417, https://joeymasip.medium.com/from-symfony-to-django-d59bb66fb729, https://news.ycombinator.com/item?id=17663305, https://news.ycombinator.com/item?id=19543682, https://ritza.co/articles/gen-articles/laravel-vs-django-vs-symfony-vs-wordpress-vs-react-vs-node/, https://stackshare.io/stackups/django-vs-nodejs-vs-symfony, https://stackshare.io/stackups/django-vs-symfony, https://www.infoq.com/news/Framework-Performance/, https://www.quora.com/Which-is-a-better-framework-choice-to-work-on-in-2020-Django-Python-Laravel-PHP-or-Symfony-PHP-Why, https://www.reddit.com/r/symfony/comments/1dijbzn/advice_needed_for_switching_to_symfon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localflavor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aconda.org/conda-forge/django-localflavor, https://django-localflavor.readthedocs.io/, https://django-localflavor.readthedocs.io/en/latest/localflavor/us/, https://djangopackages.org/packages/p/django-localflavor/, https://docs.djangoproject.com/en/1.8/topics/localflavor/, https://github.com/django/django-localflavor/blob/master/tasks.py, https://github.com/myusuf3/django-localflavor-us, https://pypi.org/project/django-localflavor/, https://stackoverflow.com/questions/15339690/how-to-fix-django-south-issue-with-regards-to-localflavor-in-django-1-5, https://stackoverflow.com/questions/tagged/django-localflav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dynamodb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dynamodb/community/, https://dynobase.dev/dynamodb-faq/can-django-use-dynamodb/, https://github.com/dotja/django-dynamodb-backend, https://github.com/josewails/django-dynamo-example, https://levelup.gitconnected.com/how-i-implemented-repository-pattern-for-dynamodb-in-django-project-e776b703e9a5, https://pypi.org/project/django-dynamodb-sessions/, https://stackoverflow.com/questions/55976471/how-can-i-use-awss-dynamo-db-with-django, https://wmerobertson.wordpress.com/2016/02/02/dynamodb-django-part-2-implementing-dynamodb-in-django/, https://wmerobertson.wordpress.com/2016/02/02/part-1-dynamo-django-and-aws/, https://www.reddit.com/r/django/comments/n1p1co/how_i_use_dynamodb_with_django_how_do_you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lify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wers.netlify.com/t/can-i-deploy-django-on-netlify/8783, https://answers.netlify.com/t/can-i-host-my-django-blog-on-netlify/54164, https://answers.netlify.com/t/django-deployment/64456, https://answers.netlify.com/t/how-to-deploy-react-django-app-do-i-need-to-deploy-it-separately/20306, https://buddy.works/actions/django/integrations/netlify, https://emenikeblog.hashnode.dev/deploying-a-django-project-on-netlify-a-comprehensive-guide, https://gasper-docs.netlify.app/examples/applications/python-django/, https://stackoverflow.com/questions/72159378/deploy-django-site-on-netlify, https://www.netlify.com/blog/tags/django/, https://www.reddit.com/r/djangolearning/comments/kuaixo/can_we_host_django_website_on_netlify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anel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odhiambo/how-to-deploy-your-django-web-app-and-connect-a-mysql-database-in-cpanel-43l3, https://dotroll.com/en/knowledge-base/books/cpanel/page/install-and-run-python-django-using-cpanel, https://forum.djangoproject.com/t/deploy-django-on-cpanel/17256, https://medium.com/@pyzimos/deploying-django-web-application-using-cpanel-6687b8057439, https://support.cpanel.net/hc/en-us/community/posts/19660326735511-Django-environment-on-cPanel, https://support.cpanel.net/hc/en-us/community/posts/21619322032535-We-are-installing-a-Django-project-from-Application-Manager, https://truehost.com/support/knowledge-base/how-to-deploy-django-web-application-on-shared-hosting-cpanel/, https://www.a2hosting.com/kb/developer-corner/python/installing-and-configuring-django-on-linux-shared-hosting/, https://www.gyford.com/phil/writing/2022/05/24/hosting-django-cpanel/, https://www.reddit.com/r/django/comments/mjyizv/has_anyone_successfully_set_up_django_with_apach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dog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giliq.com/blog/2021/07/django-apm-with-datadog/, https://docs.datadoghq.com/logs/log_collection/python/, https://foysalff.medium.com/mastering-user-behavior-tracking-supercharge-your-django-app-with-datadog-monitoring-3e7c2d7bc3b8, https://github.com/mypebble/django-datadog, https://haseeb987.medium.com/how-to-integrate-datadog-with-your-django-application-ddtrace-22e0641c85f5, https://pypi.org/project/django-datadog-logger/, https://www.datadoghq.com/blog/monitoring-django-performance/, https://www.datadoghq.com/blog/tag/django/, https://www.fullstackpython.com/datadog.html, https://www.reddit.com/r/django/comments/1jpoki4/integration_with_datadog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jango auth0</text:p>
          </table:table-cell>
          <table:table-cell office:value-type="string" calcext:value-type="string">
            <text:p>django auth0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django-authentication/, https://auth0.com/docs/quickstart/backend/django/01-authorization, https://auth0.com/docs/quickstart/backend/django/interactive, https://auth0.com/docs/quickstart/webapp/django/01-login, https://auth0.com/docs/quickstart/webapp/django/interactive, https://developer.auth0.com/resources/guides/web-app/django/basic-authentication, https://github.com/auth0-samples/auth0-django-web-app, https://swarnak.medium.com/authentication-using-auth0-with-nextjs-and-django-eb9a20ecf050, https://www.reddit.com/r/django/comments/1c6hxmg/auth0_and_django_admin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h0 django</text:p>
          </table:table-cell>
          <table:table-cell office:value-type="string" calcext:value-type="string">
            <text:p>django auth0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django-authentication/, https://auth0.com/docs/quickstart/backend/django/01-authorization, https://auth0.com/docs/quickstart/backend/django/interactive, https://auth0.com/docs/quickstart/webapp/django/01-login, https://auth0.com/docs/quickstart/webapp/django/interactive, https://developer.auth0.com/resources/guides/web-app/django/basic-authentication, https://github.com/auth0-samples/auth0-django-web-app, https://swarnak.medium.com/authentication-using-auth0-with-nextjs-and-django-eb9a20ecf050, https://www.reddit.com/r/django/comments/1c6hxmg/auth0_and_django_admin/</text:p>
          </table:table-cell>
          <table:table-cell table:number-columns-repeated="18"/>
        </table:table-row>
        <table:table-row table:style-name="ro1" table:number-rows-repeated="1047738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'django-adword'.A638:'django-adword'.A1048576 'django-adword'.A1:'django-adword'.A635">
            <calcext:condition calcext:apply-style-name="Bad" calcext:value="duplicate" calcext:base-cell-address="'django-adword'.A1"/>
          </calcext:conditional-format>
          <calcext:conditional-format calcext:target-range-address="'django-adword'.A636:'django-adword'.A637">
            <calcext:condition calcext:apply-style-name="Bad" calcext:value="duplicate" calcext:base-cell-address="'django-adword'.A636"/>
          </calcext:conditional-format>
        </calcext:conditional-formats>
      </table:table>
      <table:table table:name="Sheet2" table:style-name="ta1">
        <table:table-column table:style-name="co20" table:default-cell-style-name="ce15"/>
        <table:table-column table:style-name="co20" table:default-cell-style-name="ce16"/>
        <table:table-column table:style-name="co20" table:default-cell-style-name="ce17"/>
        <table:table-row table:style-name="ro1">
          <table:table-cell office:value-type="string" calcext:value-type="string">
            <text:p>ПС</text:p>
          </table:table-cell>
          <table:table-cell office:value-type="string" calcext:value-type="string">
            <text:p>Статья</text:p>
          </table:table-cell>
          <table:table-cell office:value-type="string" calcext:value-type="string">
            <text:p>Инструмент</text:p>
          </table:table-cell>
        </table:table-row>
      </table:table>
      <table:named-expressions/>
      <table:database-ranges>
        <table:database-range table:name="__Anonymous_Sheet_DB__0" table:target-range-address="'django-adword'.A1:'django-adword'.H104857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08:52:08.3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9T08:57:05.439000000</dc:date>
    <meta:editing-duration>PT4H18M56S</meta:editing-duration>
    <meta:editing-cycles>18</meta:editing-cycles>
    <meta:generator>LibreOffice/24.2.1.2$Windows_X86_64 LibreOffice_project/db4def46b0453cc22e2d0305797cf981b68ef5ac</meta:generator>
    <meta:document-statistic meta:table-count="2" meta:cell-count="6699" meta:object-count="0"/>
  </office:meta>
</office:document-meta>
</file>